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column table:style-name="co6" table:number-columns-repeated="3" table:default-cell-style-name="ce1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_el</text:p>
          </table:table-cell>
          <table:table-cell office:value-type="string" calcext:value-type="string">
            <text:p>N_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char</text:p>
          </table:table-cell>
          <table:table-cell office:value-type="string" calcext:value-type="string">
            <text:p>E2G</text:p>
          </table:table-cell>
          <table:table-cell office:value-type="string" calcext:value-type="string">
            <text:p>E2bar</text:p>
          </table:table-cell>
          <table:table-cell office:value-type="string" calcext:value-type="string">
            <text:p>E2J</text:p>
          </table:table-cell>
          <table:table-cell office:value-type="string" calcext:value-type="string">
            <text:p>UvJEx</text:p>
          </table:table-cell>
          <table:table-cell office:value-type="string" calcext:value-type="string">
            <text:p>UvJh</text:p>
          </table:table-cell>
          <table:table-cell office:value-type="string" calcext:value-type="string">
            <text:p>log(hchar)</text:p>
          </table:table-cell>
          <table:table-cell office:value-type="string" calcext:value-type="string">
            <text:p>log(E2G)</text:p>
          </table:table-cell>
          <table:table-cell office:value-type="string" calcext:value-type="string">
            <text:p>log(E2)</text:p>
          </table:table-cell>
          <table:table-cell office:value-type="string" calcext:value-type="string">
            <text:p>log(E2J)</text:p>
          </table:table-cell>
          <table:table-cell table:style-name="Default" office:value-type="string" calcext:value-type="string">
            <text:p>ooa_E2G</text:p>
          </table:table-cell>
          <table:table-cell table:style-name="Default" office:value-type="string" calcext:value-type="string">
            <text:p>ooa_E2bar</text:p>
          </table:table-cell>
          <table:table-cell table:style-name="Default" office:value-type="string" calcext:value-type="string">
            <text:p>ooa_E2J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4511848732415" calcext:value-type="float">
            <text:p>0.4511848732</text:p>
          </table:table-cell>
          <table:table-cell office:value-type="float" office:value="0.0786994477604" calcext:value-type="float">
            <text:p>0.0786994478</text:p>
          </table:table-cell>
          <table:table-cell office:value-type="float" office:value="1.3777471428925" calcext:value-type="float">
            <text:p>1.3777471429</text:p>
          </table:table-cell>
          <table:table-cell office:value-type="float" office:value="12.2551179787172" calcext:value-type="float">
            <text:p>12.2551179787</text:p>
          </table:table-cell>
          <table:table-cell office:value-type="float" office:value="10.8773708358247" calcext:value-type="float">
            <text:p>10.8773708358</text:p>
          </table:table-cell>
          <table:table-cell table:formula="of:=LOG([.E2];10)" office:value-type="float" office:value="-1.68124123737628" calcext:value-type="float">
            <text:p>-1.6812412374</text:p>
          </table:table-cell>
          <table:table-cell table:formula="of:=LOG([.F2];10)" office:value-type="float" office:value="-0.345645469259357" calcext:value-type="float">
            <text:p>-0.3456454693</text:p>
          </table:table-cell>
          <table:table-cell table:formula="of:=LOG([.G2];10)" office:value-type="float" office:value="-1.10402831510539" calcext:value-type="float">
            <text:p>-1.1040283151</text:p>
          </table:table-cell>
          <table:table-cell table:formula="of:=LOG([.H2];10)" office:value-type="float" office:value="0.139169519078885" calcext:value-type="float">
            <text:p>0.1391695191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SIMPLE+Upwind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045988308705" calcext:value-type="float">
            <text:p>0.2045988309</text:p>
          </table:table-cell>
          <table:table-cell office:value-type="float" office:value="0.0353483005042" calcext:value-type="float">
            <text:p>0.0353483005</text:p>
          </table:table-cell>
          <table:table-cell office:value-type="float" office:value="0.6154699690507" calcext:value-type="float">
            <text:p>0.6154699691</text:p>
          </table:table-cell>
          <table:table-cell office:value-type="float" office:value="12.2603200761095" calcext:value-type="float">
            <text:p>12.2603200761</text:p>
          </table:table-cell>
          <table:table-cell office:value-type="float" office:value="11.6448501070589" calcext:value-type="float">
            <text:p>11.6448501071</text:p>
          </table:table-cell>
          <table:table-cell table:formula="of:=LOG([.E3];10)" office:value-type="float" office:value="-1.80617997398389" calcext:value-type="float">
            <text:p>-1.806179974</text:p>
          </table:table-cell>
          <table:table-cell table:formula="of:=LOG([.F3];10)" office:value-type="float" office:value="-0.68909685228535" calcext:value-type="float">
            <text:p>-0.6890968523</text:p>
          </table:table-cell>
          <table:table-cell table:formula="of:=LOG([.G3];10)" office:value-type="float" office:value="-1.45163146162354" calcext:value-type="float">
            <text:p>-1.4516314616</text:p>
          </table:table-cell>
          <table:table-cell table:formula="of:=LOG([.H3];10)" office:value-type="float" office:value="-0.210793132974341" calcext:value-type="float">
            <text:p>-0.210793133</text:p>
          </table:table-cell>
          <table:table-cell table:formula="of:=([.L3]-[.L2])/([.K3]-[.K2])" office:value-type="float" office:value="2.74895834831971" calcext:value-type="float">
            <text:p>2.75</text:p>
          </table:table-cell>
          <table:table-cell table:formula="of:=([.M3]-[.M2])/([.K3]-[.K2])" office:value-type="float" office:value="2.78218874271047" calcext:value-type="float">
            <text:p>2.78</text:p>
          </table:table-cell>
          <table:table-cell table:formula="of:=([.N3]-[.N2])/([.K3]-[.K2])" office:value-type="float" office:value="2.80107404281151" calcext:value-type="float">
            <text:p>2.80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660882675511" calcext:value-type="float">
            <text:p>0.0660882676</text:p>
          </table:table-cell>
          <table:table-cell office:value-type="float" office:value="0.0109068992212" calcext:value-type="float">
            <text:p>0.0109068992</text:p>
          </table:table-cell>
          <table:table-cell office:value-type="float" office:value="0.1893439859442" calcext:value-type="float">
            <text:p>0.1893439859</text:p>
          </table:table-cell>
          <table:table-cell office:value-type="float" office:value="12.262279917795" calcext:value-type="float">
            <text:p>12.2622799178</text:p>
          </table:table-cell>
          <table:table-cell office:value-type="float" office:value="12.0729359318508" calcext:value-type="float">
            <text:p>12.0729359319</text:p>
          </table:table-cell>
          <table:table-cell table:formula="of:=LOG([.E4];10)" office:value-type="float" office:value="-1.98227123303818" calcext:value-type="float">
            <text:p>-1.982271233</text:p>
          </table:table-cell>
          <table:table-cell table:formula="of:=LOG([.F4];10)" office:value-type="float" office:value="-1.17987563264854" calcext:value-type="float">
            <text:p>-1.1798756326</text:p>
          </table:table-cell>
          <table:table-cell table:formula="of:=LOG([.G4];10)" office:value-type="float" office:value="-1.96229869968916" calcext:value-type="float">
            <text:p>-1.9622986997</text:p>
          </table:table-cell>
          <table:table-cell table:formula="of:=LOG([.H4];10)" office:value-type="float" office:value="-0.722748484642586" calcext:value-type="float">
            <text:p>-0.7227484846</text:p>
          </table:table-cell>
          <table:table-cell table:formula="of:=([.L4]-[.L3])/([.K4]-[.K3])" office:value-type="float" office:value="2.78707065301793" calcext:value-type="float">
            <text:p>2.79</text:p>
          </table:table-cell>
          <table:table-cell table:formula="of:=([.M4]-[.M3])/([.K4]-[.K3])" office:value-type="float" office:value="2.90001469015663" calcext:value-type="float">
            <text:p>2.90</text:p>
          </table:table-cell>
          <table:table-cell table:formula="of:=([.N4]-[.N3])/([.K4]-[.K3])" office:value-type="float" office:value="2.90732972447202" calcext:value-type="float">
            <text:p>2.91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00935629788" calcext:value-type="float">
            <text:p>0.030093563</text:p>
          </table:table-cell>
          <table:table-cell office:value-type="float" office:value="0.0046612814033" calcext:value-type="float">
            <text:p>0.0046612814</text:p>
          </table:table-cell>
          <table:table-cell office:value-type="float" office:value="0.0808462593321" calcext:value-type="float">
            <text:p>0.0808462593</text:p>
          </table:table-cell>
          <table:table-cell office:value-type="float" office:value="12.262612482368" calcext:value-type="float">
            <text:p>12.2626124824</text:p>
          </table:table-cell>
          <table:table-cell office:value-type="float" office:value="12.1817662230358" calcext:value-type="float">
            <text:p>12.181766223</text:p>
          </table:table-cell>
          <table:table-cell table:formula="of:=LOG([.E5];10)" office:value-type="float" office:value="-2.10720996964787" calcext:value-type="float">
            <text:p>-2.1072099696</text:p>
          </table:table-cell>
          <table:table-cell table:formula="of:=LOG([.F5];10)" office:value-type="float" office:value="-1.52152639017863" calcext:value-type="float">
            <text:p>-1.5215263902</text:p>
          </table:table-cell>
          <table:table-cell table:formula="of:=LOG([.G5];10)" office:value-type="float" office:value="-2.33149467775583" calcext:value-type="float">
            <text:p>-2.3314946778</text:p>
          </table:table-cell>
          <table:table-cell table:formula="of:=LOG([.H5];10)" office:value-type="float" office:value="-1.09234006962289" calcext:value-type="float">
            <text:p>-1.0923400696</text:p>
          </table:table-cell>
          <table:table-cell table:formula="of:=([.L5]-[.L4])/([.K5]-[.K4])" office:value-type="float" office:value="2.73454628084972" calcext:value-type="float">
            <text:p>2.73</text:p>
          </table:table-cell>
          <table:table-cell table:formula="of:=([.M5]-[.M4])/([.K5]-[.K4])" office:value-type="float" office:value="2.95501609897051" calcext:value-type="float">
            <text:p>2.96</text:p>
          </table:table-cell>
          <table:table-cell table:formula="of:=([.N5]-[.N4])/([.K5]-[.K4])" office:value-type="float" office:value="2.95818250615829" calcext:value-type="float">
            <text:p>2.96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104421772314" calcext:value-type="float">
            <text:p>0.0104421772</text:p>
          </table:table-cell>
          <table:table-cell office:value-type="float" office:value="0.0013932198292" calcext:value-type="float">
            <text:p>0.0013932198</text:p>
          </table:table-cell>
          <table:table-cell office:value-type="float" office:value="0.0241480866325" calcext:value-type="float">
            <text:p>0.0241480866</text:p>
          </table:table-cell>
          <table:table-cell office:value-type="float" office:value="12.2627364348223" calcext:value-type="float">
            <text:p>12.2627364348</text:p>
          </table:table-cell>
          <table:table-cell office:value-type="float" office:value="12.2385883481898" calcext:value-type="float">
            <text:p>12.2385883482</text:p>
          </table:table-cell>
          <table:table-cell table:formula="of:=LOG([.E6];10)" office:value-type="float" office:value="-2.28330122870633" calcext:value-type="float">
            <text:p>-2.2833012287</text:p>
          </table:table-cell>
          <table:table-cell table:formula="of:=LOG([.F6];10)" office:value-type="float" office:value="-1.98120893993532" calcext:value-type="float">
            <text:p>-1.9812089399</text:p>
          </table:table-cell>
          <table:table-cell table:formula="of:=LOG([.G6];10)" office:value-type="float" office:value="-2.85598035301164" calcext:value-type="float">
            <text:p>-2.855980353</text:p>
          </table:table-cell>
          <table:table-cell table:formula="of:=LOG([.H6];10)" office:value-type="float" office:value="-1.61711727476203" calcext:value-type="float">
            <text:p>-1.6171172748</text:p>
          </table:table-cell>
          <table:table-cell table:formula="of:=([.L6]-[.L5])/([.K6]-[.K5])" office:value-type="float" office:value="2.61047909029983" calcext:value-type="float">
            <text:p>2.61</text:p>
          </table:table-cell>
          <table:table-cell table:formula="of:=([.M6]-[.M5])/([.K6]-[.K5])" office:value-type="float" office:value="2.9784878480634" calcext:value-type="float">
            <text:p>2.98</text:p>
          </table:table-cell>
          <table:table-cell table:formula="of:=([.N6]-[.N5])/([.K6]-[.K5])" office:value-type="float" office:value="2.98014340941772" calcext:value-type="float">
            <text:p>2.98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51580822937" calcext:value-type="float">
            <text:p>0.0051580823</text:p>
          </table:table-cell>
          <table:table-cell office:value-type="float" office:value="0.0005895075908" calcext:value-type="float">
            <text:p>0.0005895076</text:p>
          </table:table-cell>
          <table:table-cell office:value-type="float" office:value="0.0102149575386" calcext:value-type="float">
            <text:p>0.0102149575</text:p>
          </table:table-cell>
          <table:table-cell office:value-type="float" office:value="12.2627573355436" calcext:value-type="float">
            <text:p>12.2627573355</text:p>
          </table:table-cell>
          <table:table-cell office:value-type="float" office:value="12.252542378005" calcext:value-type="float">
            <text:p>12.252542378</text:p>
          </table:table-cell>
          <table:table-cell table:formula="of:=LOG([.E7];10)" office:value-type="float" office:value="-2.40823996531185" calcext:value-type="float">
            <text:p>-2.4082399653</text:p>
          </table:table-cell>
          <table:table-cell table:formula="of:=LOG([.F7];10)" office:value-type="float" office:value="-2.28751173326929" calcext:value-type="float">
            <text:p>-2.2875117333</text:p>
          </table:table-cell>
          <table:table-cell table:formula="of:=LOG([.G7];10)" office:value-type="float" office:value="-3.22951059833593" calcext:value-type="float">
            <text:p>-3.2295105983</text:p>
          </table:table-cell>
          <table:table-cell table:formula="of:=LOG([.H7];10)" office:value-type="float" office:value="-1.99076343429732" calcext:value-type="float">
            <text:p>-1.9907634343</text:p>
          </table:table-cell>
          <table:table-cell table:formula="of:=([.L7]-[.L6])/([.K7]-[.K6])" office:value-type="float" office:value="2.4516239050911" calcext:value-type="float">
            <text:p>2.45</text:p>
          </table:table-cell>
          <table:table-cell table:formula="of:=([.M7]-[.M6])/([.K7]-[.K6])" office:value-type="float" office:value="2.98970723950633" calcext:value-type="float">
            <text:p>2.99</text:p>
          </table:table-cell>
          <table:table-cell table:formula="of:=([.N7]-[.N6])/([.K7]-[.K6])" office:value-type="float" office:value="2.99063500790022" calcext:value-type="float">
            <text:p>2.99</text:p>
          </table:table-cell>
          <table:covered-table-cell table:number-columns-repeated="5"/>
        </table:table-row>
        <table:table-row table:style-name="ro1">
          <table:table-cell table:number-columns-repeated="14"/>
          <table:table-cell table:style-name="Default" table:number-columns-repeated="3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316694224882" calcext:value-type="float">
            <text:p>0.0316694225</text:p>
          </table:table-cell>
          <table:table-cell office:value-type="float" office:value="0.0037014398865" calcext:value-type="float">
            <text:p>0.0037014399</text:p>
          </table:table-cell>
          <table:table-cell office:value-type="float" office:value="0.0667058069103" calcext:value-type="float">
            <text:p>0.0667058069</text:p>
          </table:table-cell>
          <table:table-cell office:value-type="float" office:value="12.2623015494371" calcext:value-type="float">
            <text:p>12.2623015494</text:p>
          </table:table-cell>
          <table:table-cell office:value-type="float" office:value="12.1955957425269" calcext:value-type="float">
            <text:p>12.1955957425</text:p>
          </table:table-cell>
          <table:table-cell table:formula="of:=LOG([.E9];10)" office:value-type="float" office:value="-1.68124123737628" calcext:value-type="float">
            <text:p>-1.6812412374</text:p>
          </table:table-cell>
          <table:table-cell table:formula="of:=LOG([.F9];10)" office:value-type="float" office:value="-1.49935985618839" calcext:value-type="float">
            <text:p>-1.4993598562</text:p>
          </table:table-cell>
          <table:table-cell table:formula="of:=LOG([.G9];10)" office:value-type="float" office:value="-2.43162929941519" calcext:value-type="float">
            <text:p>-2.4316292994</text:p>
          </table:table-cell>
          <table:table-cell table:formula="of:=LOG([.H9];10)" office:value-type="float" office:value="-1.17583635799758" calcext:value-type="float">
            <text:p>-1.175836358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118573416917" calcext:value-type="float">
            <text:p>0.0118573417</text:p>
          </table:table-cell>
          <table:table-cell office:value-type="float" office:value="0.0010038960455" calcext:value-type="float">
            <text:p>0.001003896</text:p>
          </table:table-cell>
          <table:table-cell office:value-type="float" office:value="0.0177865421314" calcext:value-type="float">
            <text:p>0.0177865421</text:p>
          </table:table-cell>
          <table:table-cell office:value-type="float" office:value="12.262675144732" calcext:value-type="float">
            <text:p>12.2626751447</text:p>
          </table:table-cell>
          <table:table-cell office:value-type="float" office:value="12.2448886026006" calcext:value-type="float">
            <text:p>12.2448886026</text:p>
          </table:table-cell>
          <table:table-cell table:formula="of:=LOG([.E10];10)" office:value-type="float" office:value="-1.79934054945402" calcext:value-type="float">
            <text:p>-1.7993405495</text:p>
          </table:table-cell>
          <table:table-cell table:formula="of:=LOG([.F10];10)" office:value-type="float" office:value="-1.92601266493711" calcext:value-type="float">
            <text:p>-1.9260126649</text:p>
          </table:table-cell>
          <table:table-cell table:formula="of:=LOG([.G10];10)" office:value-type="float" office:value="-2.99831125651684" calcext:value-type="float">
            <text:p>-2.9983112565</text:p>
          </table:table-cell>
          <table:table-cell table:formula="of:=LOG([.H10];10)" office:value-type="float" office:value="-1.74990847458151" calcext:value-type="float">
            <text:p>-1.7499084746</text:p>
          </table:table-cell>
          <table:table-cell table:formula="of:=([.L10]-[.L9])/([.K10]-[.K9])" office:value-type="float" office:value="3.6126612529961" calcext:value-type="float">
            <text:p>3.61</text:p>
          </table:table-cell>
          <table:table-cell table:formula="of:=([.M10]-[.M9])/([.K10]-[.K9])" office:value-type="float" office:value="4.79835104144086" calcext:value-type="float">
            <text:p>4.80</text:p>
          </table:table-cell>
          <table:table-cell table:formula="of:=([.N10]-[.N9])/([.K10]-[.K9])" office:value-type="float" office:value="4.86092684609436" calcext:value-type="float">
            <text:p>4.86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30350053222" calcext:value-type="float">
            <text:p>0.0030350053</text:p>
          </table:table-cell>
          <table:table-cell office:value-type="float" office:value="0.0001274704305" calcext:value-type="float">
            <text:p>0.0001274704</text:p>
          </table:table-cell>
          <table:table-cell office:value-type="float" office:value="0.0022285074617" calcext:value-type="float">
            <text:p>0.0022285075</text:p>
          </table:table-cell>
          <table:table-cell office:value-type="float" office:value="12.2627596238924" calcext:value-type="float">
            <text:p>12.2627596239</text:p>
          </table:table-cell>
          <table:table-cell office:value-type="float" office:value="12.2605311164307" calcext:value-type="float">
            <text:p>12.2605311164</text:p>
          </table:table-cell>
          <table:table-cell table:formula="of:=LOG([.E11];10)" office:value-type="float" office:value="-1.98227123303818" calcext:value-type="float">
            <text:p>-1.982271233</text:p>
          </table:table-cell>
          <table:table-cell table:formula="of:=LOG([.F11];10)" office:value-type="float" office:value="-2.51784054300715" calcext:value-type="float">
            <text:p>-2.517840543</text:p>
          </table:table-cell>
          <table:table-cell table:formula="of:=LOG([.G11];10)" office:value-type="float" office:value="-3.89459054746564" calcext:value-type="float">
            <text:p>-3.8945905475</text:p>
          </table:table-cell>
          <table:table-cell table:formula="of:=LOG([.H11];10)" office:value-type="float" office:value="-2.6519859074294" calcext:value-type="float">
            <text:p>-2.6519859074</text:p>
          </table:table-cell>
          <table:table-cell table:formula="of:=([.L11]-[.L10])/([.K11]-[.K10])" office:value-type="float" office:value="3.23525756573118" calcext:value-type="float">
            <text:p>3.24</text:p>
          </table:table-cell>
          <table:table-cell table:formula="of:=([.M11]-[.M10])/([.K11]-[.K10])" office:value-type="float" office:value="4.8995568889155" calcext:value-type="float">
            <text:p>4.90</text:p>
          </table:table-cell>
          <table:table-cell table:formula="of:=([.N11]-[.N10])/([.K11]-[.K10])" office:value-type="float" office:value="4.93125273012423" calcext:value-type="float">
            <text:p>4.93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12273508181" calcext:value-type="float">
            <text:p>0.0012273508</text:p>
          </table:table-cell>
          <table:table-cell office:value-type="float" office:value="0.000029507594" calcext:value-type="float">
            <text:p>2.9507594E-005</text:p>
          </table:table-cell>
          <table:table-cell office:value-type="float" office:value="0.0005135934874" calcext:value-type="float">
            <text:p>0.0005135935</text:p>
          </table:table-cell>
          <table:table-cell office:value-type="float" office:value="12.262765759521" calcext:value-type="float">
            <text:p>12.2627657595</text:p>
          </table:table-cell>
          <table:table-cell office:value-type="float" office:value="12.2622521660336" calcext:value-type="float">
            <text:p>12.262252166</text:p>
          </table:table-cell>
          <table:table-cell table:formula="of:=LOG([.E12];10)" office:value-type="float" office:value="-2.11058971029903" calcext:value-type="float">
            <text:p>-2.1105897103</text:p>
          </table:table-cell>
          <table:table-cell table:formula="of:=LOG([.F12];10)" office:value-type="float" office:value="-2.91103128357427" calcext:value-type="float">
            <text:p>-2.9110312836</text:p>
          </table:table-cell>
          <table:table-cell table:formula="of:=LOG([.G12];10)" office:value-type="float" office:value="-4.53006620070412" calcext:value-type="float">
            <text:p>-4.5300662007</text:p>
          </table:table-cell>
          <table:table-cell table:formula="of:=LOG([.H12];10)" office:value-type="float" office:value="-3.28938049195668" calcext:value-type="float">
            <text:p>-3.289380492</text:p>
          </table:table-cell>
          <table:table-cell table:formula="of:=([.L12]-[.L11])/([.K12]-[.K11])" office:value-type="float" office:value="3.06417866670764" calcext:value-type="float">
            <text:p>3.06</text:p>
          </table:table-cell>
          <table:table-cell table:formula="of:=([.M12]-[.M11])/([.K12]-[.K11])" office:value-type="float" office:value="4.95233162677461" calcext:value-type="float">
            <text:p>4.95</text:p>
          </table:table-cell>
          <table:table-cell table:formula="of:=([.N12]-[.N11])/([.K12]-[.K11])" office:value-type="float" office:value="4.96728606926609" calcext:value-type="float">
            <text:p>4.97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3695637431" calcext:value-type="float">
            <text:p>0.0003695637</text:p>
          </table:table-cell>
          <table:table-cell office:value-type="float" office:value="0.0000040784895" calcext:value-type="float">
            <text:p>4.0784895E-006</text:p>
          </table:table-cell>
          <table:table-cell office:value-type="float" office:value="0.0000707804981" calcext:value-type="float">
            <text:p>7.07804981E-005</text:p>
          </table:table-cell>
          <table:table-cell office:value-type="float" office:value="12.2627669029915" calcext:value-type="float">
            <text:p>12.262766903</text:p>
          </table:table-cell>
          <table:table-cell office:value-type="float" office:value="12.2626961224933" calcext:value-type="float">
            <text:p>12.2626961225</text:p>
          </table:table-cell>
          <table:table-cell table:formula="of:=LOG([.E13];10)" office:value-type="float" office:value="-2.28330122870633" calcext:value-type="float">
            <text:p>-2.2833012287</text:p>
          </table:table-cell>
          <table:table-cell table:formula="of:=LOG([.F13];10)" office:value-type="float" office:value="-3.43231064281985" calcext:value-type="float">
            <text:p>-3.4323106428</text:p>
          </table:table-cell>
          <table:table-cell table:formula="of:=LOG([.G13];10)" office:value-type="float" office:value="-5.38950065143894" calcext:value-type="float">
            <text:p>-5.3895006514</text:p>
          </table:table-cell>
          <table:table-cell table:formula="of:=LOG([.H13];10)" office:value-type="float" office:value="-4.15008638544928" calcext:value-type="float">
            <text:p>-4.1500863854</text:p>
          </table:table-cell>
          <table:table-cell table:formula="of:=([.L13]-[.L12])/([.K13]-[.K12])" office:value-type="float" office:value="3.01820842091303" calcext:value-type="float">
            <text:p>3.02</text:p>
          </table:table-cell>
          <table:table-cell table:formula="of:=([.M13]-[.M12])/([.K13]-[.K12])" office:value-type="float" office:value="4.97612700450037" calcext:value-type="float">
            <text:p>4.98</text:p>
          </table:table-cell>
          <table:table-cell table:formula="of:=([.N13]-[.N12])/([.K13]-[.K12])" office:value-type="float" office:value="4.98348866033844" calcext:value-type="float">
            <text:p>4.98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1575343677" calcext:value-type="float">
            <text:p>0.0001575344</text:p>
          </table:table-cell>
          <table:table-cell office:value-type="float" office:value="0.0000009899809" calcext:value-type="float">
            <text:p>0.00000099</text:p>
          </table:table-cell>
          <table:table-cell office:value-type="float" office:value="0.0000171694738" calcext:value-type="float">
            <text:p>1.71694738E-005</text:p>
          </table:table-cell>
          <table:table-cell office:value-type="float" office:value="12.2627669978953" calcext:value-type="float">
            <text:p>12.2627669979</text:p>
          </table:table-cell>
          <table:table-cell office:value-type="float" office:value="12.2627498284215" calcext:value-type="float">
            <text:p>12.2627498284</text:p>
          </table:table-cell>
          <table:table-cell table:formula="of:=LOG([.E14];10)" office:value-type="float" office:value="-2.40654018042853" calcext:value-type="float">
            <text:p>-2.4065401804</text:p>
          </table:table-cell>
          <table:table-cell table:formula="of:=LOG([.F14];10)" office:value-type="float" office:value="-3.80262468584739" calcext:value-type="float">
            <text:p>-3.8026246858</text:p>
          </table:table-cell>
          <table:table-cell table:formula="of:=LOG([.G14];10)" office:value-type="float" office:value="-6.00437318429601" calcext:value-type="float">
            <text:p>-6.0043731843</text:p>
          </table:table-cell>
          <table:table-cell table:formula="of:=LOG([.H14];10)" office:value-type="float" office:value="-4.76524301463863" calcext:value-type="float">
            <text:p>-4.7652430146</text:p>
          </table:table-cell>
          <table:table-cell table:formula="of:=([.L14]-[.L13])/([.K14]-[.K13])" office:value-type="float" office:value="3.00484577199496" calcext:value-type="float">
            <text:p>3.00</text:p>
          </table:table-cell>
          <table:table-cell table:formula="of:=([.M14]-[.M13])/([.K14]-[.K13])" office:value-type="float" office:value="4.98927104023978" calcext:value-type="float">
            <text:p>4.99</text:p>
          </table:table-cell>
          <table:table-cell table:formula="of:=([.N14]-[.N13])/([.K14]-[.K13])" office:value-type="float" office:value="4.99157628812052" calcext:value-type="float">
            <text:p>4.99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53289452218" calcext:value-type="float">
            <text:p>0.0053289452</text:p>
          </table:table-cell>
          <table:table-cell office:value-type="float" office:value="0.0001850176698" calcext:value-type="float">
            <text:p>0.0001850177</text:p>
          </table:table-cell>
          <table:table-cell office:value-type="float" office:value="0.0034958965561" calcext:value-type="float">
            <text:p>0.0034958966</text:p>
          </table:table-cell>
          <table:table-cell office:value-type="float" office:value="12.2627429845152" calcext:value-type="float">
            <text:p>12.2627429845</text:p>
          </table:table-cell>
          <table:table-cell office:value-type="float" office:value="12.2592470879591" calcext:value-type="float">
            <text:p>12.259247088</text:p>
          </table:table-cell>
          <table:table-cell table:formula="of:=LOG([.E16];10)" office:value-type="float" office:value="-1.68124123737628" calcext:value-type="float">
            <text:p>-1.6812412374</text:p>
          </table:table-cell>
          <table:table-cell table:formula="of:=LOG([.F16];10)" office:value-type="float" office:value="-2.27335874400984" calcext:value-type="float">
            <text:p>-2.273358744</text:p>
          </table:table-cell>
          <table:table-cell table:formula="of:=LOG([.G16];10)" office:value-type="float" office:value="-3.73278679305545" calcext:value-type="float">
            <text:p>-3.7327867931</text:p>
          </table:table-cell>
          <table:table-cell table:formula="of:=LOG([.H16];10)" office:value-type="float" office:value="-2.4564414266611" calcext:value-type="float">
            <text:p>-2.4564414267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16677761423" calcext:value-type="float">
            <text:p>0.0016677761</text:p>
          </table:table-cell>
          <table:table-cell office:value-type="float" office:value="0.0000280580171" calcext:value-type="float">
            <text:p>0.000028058</text:p>
          </table:table-cell>
          <table:table-cell office:value-type="float" office:value="0.0004865863415" calcext:value-type="float">
            <text:p>0.0004865863</text:p>
          </table:table-cell>
          <table:table-cell office:value-type="float" office:value="12.2627645129711" calcext:value-type="float">
            <text:p>12.262764513</text:p>
          </table:table-cell>
          <table:table-cell office:value-type="float" office:value="12.2622779266296" calcext:value-type="float">
            <text:p>12.2622779266</text:p>
          </table:table-cell>
          <table:table-cell table:formula="of:=LOG([.E17];10)" office:value-type="float" office:value="-1.80617997398389" calcext:value-type="float">
            <text:p>-1.806179974</text:p>
          </table:table-cell>
          <table:table-cell table:formula="of:=LOG([.F17];10)" office:value-type="float" office:value="-2.77786224307973" calcext:value-type="float">
            <text:p>-2.7778622431</text:p>
          </table:table-cell>
          <table:table-cell table:formula="of:=LOG([.G17];10)" office:value-type="float" office:value="-4.55194302443229" calcext:value-type="float">
            <text:p>-4.5519430244</text:p>
          </table:table-cell>
          <table:table-cell table:formula="of:=LOG([.H17];10)" office:value-type="float" office:value="-3.31284008589931" calcext:value-type="float">
            <text:p>-3.3128400859</text:p>
          </table:table-cell>
          <table:table-cell table:formula="of:=([.L17]-[.L14])/([.K17]-[.K14])" office:value-type="float" office:value="1.70691266970599" calcext:value-type="float">
            <text:p>1.71</text:p>
          </table:table-cell>
          <table:table-cell table:formula="of:=([.M17]-[.M14])/([.K17]-[.K14])" office:value-type="float" office:value="2.41926454197401" calcext:value-type="float">
            <text:p>2.42</text:p>
          </table:table-cell>
          <table:table-cell table:formula="of:=([.N17]-[.N14])/([.K17]-[.K14])" office:value-type="float" office:value="2.41921918399708" calcext:value-type="float">
            <text:p>2.42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3310763163" calcext:value-type="float">
            <text:p>0.0003310763</text:p>
          </table:table-cell>
          <table:table-cell office:value-type="float" office:value="0.0000017512862" calcext:value-type="float">
            <text:p>1.7512862E-006</text:p>
          </table:table-cell>
          <table:table-cell office:value-type="float" office:value="0.0000302778365" calcext:value-type="float">
            <text:p>3.02778365E-005</text:p>
          </table:table-cell>
          <table:table-cell office:value-type="float" office:value="12.2627669186976" calcext:value-type="float">
            <text:p>12.2627669187</text:p>
          </table:table-cell>
          <table:table-cell office:value-type="float" office:value="12.262736640861" calcext:value-type="float">
            <text:p>12.2627366409</text:p>
          </table:table-cell>
          <table:table-cell table:formula="of:=LOG([.E18];10)" office:value-type="float" office:value="-1.98227123303818" calcext:value-type="float">
            <text:p>-1.982271233</text:p>
          </table:table-cell>
          <table:table-cell table:formula="of:=LOG([.F18];10)" office:value-type="float" office:value="-3.48007188559679" calcext:value-type="float">
            <text:p>-3.4800718856</text:p>
          </table:table-cell>
          <table:table-cell table:formula="of:=LOG([.G18];10)" office:value-type="float" office:value="-5.75664287451973" calcext:value-type="float">
            <text:p>-5.7566428745</text:p>
          </table:table-cell>
          <table:table-cell table:formula="of:=LOG([.H18];10)" office:value-type="float" office:value="-4.51887516053525" calcext:value-type="float">
            <text:p>-4.5188751605</text:p>
          </table:table-cell>
          <table:table-cell table:formula="of:=([.L18]-[.L17])/([.K18]-[.K17])" office:value-type="float" office:value="3.98775979164625" calcext:value-type="float">
            <text:p>3.99</text:p>
          </table:table-cell>
          <table:table-cell table:formula="of:=([.M18]-[.M17])/([.K18]-[.K17])" office:value-type="float" office:value="6.84133815930072" calcext:value-type="float">
            <text:p>6.84</text:p>
          </table:table-cell>
          <table:table-cell table:formula="of:=([.N18]-[.N17])/([.K18]-[.K17])" office:value-type="float" office:value="6.84892073072235" calcext:value-type="float">
            <text:p>6.85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1047771356" calcext:value-type="float">
            <text:p>0.0001047771</text:p>
          </table:table-cell>
          <table:table-cell office:value-type="float" office:value="0.0000003569856" calcext:value-type="float">
            <text:p>0.000000357</text:p>
          </table:table-cell>
          <table:table-cell office:value-type="float" office:value="0.0000041787806" calcext:value-type="float">
            <text:p>4.1787806E-006</text:p>
          </table:table-cell>
          <table:table-cell office:value-type="float" office:value="12.2627670089243" calcext:value-type="float">
            <text:p>12.2627670089</text:p>
          </table:table-cell>
          <table:table-cell office:value-type="float" office:value="12.2627628301437" calcext:value-type="float">
            <text:p>12.2627628301</text:p>
          </table:table-cell>
          <table:table-cell table:formula="of:=LOG([.E19];10)" office:value-type="float" office:value="-2.10720996964787" calcext:value-type="float">
            <text:p>-2.1072099696</text:p>
          </table:table-cell>
          <table:table-cell table:formula="of:=LOG([.F19];10)" office:value-type="float" office:value="-3.97973347847939" calcext:value-type="float">
            <text:p>-3.9797334785</text:p>
          </table:table-cell>
          <table:table-cell table:formula="of:=LOG([.G19];10)" office:value-type="float" office:value="-6.44734930200173" calcext:value-type="float">
            <text:p>-6.447349302</text:p>
          </table:table-cell>
          <table:table-cell table:formula="of:=LOG([.H19];10)" office:value-type="float" office:value="-5.37895043017503" calcext:value-type="float">
            <text:p>-5.3789504302</text:p>
          </table:table-cell>
          <table:table-cell table:formula="of:=([.L19]-[.L18])/([.K19]-[.K18])" office:value-type="float" office:value="3.99925280534526" calcext:value-type="float">
            <text:p>4.00</text:p>
          </table:table-cell>
          <table:table-cell table:formula="of:=([.M19]-[.M18])/([.K19]-[.K18])" office:value-type="float" office:value="5.52836090891316" calcext:value-type="float">
            <text:p>5.53</text:p>
          </table:table-cell>
          <table:table-cell table:formula="of:=([.N19]-[.N18])/([.K19]-[.K18])" office:value-type="float" office:value="6.88397604280785" calcext:value-type="float">
            <text:p>6.88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207119402" calcext:value-type="float">
            <text:p>2.07119402E-005</text:p>
          </table:table-cell>
          <table:table-cell office:value-type="float" office:value="0.0000000659768" calcext:value-type="float">
            <text:p>0.000000066</text:p>
          </table:table-cell>
          <table:table-cell office:value-type="float" office:value="0.0000002619874" calcext:value-type="float">
            <text:p>0.000000262</text:p>
          </table:table-cell>
          <table:table-cell office:value-type="float" office:value="12.2627670186632" calcext:value-type="float">
            <text:p>12.2627670187</text:p>
          </table:table-cell>
          <table:table-cell office:value-type="float" office:value="12.2627667566758" calcext:value-type="float">
            <text:p>12.2627667567</text:p>
          </table:table-cell>
          <table:table-cell table:formula="of:=LOG([.E20];10)" office:value-type="float" office:value="-2.28330122870633" calcext:value-type="float">
            <text:p>-2.2833012287</text:p>
          </table:table-cell>
          <table:table-cell table:formula="of:=LOG([.F20];10)" office:value-type="float" office:value="-4.6837792164766" calcext:value-type="float">
            <text:p>-4.6837792165</text:p>
          </table:table-cell>
          <table:table-cell table:formula="of:=LOG([.G20];10)" office:value-type="float" office:value="-7.18060875238637" calcext:value-type="float">
            <text:p>-7.1806087524</text:p>
          </table:table-cell>
          <table:table-cell table:formula="of:=LOG([.H20];10)" office:value-type="float" office:value="-6.58171959510032" calcext:value-type="float">
            <text:p>-6.5817195951</text:p>
          </table:table-cell>
          <table:table-cell table:formula="of:=([.L20]-[.L19])/([.K20]-[.K19])" office:value-type="float" office:value="3.99818674567756" calcext:value-type="float">
            <text:p>4.00</text:p>
          </table:table-cell>
          <table:table-cell table:formula="of:=([.M20]-[.M19])/([.K20]-[.K19])" office:value-type="float" office:value="4.16408772533795" calcext:value-type="float">
            <text:p>4.16</text:p>
          </table:table-cell>
          <table:table-cell table:formula="of:=([.N20]-[.N19])/([.K20]-[.K19])" office:value-type="float" office:value="6.8303740421663" calcext:value-type="float">
            <text:p>6.83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65551871" calcext:value-type="float">
            <text:p>6.5551871E-006</text:p>
          </table:table-cell>
          <table:table-cell office:value-type="float" office:value="0.0000000211043" calcext:value-type="float">
            <text:p>2.11043E-008</text:p>
          </table:table-cell>
          <table:table-cell office:value-type="float" office:value="0.0000000378904" calcext:value-type="float">
            <text:p>3.78904E-008</text:p>
          </table:table-cell>
          <table:table-cell office:value-type="float" office:value="12.2627670190205" calcext:value-type="float">
            <text:p>12.262767019</text:p>
          </table:table-cell>
          <table:table-cell office:value-type="float" office:value="12.2627669811301" calcext:value-type="float">
            <text:p>12.2627669811</text:p>
          </table:table-cell>
          <table:table-cell table:formula="of:=LOG([.E21];10)" office:value-type="float" office:value="-2.40823996531185" calcext:value-type="float">
            <text:p>-2.4082399653</text:p>
          </table:table-cell>
          <table:table-cell table:formula="of:=LOG([.F21];10)" office:value-type="float" office:value="-5.18341490804134" calcext:value-type="float">
            <text:p>-5.183414908</text:p>
          </table:table-cell>
          <table:table-cell table:formula="of:=LOG([.G21];10)" office:value-type="float" office:value="-7.67562904820889" calcext:value-type="float">
            <text:p>-7.6756290482</text:p>
          </table:table-cell>
          <table:table-cell table:formula="of:=LOG([.H21];10)" office:value-type="float" office:value="-7.42147080995658" calcext:value-type="float">
            <text:p>-7.42147081</text:p>
          </table:table-cell>
          <table:table-cell table:formula="of:=([.L21]-[.L20])/([.K21]-[.K20])" office:value-type="float" office:value="3.99904549333071" calcext:value-type="float">
            <text:p>4.00</text:p>
          </table:table-cell>
          <table:table-cell table:formula="of:=([.M21]-[.M20])/([.K21]-[.K20])" office:value-type="float" office:value="3.96210422221158" calcext:value-type="float">
            <text:p>3.96</text:p>
          </table:table-cell>
          <table:table-cell table:formula="of:=([.N21]-[.N20])/([.K21]-[.K20])" office:value-type="float" office:value="6.72130387797719" calcext:value-type="float">
            <text:p>6.72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16876555854" calcext:value-type="float">
            <text:p>0.0016876556</text:p>
          </table:table-cell>
          <table:table-cell office:value-type="float" office:value="0.0000175959768" calcext:value-type="float">
            <text:p>0.000017596</text:p>
          </table:table-cell>
          <table:table-cell office:value-type="float" office:value="0.0003673740448" calcext:value-type="float">
            <text:p>0.000367374</text:p>
          </table:table-cell>
          <table:table-cell office:value-type="float" office:value="12.2627635468934" calcext:value-type="float">
            <text:p>12.2627635469</text:p>
          </table:table-cell>
          <table:table-cell office:value-type="float" office:value="12.2623961728486" calcext:value-type="float">
            <text:p>12.2623961728</text:p>
          </table:table-cell>
          <table:table-cell table:formula="of:=LOG([.E23];10)" office:value-type="float" office:value="-1.65321251377578" calcext:value-type="float">
            <text:p>-1.6532125138</text:p>
          </table:table-cell>
          <table:table-cell table:formula="of:=LOG([.F23];10)" office:value-type="float" office:value="-2.77271617893193" calcext:value-type="float">
            <text:p>-2.7727161789</text:p>
          </table:table-cell>
          <table:table-cell table:formula="of:=LOG([.G23];10)" office:value-type="float" office:value="-4.75458661930478" calcext:value-type="float">
            <text:p>-4.7545866193</text:p>
          </table:table-cell>
          <table:table-cell table:formula="of:=LOG([.H23];10)" office:value-type="float" office:value="-3.43489153011601" calcext:value-type="float">
            <text:p>-3.4348915301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404592299" calcext:value-type="float">
            <text:p>0.0004045923</text:p>
          </table:table-cell>
          <table:table-cell office:value-type="float" office:value="0.000003738853" calcext:value-type="float">
            <text:p>3.738853E-006</text:p>
          </table:table-cell>
          <table:table-cell office:value-type="float" office:value="0.0000337143702" calcext:value-type="float">
            <text:p>3.37143702E-005</text:p>
          </table:table-cell>
          <table:table-cell office:value-type="float" office:value="12.2627668251214" calcext:value-type="float">
            <text:p>12.2627668251</text:p>
          </table:table-cell>
          <table:table-cell office:value-type="float" office:value="12.2627331107512" calcext:value-type="float">
            <text:p>12.2627331108</text:p>
          </table:table-cell>
          <table:table-cell table:formula="of:=LOG([.E24];10)" office:value-type="float" office:value="-1.77815125038277" calcext:value-type="float">
            <text:p>-1.7781512504</text:p>
          </table:table-cell>
          <table:table-cell table:formula="of:=LOG([.F24];10)" office:value-type="float" office:value="-3.39298238783717" calcext:value-type="float">
            <text:p>-3.3929823878</text:p>
          </table:table-cell>
          <table:table-cell table:formula="of:=LOG([.G24];10)" office:value-type="float" office:value="-5.42726160961011" calcext:value-type="float">
            <text:p>-5.4272616096</text:p>
          </table:table-cell>
          <table:table-cell table:formula="of:=LOG([.H24];10)" office:value-type="float" office:value="-4.47218494873299" calcext:value-type="float">
            <text:p>-4.4721849487</text:p>
          </table:table-cell>
          <table:table-cell table:formula="of:=([.L24]-[.L23])/([.K24]-[.K23])" office:value-type="float" office:value="4.96456283895626" calcext:value-type="float">
            <text:p>4.96</text:p>
          </table:table-cell>
          <table:table-cell table:formula="of:=([.M24]-[.M23])/([.K24]-[.K23])" office:value-type="float" office:value="5.38403867826259" calcext:value-type="float">
            <text:p>5.38</text:p>
          </table:table-cell>
          <table:table-cell table:formula="of:=([.N24]-[.N23])/([.K24]-[.K23])" office:value-type="float" office:value="8.30241642253719" calcext:value-type="float">
            <text:p>8.30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318723861" calcext:value-type="float">
            <text:p>3.18723861E-005</text:p>
          </table:table-cell>
          <table:table-cell office:value-type="float" office:value="0.0000007335585" calcext:value-type="float">
            <text:p>7.335585E-007</text:p>
          </table:table-cell>
          <table:table-cell office:value-type="float" office:value="0.0000009265949" calcext:value-type="float">
            <text:p>9.265949E-007</text:p>
          </table:table-cell>
          <table:table-cell office:value-type="float" office:value="12.2627670178802" calcext:value-type="float">
            <text:p>12.2627670179</text:p>
          </table:table-cell>
          <table:table-cell office:value-type="float" office:value="12.2627660912853" calcext:value-type="float">
            <text:p>12.2627660913</text:p>
          </table:table-cell>
          <table:table-cell table:formula="of:=LOG([.E25];10)" office:value-type="float" office:value="-2" calcext:value-type="float">
            <text:p>-2</text:p>
          </table:table-cell>
          <table:table-cell table:formula="of:=LOG([.F25];10)" office:value-type="float" office:value="-4.49658542220959" calcext:value-type="float">
            <text:p>-4.4965854222</text:p>
          </table:table-cell>
          <table:table-cell table:formula="of:=LOG([.G25];10)" office:value-type="float" office:value="-6.13456524621863" calcext:value-type="float">
            <text:p>-6.1345652462</text:p>
          </table:table-cell>
          <table:table-cell table:formula="of:=LOG([.H25];10)" office:value-type="float" office:value="-6.03311009449327" calcext:value-type="float">
            <text:p>-6.0331100945</text:p>
          </table:table-cell>
          <table:table-cell table:formula="of:=([.L25]-[.L24])/([.K25]-[.K24])" office:value-type="float" office:value="4.97457405676867" calcext:value-type="float">
            <text:p>4.97</text:p>
          </table:table-cell>
          <table:table-cell table:formula="of:=([.M25]-[.M24])/([.K25]-[.K24])" office:value-type="float" office:value="3.18822458016506" calcext:value-type="float">
            <text:p>3.19</text:p>
          </table:table-cell>
          <table:table-cell table:formula="of:=([.N25]-[.N24])/([.K25]-[.K24])" office:value-type="float" office:value="7.0359880254159" calcext:value-type="float">
            <text:p>7.04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104900424" calcext:value-type="float">
            <text:p>0.00001049</text:p>
          </table:table-cell>
          <table:table-cell office:value-type="float" office:value="0.0000002964835" calcext:value-type="float">
            <text:p>2.964835E-007</text:p>
          </table:table-cell>
          <table:table-cell office:value-type="float" office:value="0.0000002407364" calcext:value-type="float">
            <text:p>2.407364E-007</text:p>
          </table:table-cell>
          <table:table-cell office:value-type="float" office:value="12.262767018931" calcext:value-type="float">
            <text:p>12.2627670189</text:p>
          </table:table-cell>
          <table:table-cell office:value-type="float" office:value="12.2627667781946" calcext:value-type="float">
            <text:p>12.2627667782</text:p>
          </table:table-cell>
          <table:table-cell table:formula="of:=LOG([.E26];10)" office:value-type="float" office:value="-2.09691001300806" calcext:value-type="float">
            <text:p>-2.096910013</text:p>
          </table:table-cell>
          <table:table-cell table:formula="of:=LOG([.F26];10)" office:value-type="float" office:value="-4.97922275641571" calcext:value-type="float">
            <text:p>-4.9792227564</text:p>
          </table:table-cell>
          <table:table-cell table:formula="of:=LOG([.G26];10)" office:value-type="float" office:value="-6.52799947113057" calcext:value-type="float">
            <text:p>-6.5279994711</text:p>
          </table:table-cell>
          <table:table-cell table:formula="of:=LOG([.H26];10)" office:value-type="float" office:value="-6.61845823825031" calcext:value-type="float">
            <text:p>-6.6184582383</text:p>
          </table:table-cell>
          <table:table-cell table:formula="of:=([.L26]-[.L25])/([.K26]-[.K25])" office:value-type="float" office:value="4.98026281521595" calcext:value-type="float">
            <text:p>4.98</text:p>
          </table:table-cell>
          <table:table-cell table:formula="of:=([.M26]-[.M25])/([.K26]-[.K25])" office:value-type="float" office:value="4.05978920753238" calcext:value-type="float">
            <text:p>4.06</text:p>
          </table:table-cell>
          <table:table-cell table:formula="of:=([.N26]-[.N25])/([.K26]-[.K25])" office:value-type="float" office:value="6.04012037134261" calcext:value-type="float">
            <text:p>6.04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11611336" calcext:value-type="float">
            <text:p>1.1611336E-006</text:p>
          </table:table-cell>
          <table:table-cell office:value-type="float" office:value="0.0000000539852" calcext:value-type="float">
            <text:p>0.000000054</text:p>
          </table:table-cell>
          <table:table-cell office:value-type="float" office:value="0.0000000232055" calcext:value-type="float">
            <text:p>2.32055E-008</text:p>
          </table:table-cell>
          <table:table-cell office:value-type="float" office:value="12.262767019054" calcext:value-type="float">
            <text:p>12.2627670191</text:p>
          </table:table-cell>
          <table:table-cell office:value-type="float" office:value="12.2627669958485" calcext:value-type="float">
            <text:p>12.2627669958</text:p>
          </table:table-cell>
          <table:table-cell table:formula="of:=LOG([.E27];10)" office:value-type="float" office:value="-2.29003461136295" calcext:value-type="float">
            <text:p>-2.2900346114</text:p>
          </table:table-cell>
          <table:table-cell table:formula="of:=LOG([.F27];10)" office:value-type="float" office:value="-5.93511780747532" calcext:value-type="float">
            <text:p>-5.9351178075</text:p>
          </table:table-cell>
          <table:table-cell table:formula="of:=LOG([.G27];10)" office:value-type="float" office:value="-7.26772528534938" calcext:value-type="float">
            <text:p>-7.2677252853</text:p>
          </table:table-cell>
          <table:table-cell table:formula="of:=LOG([.H27];10)" office:value-type="float" office:value="-7.63440906956766" calcext:value-type="float">
            <text:p>-7.6344090696</text:p>
          </table:table-cell>
          <table:table-cell table:formula="of:=([.L27]-[.L26])/([.K27]-[.K26])" office:value-type="float" office:value="4.94962868118444" calcext:value-type="float">
            <text:p>4.95</text:p>
          </table:table-cell>
          <table:table-cell table:formula="of:=([.M27]-[.M26])/([.K27]-[.K26])" office:value-type="float" office:value="3.83030344409805" calcext:value-type="float">
            <text:p>3.83</text:p>
          </table:table-cell>
          <table:table-cell table:formula="of:=([.N27]-[.N26])/([.K27]-[.K26])" office:value-type="float" office:value="5.26059776937573" calcext:value-type="float">
            <text:p>5.26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3122961" calcext:value-type="float">
            <text:p>3.122961E-007</text:p>
          </table:table-cell>
          <table:table-cell office:value-type="float" office:value="0.0000000192043" calcext:value-type="float">
            <text:p>1.92043E-008</text:p>
          </table:table-cell>
          <table:table-cell office:value-type="float" office:value="0.0000000060118" calcext:value-type="float">
            <text:p>0.000000006</text:p>
          </table:table-cell>
          <table:table-cell office:value-type="float" office:value="12.2627670190568" calcext:value-type="float">
            <text:p>12.2627670191</text:p>
          </table:table-cell>
          <table:table-cell office:value-type="float" office:value="12.262767013045" calcext:value-type="float">
            <text:p>12.262767013</text:p>
          </table:table-cell>
          <table:table-cell table:formula="of:=LOG([.E28];10)" office:value-type="float" office:value="-2.40654018042853" calcext:value-type="float">
            <text:p>-2.4065401804</text:p>
          </table:table-cell>
          <table:table-cell table:formula="of:=LOG([.F28];10)" office:value-type="float" office:value="-6.50543343926982" calcext:value-type="float">
            <text:p>-6.5054334393</text:p>
          </table:table-cell>
          <table:table-cell table:formula="of:=LOG([.G28];10)" office:value-type="float" office:value="-7.71660151831801" calcext:value-type="float">
            <text:p>-7.7166015183</text:p>
          </table:table-cell>
          <table:table-cell table:formula="of:=LOG([.H28];10)" office:value-type="float" office:value="-8.220995475913" calcext:value-type="float">
            <text:p>-8.2209954759</text:p>
          </table:table-cell>
          <table:table-cell table:formula="of:=([.L28]-[.L27])/([.K28]-[.K27])" office:value-type="float" office:value="4.89517914352657" calcext:value-type="float">
            <text:p>4.90</text:p>
          </table:table-cell>
          <table:table-cell table:formula="of:=([.M28]-[.M27])/([.K28]-[.K27])" office:value-type="float" office:value="3.85283069786977" calcext:value-type="float">
            <text:p>3.85</text:p>
          </table:table-cell>
          <table:table-cell table:formula="of:=([.N28]-[.N27])/([.K28]-[.K27])" office:value-type="float" office:value="5.03483576836731" calcext:value-type="float">
            <text:p>5.03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2948329604" calcext:value-type="float">
            <text:p>0.000294833</text:p>
          </table:table-cell>
          <table:table-cell office:value-type="float" office:value="0.0000117016017" calcext:value-type="float">
            <text:p>1.17016017E-005</text:p>
          </table:table-cell>
          <table:table-cell office:value-type="float" office:value="0.0000338962586" calcext:value-type="float">
            <text:p>3.38962586E-005</text:p>
          </table:table-cell>
          <table:table-cell office:value-type="float" office:value="12.2627669330178" calcext:value-type="float">
            <text:p>12.262766933</text:p>
          </table:table-cell>
          <table:table-cell office:value-type="float" office:value="12.2627330367592" calcext:value-type="float">
            <text:p>12.2627330368</text:p>
          </table:table-cell>
          <table:table-cell table:formula="of:=LOG([.E30];10)" office:value-type="float" office:value="-1.68124123737628" calcext:value-type="float">
            <text:p>-1.6812412374</text:p>
          </table:table-cell>
          <table:table-cell table:formula="of:=LOG([.F30];10)" office:value-type="float" office:value="-3.53042396681137" calcext:value-type="float">
            <text:p>-3.5304239668</text:p>
          </table:table-cell>
          <table:table-cell table:formula="of:=LOG([.G30];10)" office:value-type="float" office:value="-4.93175468852201" calcext:value-type="float">
            <text:p>-4.9317546885</text:p>
          </table:table-cell>
          <table:table-cell table:formula="of:=LOG([.H30];10)" office:value-type="float" office:value="-4.46984823569209" calcext:value-type="float">
            <text:p>-4.4698482357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485117438" calcext:value-type="float">
            <text:p>4.85117438E-005</text:p>
          </table:table-cell>
          <table:table-cell office:value-type="float" office:value="0.000003741369" calcext:value-type="float">
            <text:p>3.741369E-006</text:p>
          </table:table-cell>
          <table:table-cell office:value-type="float" office:value="0.0000049967558" calcext:value-type="float">
            <text:p>4.9967558E-006</text:p>
          </table:table-cell>
          <table:table-cell office:value-type="float" office:value="12.2627670168172" calcext:value-type="float">
            <text:p>12.2627670168</text:p>
          </table:table-cell>
          <table:table-cell office:value-type="float" office:value="12.2627620200614" calcext:value-type="float">
            <text:p>12.2627620201</text:p>
          </table:table-cell>
          <table:table-cell table:formula="of:=LOG([.E31];10)" office:value-type="float" office:value="-1.8195439355423" calcext:value-type="float">
            <text:p>-1.8195439355</text:p>
          </table:table-cell>
          <table:table-cell table:formula="of:=LOG([.F31];10)" office:value-type="float" office:value="-4.31415311397204" calcext:value-type="float">
            <text:p>-4.314153114</text:p>
          </table:table-cell>
          <table:table-cell table:formula="of:=LOG([.G31];10)" office:value-type="float" office:value="-5.42696945652758" calcext:value-type="float">
            <text:p>-5.4269694565</text:p>
          </table:table-cell>
          <table:table-cell table:formula="of:=LOG([.H31];10)" office:value-type="float" office:value="-5.30131187475273" calcext:value-type="float">
            <text:p>-5.3013118748</text:p>
          </table:table-cell>
          <table:table-cell table:formula="of:=([.L31]-[.L30])/([.K31]-[.K30])" office:value-type="float" office:value="5.66676686393977" calcext:value-type="float">
            <text:p>5.67</text:p>
          </table:table-cell>
          <table:table-cell table:formula="of:=([.M31]-[.M30])/([.K31]-[.K30])" office:value-type="float" office:value="3.58065876206629" calcext:value-type="float">
            <text:p>3.58</text:p>
          </table:table-cell>
          <table:table-cell table:formula="of:=([.N31]-[.N30])/([.K31]-[.K30])" office:value-type="float" office:value="6.01191191557621" calcext:value-type="float">
            <text:p>6.01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6577249" calcext:value-type="float">
            <text:p>6.577249E-006</text:p>
          </table:table-cell>
          <table:table-cell office:value-type="float" office:value="0.0000008195618" calcext:value-type="float">
            <text:p>8.195618E-007</text:p>
          </table:table-cell>
          <table:table-cell office:value-type="float" office:value="0.0000006610046" calcext:value-type="float">
            <text:p>0.000000661</text:p>
          </table:table-cell>
          <table:table-cell office:value-type="float" office:value="12.2627670190384" calcext:value-type="float">
            <text:p>12.262767019</text:p>
          </table:table-cell>
          <table:table-cell office:value-type="float" office:value="12.2627663580338" calcext:value-type="float">
            <text:p>12.262766358</text:p>
          </table:table-cell>
          <table:table-cell table:formula="of:=LOG([.E32];10)" office:value-type="float" office:value="-1.98227123303818" calcext:value-type="float">
            <text:p>-1.982271233</text:p>
          </table:table-cell>
          <table:table-cell table:formula="of:=LOG([.F32];10)" office:value-type="float" office:value="-5.18195571640758" calcext:value-type="float">
            <text:p>-5.1819557164</text:p>
          </table:table-cell>
          <table:table-cell table:formula="of:=LOG([.G32];10)" office:value-type="float" office:value="-6.08641829238387" calcext:value-type="float">
            <text:p>-6.0864182924</text:p>
          </table:table-cell>
          <table:table-cell table:formula="of:=LOG([.H32];10)" office:value-type="float" office:value="-6.17979551820322" calcext:value-type="float">
            <text:p>-6.1797955182</text:p>
          </table:table-cell>
          <table:table-cell table:formula="of:=([.L32]-[.L31])/([.K32]-[.K31])" office:value-type="float" office:value="5.33286434292031" calcext:value-type="float">
            <text:p>5.33</text:p>
          </table:table-cell>
          <table:table-cell table:formula="of:=([.M32]-[.M31])/([.K32]-[.K31])" office:value-type="float" office:value="4.05247826273894" calcext:value-type="float">
            <text:p>4.05</text:p>
          </table:table-cell>
          <table:table-cell table:formula="of:=([.N32]-[.N31])/([.K32]-[.K31])" office:value-type="float" office:value="5.39850201514442" calcext:value-type="float">
            <text:p>5.40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18134901" calcext:value-type="float">
            <text:p>1.8134901E-006</text:p>
          </table:table-cell>
          <table:table-cell office:value-type="float" office:value="0.0000002790662" calcext:value-type="float">
            <text:p>2.790662E-007</text:p>
          </table:table-cell>
          <table:table-cell office:value-type="float" office:value="0.0000001682956" calcext:value-type="float">
            <text:p>1.682956E-007</text:p>
          </table:table-cell>
          <table:table-cell office:value-type="float" office:value="12.2627670190641" calcext:value-type="float">
            <text:p>12.2627670191</text:p>
          </table:table-cell>
          <table:table-cell office:value-type="float" office:value="12.2627668507685" calcext:value-type="float">
            <text:p>12.2627668508</text:p>
          </table:table-cell>
          <table:table-cell table:formula="of:=LOG([.E33];10)" office:value-type="float" office:value="-2.100370545118" calcext:value-type="float">
            <text:p>-2.1003705451</text:p>
          </table:table-cell>
          <table:table-cell table:formula="of:=LOG([.F33];10)" office:value-type="float" office:value="-5.74148481092838" calcext:value-type="float">
            <text:p>-5.7414848109</text:p>
          </table:table-cell>
          <table:table-cell table:formula="of:=LOG([.G33];10)" office:value-type="float" office:value="-6.55429276129857" calcext:value-type="float">
            <text:p>-6.5542927613</text:p>
          </table:table-cell>
          <table:table-cell table:formula="of:=LOG([.H33];10)" office:value-type="float" office:value="-6.7739272382767" calcext:value-type="float">
            <text:p>-6.7739272383</text:p>
          </table:table-cell>
          <table:table-cell table:formula="of:=([.L33]-[.L32])/([.K33]-[.K32])" office:value-type="float" office:value="4.73778453631159" calcext:value-type="float">
            <text:p>4.74</text:p>
          </table:table-cell>
          <table:table-cell table:formula="of:=([.M33]-[.M32])/([.K33]-[.K32])" office:value-type="float" office:value="3.96170359229941" calcext:value-type="float">
            <text:p>3.96</text:p>
          </table:table-cell>
          <table:table-cell table:formula="of:=([.N33]-[.N32])/([.K33]-[.K32])" office:value-type="float" office:value="5.03078053216716" calcext:value-type="float">
            <text:p>5.03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3075403" calcext:value-type="float">
            <text:p>3.075403E-007</text:p>
          </table:table-cell>
          <table:table-cell office:value-type="float" office:value="0.0000000538703" calcext:value-type="float">
            <text:p>5.38703E-008</text:p>
          </table:table-cell>
          <table:table-cell office:value-type="float" office:value="0.0000000210254" calcext:value-type="float">
            <text:p>0.000000021</text:p>
          </table:table-cell>
          <table:table-cell office:value-type="float" office:value="12.2627670190656" calcext:value-type="float">
            <text:p>12.2627670191</text:p>
          </table:table-cell>
          <table:table-cell office:value-type="float" office:value="12.2627669980402" calcext:value-type="float">
            <text:p>12.262766998</text:p>
          </table:table-cell>
          <table:table-cell table:formula="of:=LOG([.E34];10)" office:value-type="float" office:value="-2.28330122870633" calcext:value-type="float">
            <text:p>-2.2833012287</text:p>
          </table:table-cell>
          <table:table-cell table:formula="of:=LOG([.F34];10)" office:value-type="float" office:value="-6.51209796632486" calcext:value-type="float">
            <text:p>-6.5120979663</text:p>
          </table:table-cell>
          <table:table-cell table:formula="of:=LOG([.G34];10)" office:value-type="float" office:value="-7.26865060589117" calcext:value-type="float">
            <text:p>-7.2686506059</text:p>
          </table:table-cell>
          <table:table-cell table:formula="of:=LOG([.H34];10)" office:value-type="float" office:value="-7.67725573316904" calcext:value-type="float">
            <text:p>-7.6772557332</text:p>
          </table:table-cell>
          <table:table-cell table:formula="of:=([.L34]-[.L33])/([.K34]-[.K33])" office:value-type="float" office:value="4.21259648890109" calcext:value-type="float">
            <text:p>4.21</text:p>
          </table:table-cell>
          <table:table-cell table:formula="of:=([.M34]-[.M33])/([.K34]-[.K33])" office:value-type="float" office:value="3.90507393609371" calcext:value-type="float">
            <text:p>3.91</text:p>
          </table:table-cell>
          <table:table-cell table:formula="of:=([.N34]-[.N33])/([.K34]-[.K33])" office:value-type="float" office:value="4.93809172508857" calcext:value-type="float">
            <text:p>4.94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936707" calcext:value-type="float">
            <text:p>9.36707E-008</text:p>
          </table:table-cell>
          <table:table-cell office:value-type="float" office:value="0.0000000168289" calcext:value-type="float">
            <text:p>1.68289E-008</text:p>
          </table:table-cell>
          <table:table-cell office:value-type="float" office:value="0.0000000048636" calcext:value-type="float">
            <text:p>4.8636E-009</text:p>
          </table:table-cell>
          <table:table-cell office:value-type="float" office:value="12.2627670190657" calcext:value-type="float">
            <text:p>12.2627670191</text:p>
          </table:table-cell>
          <table:table-cell office:value-type="float" office:value="12.2627670142021" calcext:value-type="float">
            <text:p>12.2627670142</text:p>
          </table:table-cell>
          <table:table-cell table:formula="of:=LOG([.E35];10)" office:value-type="float" office:value="-2.41161970596861" calcext:value-type="float">
            <text:p>-2.411619706</text:p>
          </table:table-cell>
          <table:table-cell table:formula="of:=LOG([.F35];10)" office:value-type="float" office:value="-7.02839623428044" calcext:value-type="float">
            <text:p>-7.0283962343</text:p>
          </table:table-cell>
          <table:table-cell table:formula="of:=LOG([.G35];10)" office:value-type="float" office:value="-7.77394427021209" calcext:value-type="float">
            <text:p>-7.7739442702</text:p>
          </table:table-cell>
          <table:table-cell table:formula="of:=LOG([.H35];10)" office:value-type="float" office:value="-8.31304215021068" calcext:value-type="float">
            <text:p>-8.3130421502</text:p>
          </table:table-cell>
          <table:table-cell table:formula="of:=([.L35]-[.L34])/([.K35]-[.K34])" office:value-type="float" office:value="4.02356916144079" calcext:value-type="float">
            <text:p>4.02</text:p>
          </table:table-cell>
          <table:table-cell table:formula="of:=([.M35]-[.M34])/([.K35]-[.K34])" office:value-type="float" office:value="3.93780907552454" calcext:value-type="float">
            <text:p>3.94</text:p>
          </table:table-cell>
          <table:table-cell table:formula="of:=([.N35]-[.N34])/([.K35]-[.K34])" office:value-type="float" office:value="4.95475344320118" calcext:value-type="float">
            <text:p>4.95</text:p>
          </table:table-cell>
          <table:covered-table-cell table:number-columns-repeated="5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78959351501" calcext:value-type="float">
            <text:p>0.0789593515</text:p>
          </table:table-cell>
          <table:table-cell office:value-type="float" office:value="0.0137209911226" calcext:value-type="float">
            <text:p>0.0137209911</text:p>
          </table:table-cell>
          <table:table-cell office:value-type="float" office:value="0.1725627389144" calcext:value-type="float">
            <text:p>0.1725627389</text:p>
          </table:table-cell>
          <table:table-cell office:value-type="float" office:value="12.2551179787172" calcext:value-type="float">
            <text:p>12.2551179787</text:p>
          </table:table-cell>
          <table:table-cell office:value-type="float" office:value="12.0825552398028" calcext:value-type="float">
            <text:p>12.0825552398</text:p>
          </table:table-cell>
          <table:table-cell table:formula="of:=LOG([.E39];10)" office:value-type="float" office:value="-1.68124123737628" calcext:value-type="float">
            <text:p>-1.6812412374</text:p>
          </table:table-cell>
          <table:table-cell table:formula="of:=LOG([.F39];10)" office:value-type="float" office:value="-1.10259642721651" calcext:value-type="float">
            <text:p>-1.1025964272</text:p>
          </table:table-cell>
          <table:table-cell table:formula="of:=LOG([.G39];10)" office:value-type="float" office:value="-1.8626145166519" calcext:value-type="float">
            <text:p>-1.8626145167</text:p>
          </table:table-cell>
          <table:table-cell table:formula="of:=LOG([.H39];10)" office:value-type="float" office:value="-0.763052974732294" calcext:value-type="float">
            <text:p>-0.7630529747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ICBN+Upwind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0737015213" calcext:value-type="float">
            <text:p>0.0307370152</text:p>
          </table:table-cell>
          <table:table-cell office:value-type="float" office:value="0.0052946529156" calcext:value-type="float">
            <text:p>0.0052946529</text:p>
          </table:table-cell>
          <table:table-cell office:value-type="float" office:value="0.0611952236066" calcext:value-type="float">
            <text:p>0.0611952236</text:p>
          </table:table-cell>
          <table:table-cell office:value-type="float" office:value="12.2603200761095" calcext:value-type="float">
            <text:p>12.2603200761</text:p>
          </table:table-cell>
          <table:table-cell office:value-type="float" office:value="12.1991248525029" calcext:value-type="float">
            <text:p>12.1991248525</text:p>
          </table:table-cell>
          <table:table-cell table:formula="of:=LOG([.E40];10)" office:value-type="float" office:value="-1.80617997398389" calcext:value-type="float">
            <text:p>-1.806179974</text:p>
          </table:table-cell>
          <table:table-cell table:formula="of:=LOG([.F40];10)" office:value-type="float" office:value="-1.51233830793128" calcext:value-type="float">
            <text:p>-1.5123383079</text:p>
          </table:table-cell>
          <table:table-cell table:formula="of:=LOG([.G40];10)" office:value-type="float" office:value="-2.27616250425909" calcext:value-type="float">
            <text:p>-2.2761625043</text:p>
          </table:table-cell>
          <table:table-cell table:formula="of:=LOG([.H40];10)" office:value-type="float" office:value="-1.21328247396961" calcext:value-type="float">
            <text:p>-1.213282474</text:p>
          </table:table-cell>
          <table:table-cell table:formula="of:=([.L40]-[.L39])/([.K40]-[.K39])" office:value-type="float" office:value="3.27954237284833" calcext:value-type="float">
            <text:p>3.28</text:p>
          </table:table-cell>
          <table:table-cell table:formula="of:=([.M40]-[.M39])/([.K40]-[.K39])" office:value-type="float" office:value="3.31000615850652" calcext:value-type="float">
            <text:p>3.31</text:p>
          </table:table-cell>
          <table:table-cell table:formula="of:=([.N40]-[.N39])/([.K40]-[.K39])" office:value-type="float" office:value="3.60360214503653" calcext:value-type="float">
            <text:p>3.60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79034680327" calcext:value-type="float">
            <text:p>0.007903468</text:p>
          </table:table-cell>
          <table:table-cell office:value-type="float" office:value="0.0013010543599" calcext:value-type="float">
            <text:p>0.0013010544</text:p>
          </table:table-cell>
          <table:table-cell office:value-type="float" office:value="0.0125165031662" calcext:value-type="float">
            <text:p>0.0125165032</text:p>
          </table:table-cell>
          <table:table-cell office:value-type="float" office:value="12.262279917795" calcext:value-type="float">
            <text:p>12.2622799178</text:p>
          </table:table-cell>
          <table:table-cell office:value-type="float" office:value="12.2497634146288" calcext:value-type="float">
            <text:p>12.2497634146</text:p>
          </table:table-cell>
          <table:table-cell table:formula="of:=LOG([.E41];10)" office:value-type="float" office:value="-1.98227123303818" calcext:value-type="float">
            <text:p>-1.982271233</text:p>
          </table:table-cell>
          <table:table-cell table:formula="of:=LOG([.F41];10)" office:value-type="float" office:value="-2.10218229896672" calcext:value-type="float">
            <text:p>-2.102182299</text:p>
          </table:table-cell>
          <table:table-cell table:formula="of:=LOG([.G41];10)" office:value-type="float" office:value="-2.88570455761873" calcext:value-type="float">
            <text:p>-2.8857045576</text:p>
          </table:table-cell>
          <table:table-cell table:formula="of:=LOG([.H41];10)" office:value-type="float" office:value="-1.90251698644053" calcext:value-type="float">
            <text:p>-1.9025169864</text:p>
          </table:table-cell>
          <table:table-cell table:formula="of:=([.L41]-[.L40])/([.K41]-[.K40])" office:value-type="float" office:value="3.34964946132605" calcext:value-type="float">
            <text:p>3.35</text:p>
          </table:table-cell>
          <table:table-cell table:formula="of:=([.M41]-[.M40])/([.K41]-[.K40])" office:value-type="float" office:value="3.4615122671802" calcext:value-type="float">
            <text:p>3.46</text:p>
          </table:table-cell>
          <table:table-cell table:formula="of:=([.N41]-[.N40])/([.K41]-[.K40])" office:value-type="float" office:value="3.91407566833524" calcext:value-type="float">
            <text:p>3.91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29704373374" calcext:value-type="float">
            <text:p>0.0029704373</text:p>
          </table:table-cell>
          <table:table-cell office:value-type="float" office:value="0.0004589552474" calcext:value-type="float">
            <text:p>0.0004589552</text:p>
          </table:table-cell>
          <table:table-cell office:value-type="float" office:value="0.0036874793326" calcext:value-type="float">
            <text:p>0.0036874793</text:p>
          </table:table-cell>
          <table:table-cell office:value-type="float" office:value="12.262612482368" calcext:value-type="float">
            <text:p>12.2626124824</text:p>
          </table:table-cell>
          <table:table-cell office:value-type="float" office:value="12.2589250030354" calcext:value-type="float">
            <text:p>12.258925003</text:p>
          </table:table-cell>
          <table:table-cell table:formula="of:=LOG([.E42];10)" office:value-type="float" office:value="-2.10720996964787" calcext:value-type="float">
            <text:p>-2.1072099696</text:p>
          </table:table-cell>
          <table:table-cell table:formula="of:=LOG([.F42];10)" office:value-type="float" office:value="-2.52717960481177" calcext:value-type="float">
            <text:p>-2.5271796048</text:p>
          </table:table-cell>
          <table:table-cell table:formula="of:=LOG([.G42];10)" office:value-type="float" office:value="-3.33822966033374" calcext:value-type="float">
            <text:p>-3.3382296603</text:p>
          </table:table-cell>
          <table:table-cell table:formula="of:=LOG([.H42];10)" office:value-type="float" office:value="-2.43327040511898" calcext:value-type="float">
            <text:p>-2.4332704051</text:p>
          </table:table-cell>
          <table:table-cell table:formula="of:=([.L42]-[.L41])/([.K42]-[.K41])" office:value-type="float" office:value="3.40164561750569" calcext:value-type="float">
            <text:p>3.40</text:p>
          </table:table-cell>
          <table:table-cell table:formula="of:=([.M42]-[.M41])/([.K42]-[.K41])" office:value-type="float" office:value="3.62197597794434" calcext:value-type="float">
            <text:p>3.62</text:p>
          </table:table-cell>
          <table:table-cell table:formula="of:=([.N42]-[.N41])/([.K42]-[.K41])" office:value-type="float" office:value="4.24810937809089" calcext:value-type="float">
            <text:p>4.25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7505174326" calcext:value-type="float">
            <text:p>0.0007505174</text:p>
          </table:table-cell>
          <table:table-cell office:value-type="float" office:value="0.0000998900754" calcext:value-type="float">
            <text:p>9.98900754E-005</text:p>
          </table:table-cell>
          <table:table-cell office:value-type="float" office:value="0.0005856093821" calcext:value-type="float">
            <text:p>0.0005856094</text:p>
          </table:table-cell>
          <table:table-cell office:value-type="float" office:value="12.2627364348223" calcext:value-type="float">
            <text:p>12.2627364348</text:p>
          </table:table-cell>
          <table:table-cell office:value-type="float" office:value="12.2621508254402" calcext:value-type="float">
            <text:p>12.2621508254</text:p>
          </table:table-cell>
          <table:table-cell table:formula="of:=LOG([.E43];10)" office:value-type="float" office:value="-2.28330122870633" calcext:value-type="float">
            <text:p>-2.2833012287</text:p>
          </table:table-cell>
          <table:table-cell table:formula="of:=LOG([.F43];10)" office:value-type="float" office:value="-3.12463921575374" calcext:value-type="float">
            <text:p>-3.1246392158</text:p>
          </table:table-cell>
          <table:table-cell table:formula="of:=LOG([.G43];10)" office:value-type="float" office:value="-4.00047765905258" calcext:value-type="float">
            <text:p>-4.0004776591</text:p>
          </table:table-cell>
          <table:table-cell table:formula="of:=LOG([.H43];10)" office:value-type="float" office:value="-3.2323919740234" calcext:value-type="float">
            <text:p>-3.232391974</text:p>
          </table:table-cell>
          <table:table-cell table:formula="of:=([.L43]-[.L42])/([.K43]-[.K42])" office:value-type="float" office:value="3.392897603984" calcext:value-type="float">
            <text:p>3.39</text:p>
          </table:table-cell>
          <table:table-cell table:formula="of:=([.M43]-[.M42])/([.K43]-[.K42])" office:value-type="float" office:value="3.76082266808586" calcext:value-type="float">
            <text:p>3.76</text:p>
          </table:table-cell>
          <table:table-cell table:formula="of:=([.N43]-[.N42])/([.K43]-[.K42])" office:value-type="float" office:value="4.53811037059551" calcext:value-type="float">
            <text:p>4.54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2883831962" calcext:value-type="float">
            <text:p>0.0002883832</text:p>
          </table:table-cell>
          <table:table-cell office:value-type="float" office:value="0.0000328853374" calcext:value-type="float">
            <text:p>3.28853374E-005</text:p>
          </table:table-cell>
          <table:table-cell office:value-type="float" office:value="0.0001491498453" calcext:value-type="float">
            <text:p>0.0001491498</text:p>
          </table:table-cell>
          <table:table-cell office:value-type="float" office:value="12.2627573355436" calcext:value-type="float">
            <text:p>12.2627573355</text:p>
          </table:table-cell>
          <table:table-cell office:value-type="float" office:value="12.2626081856983" calcext:value-type="float">
            <text:p>12.2626081857</text:p>
          </table:table-cell>
          <table:table-cell table:formula="of:=LOG([.E44];10)" office:value-type="float" office:value="-2.40823996531185" calcext:value-type="float">
            <text:p>-2.4082399653</text:p>
          </table:table-cell>
          <table:table-cell table:formula="of:=LOG([.F44];10)" office:value-type="float" office:value="-3.54003004911984" calcext:value-type="float">
            <text:p>-3.5400300491</text:p>
          </table:table-cell>
          <table:table-cell table:formula="of:=LOG([.G44];10)" office:value-type="float" office:value="-4.48299769796752" calcext:value-type="float">
            <text:p>-4.482997698</text:p>
          </table:table-cell>
          <table:table-cell table:formula="of:=LOG([.H44];10)" office:value-type="float" office:value="-3.82637719275711" calcext:value-type="float">
            <text:p>-3.8263771928</text:p>
          </table:table-cell>
          <table:table-cell table:formula="of:=([.L44]-[.L43])/([.K44]-[.K43])" office:value-type="float" office:value="3.32475615371109" calcext:value-type="float">
            <text:p>3.32</text:p>
          </table:table-cell>
          <table:table-cell table:formula="of:=([.M44]-[.M43])/([.K44]-[.K43])" office:value-type="float" office:value="3.86205313119533" calcext:value-type="float">
            <text:p>3.86</text:p>
          </table:table-cell>
          <table:table-cell table:formula="of:=([.N44]-[.N43])/([.K44]-[.K43])" office:value-type="float" office:value="4.75421182310449" calcext:value-type="float">
            <text:p>4.75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5194174798" calcext:value-type="float">
            <text:p>0.0051941748</text:p>
          </table:table-cell>
          <table:table-cell office:value-type="float" office:value="0.0006151978272" calcext:value-type="float">
            <text:p>0.0006151978</text:p>
          </table:table-cell>
          <table:table-cell office:value-type="float" office:value="0.0010333150876" calcext:value-type="float">
            <text:p>0.0010333151</text:p>
          </table:table-cell>
          <table:table-cell office:value-type="float" office:value="12.2623015494371" calcext:value-type="float">
            <text:p>12.2623015494</text:p>
          </table:table-cell>
          <table:table-cell office:value-type="float" office:value="12.2612682343496" calcext:value-type="float">
            <text:p>12.2612682343</text:p>
          </table:table-cell>
          <table:table-cell table:formula="of:=LOG([.E46];10)" office:value-type="float" office:value="-1.68124123737628" calcext:value-type="float">
            <text:p>-1.6812412374</text:p>
          </table:table-cell>
          <table:table-cell table:formula="of:=LOG([.F46];10)" office:value-type="float" office:value="-2.2844834392794" calcext:value-type="float">
            <text:p>-2.2844834393</text:p>
          </table:table-cell>
          <table:table-cell table:formula="of:=LOG([.G46];10)" office:value-type="float" office:value="-3.21098520707645" calcext:value-type="float">
            <text:p>-3.2109852071</text:p>
          </table:table-cell>
          <table:table-cell table:formula="of:=LOG([.H46];10)" office:value-type="float" office:value="-2.98576722936081" calcext:value-type="float">
            <text:p>-2.9857672294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13384829241" calcext:value-type="float">
            <text:p>0.0013384829</text:p>
          </table:table-cell>
          <table:table-cell office:value-type="float" office:value="0.0001180943004" calcext:value-type="float">
            <text:p>0.0001180943</text:p>
          </table:table-cell>
          <table:table-cell office:value-type="float" office:value="0.0000863711396" calcext:value-type="float">
            <text:p>8.63711396E-005</text:p>
          </table:table-cell>
          <table:table-cell office:value-type="float" office:value="12.262675144732" calcext:value-type="float">
            <text:p>12.2626751447</text:p>
          </table:table-cell>
          <table:table-cell office:value-type="float" office:value="12.2625887735923" calcext:value-type="float">
            <text:p>12.2625887736</text:p>
          </table:table-cell>
          <table:table-cell table:formula="of:=LOG([.E47];10)" office:value-type="float" office:value="-1.79934054945402" calcext:value-type="float">
            <text:p>-1.7993405495</text:p>
          </table:table-cell>
          <table:table-cell table:formula="of:=LOG([.F47];10)" office:value-type="float" office:value="-2.87338716501978" calcext:value-type="float">
            <text:p>-2.873387165</text:p>
          </table:table-cell>
          <table:table-cell table:formula="of:=LOG([.G47];10)" office:value-type="float" office:value="-3.92777106228963" calcext:value-type="float">
            <text:p>-3.9277710623</text:p>
          </table:table-cell>
          <table:table-cell table:formula="of:=LOG([.H47];10)" office:value-type="float" office:value="-4.0636313501866" calcext:value-type="float">
            <text:p>-4.0636313502</text:p>
          </table:table-cell>
          <table:table-cell table:formula="of:=([.L47]-[.L46])/([.K47]-[.K46])" office:value-type="float" office:value="4.98651275252782" calcext:value-type="float">
            <text:p>4.99</text:p>
          </table:table-cell>
          <table:table-cell table:formula="of:=([.M47]-[.M46])/([.K47]-[.K46])" office:value-type="float" office:value="6.06934826801855" calcext:value-type="float">
            <text:p>6.07</text:p>
          </table:table-cell>
          <table:table-cell table:formula="of:=([.N47]-[.N46])/([.K47]-[.K46])" office:value-type="float" office:value="9.126760366871" calcext:value-type="float">
            <text:p>9.13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2073102304" calcext:value-type="float">
            <text:p>0.0002073102</text:p>
          </table:table-cell>
          <table:table-cell office:value-type="float" office:value="0.0000098905509" calcext:value-type="float">
            <text:p>9.8905509E-006</text:p>
          </table:table-cell>
          <table:table-cell office:value-type="float" office:value="0.0000020523042" calcext:value-type="float">
            <text:p>2.0523042E-006</text:p>
          </table:table-cell>
          <table:table-cell office:value-type="float" office:value="12.2627596238924" calcext:value-type="float">
            <text:p>12.2627596239</text:p>
          </table:table-cell>
          <table:table-cell office:value-type="float" office:value="12.2627575715882" calcext:value-type="float">
            <text:p>12.2627575716</text:p>
          </table:table-cell>
          <table:table-cell table:formula="of:=LOG([.E48];10)" office:value-type="float" office:value="-1.98227123303818" calcext:value-type="float">
            <text:p>-1.982271233</text:p>
          </table:table-cell>
          <table:table-cell table:formula="of:=LOG([.F48];10)" office:value-type="float" office:value="-3.68337926569852" calcext:value-type="float">
            <text:p>-3.6833792657</text:p>
          </table:table-cell>
          <table:table-cell table:formula="of:=LOG([.G48];10)" office:value-type="float" office:value="-5.00477951768828" calcext:value-type="float">
            <text:p>-5.0047795177</text:p>
          </table:table-cell>
          <table:table-cell table:formula="of:=LOG([.H48];10)" office:value-type="float" office:value="-5.6877582660798" calcext:value-type="float">
            <text:p>-5.6877582661</text:p>
          </table:table-cell>
          <table:table-cell table:formula="of:=([.L48]-[.L47])/([.K48]-[.K47])" office:value-type="float" office:value="4.42786352080777" calcext:value-type="float">
            <text:p>4.43</text:p>
          </table:table-cell>
          <table:table-cell table:formula="of:=([.M48]-[.M47])/([.K48]-[.K47])" office:value-type="float" office:value="5.88752217122254" calcext:value-type="float">
            <text:p>5.89</text:p>
          </table:table-cell>
          <table:table-cell table:formula="of:=([.N48]-[.N47])/([.K48]-[.K47])" office:value-type="float" office:value="8.87837340391273" calcext:value-type="float">
            <text:p>8.88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060670304" calcext:value-type="float">
            <text:p>6.0670304E-005</text:p>
          </table:table-cell>
          <table:table-cell office:value-type="float" office:value="0.0000018510381" calcext:value-type="float">
            <text:p>0.000001851</text:p>
          </table:table-cell>
          <table:table-cell office:value-type="float" office:value="0.0000001619008" calcext:value-type="float">
            <text:p>1.619008E-007</text:p>
          </table:table-cell>
          <table:table-cell office:value-type="float" office:value="12.262765759521" calcext:value-type="float">
            <text:p>12.2627657595</text:p>
          </table:table-cell>
          <table:table-cell office:value-type="float" office:value="12.2627655976202" calcext:value-type="float">
            <text:p>12.2627655976</text:p>
          </table:table-cell>
          <table:table-cell table:formula="of:=LOG([.E49];10)" office:value-type="float" office:value="-2.11058971029903" calcext:value-type="float">
            <text:p>-2.1105897103</text:p>
          </table:table-cell>
          <table:table-cell table:formula="of:=LOG([.F49];10)" office:value-type="float" office:value="-4.21702382893609" calcext:value-type="float">
            <text:p>-4.2170238289</text:p>
          </table:table-cell>
          <table:table-cell table:formula="of:=LOG([.G49];10)" office:value-type="float" office:value="-5.73258464205235" calcext:value-type="float">
            <text:p>-5.7325846421</text:p>
          </table:table-cell>
          <table:table-cell table:formula="of:=LOG([.H49];10)" office:value-type="float" office:value="-6.79075100526314" calcext:value-type="float">
            <text:p>-6.7907510053</text:p>
          </table:table-cell>
          <table:table-cell table:formula="of:=([.L49]-[.L48])/([.K49]-[.K48])" office:value-type="float" office:value="4.15875074758522" calcext:value-type="float">
            <text:p>4.16</text:p>
          </table:table-cell>
          <table:table-cell table:formula="of:=([.M49]-[.M48])/([.K49]-[.K48])" office:value-type="float" office:value="5.6718653455071" calcext:value-type="float">
            <text:p>5.67</text:p>
          </table:table-cell>
          <table:table-cell table:formula="of:=([.N49]-[.N48])/([.K49]-[.K48])" office:value-type="float" office:value="8.59574367408606" calcext:value-type="float">
            <text:p>8.60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120375624" calcext:value-type="float">
            <text:p>1.20375624E-005</text:p>
          </table:table-cell>
          <table:table-cell office:value-type="float" office:value="0.0000002117644" calcext:value-type="float">
            <text:p>2.117644E-007</text:p>
          </table:table-cell>
          <table:table-cell office:value-type="float" office:value="0.000000008239" calcext:value-type="float">
            <text:p>8.239E-009</text:p>
          </table:table-cell>
          <table:table-cell office:value-type="float" office:value="12.2627669029915" calcext:value-type="float">
            <text:p>12.262766903</text:p>
          </table:table-cell>
          <table:table-cell office:value-type="float" office:value="12.2627668947524" calcext:value-type="float">
            <text:p>12.2627668948</text:p>
          </table:table-cell>
          <table:table-cell table:formula="of:=LOG([.E50];10)" office:value-type="float" office:value="-2.28330122870633" calcext:value-type="float">
            <text:p>-2.2833012287</text:p>
          </table:table-cell>
          <table:table-cell table:formula="of:=LOG([.F50];10)" office:value-type="float" office:value="-4.91946144857724" calcext:value-type="float">
            <text:p>-4.9194614486</text:p>
          </table:table-cell>
          <table:table-cell table:formula="of:=LOG([.G50];10)" office:value-type="float" office:value="-6.67414704792569" calcext:value-type="float">
            <text:p>-6.6741470479</text:p>
          </table:table-cell>
          <table:table-cell table:formula="of:=LOG([.H50];10)" office:value-type="float" office:value="-8.08412549714231" calcext:value-type="float">
            <text:p>-8.0841254971</text:p>
          </table:table-cell>
          <table:table-cell table:formula="of:=([.L50]-[.L49])/([.K50]-[.K49])" office:value-type="float" office:value="4.06711507210897" calcext:value-type="float">
            <text:p>4.07</text:p>
          </table:table-cell>
          <table:table-cell table:formula="of:=([.M50]-[.M49])/([.K50]-[.K49])" office:value-type="float" office:value="5.45164801141345" calcext:value-type="float">
            <text:p>5.45</text:p>
          </table:table-cell>
          <table:table-cell table:formula="of:=([.N50]-[.N49])/([.K50]-[.K49])" office:value-type="float" office:value="7.48864061764004" calcext:value-type="float">
            <text:p>7.49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38374718" calcext:value-type="float">
            <text:p>3.8374718E-006</text:p>
          </table:table-cell>
          <table:table-cell office:value-type="float" office:value="0.0000000505862" calcext:value-type="float">
            <text:p>5.05862E-008</text:p>
          </table:table-cell>
          <table:table-cell office:value-type="float" office:value="0.0000000025846" calcext:value-type="float">
            <text:p>2.5846E-009</text:p>
          </table:table-cell>
          <table:table-cell office:value-type="float" office:value="12.2627669978953" calcext:value-type="float">
            <text:p>12.2627669979</text:p>
          </table:table-cell>
          <table:table-cell office:value-type="float" office:value="12.2627669953107" calcext:value-type="float">
            <text:p>12.2627669953</text:p>
          </table:table-cell>
          <table:table-cell table:formula="of:=LOG([.E51];10)" office:value-type="float" office:value="-2.40654018042853" calcext:value-type="float">
            <text:p>-2.4065401804</text:p>
          </table:table-cell>
          <table:table-cell table:formula="of:=LOG([.F51];10)" office:value-type="float" office:value="-5.41595480295434" calcext:value-type="float">
            <text:p>-5.415954803</text:p>
          </table:table-cell>
          <table:table-cell table:formula="of:=LOG([.G51];10)" office:value-type="float" office:value="-7.2959679432642" calcext:value-type="float">
            <text:p>-7.2959679433</text:p>
          </table:table-cell>
          <table:table-cell table:formula="of:=LOG([.H51];10)" office:value-type="float" office:value="-8.58760666001089" calcext:value-type="float">
            <text:p>-8.58760666</text:p>
          </table:table-cell>
          <table:table-cell table:formula="of:=([.L51]-[.L50])/([.K51]-[.K50])" office:value-type="float" office:value="4.02870478398974" calcext:value-type="float">
            <text:p>4.03</text:p>
          </table:table-cell>
          <table:table-cell table:formula="of:=([.M51]-[.M50])/([.K51]-[.K50])" office:value-type="float" office:value="5.04565226049795" calcext:value-type="float">
            <text:p>5.05</text:p>
          </table:table-cell>
          <table:table-cell table:formula="of:=([.N51]-[.N50])/([.K51]-[.K50])" office:value-type="float" office:value="4.08540608170309" calcext:value-type="float">
            <text:p>4.09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6460502196" calcext:value-type="float">
            <text:p>0.0006460502</text:p>
          </table:table-cell>
          <table:table-cell office:value-type="float" office:value="0.0000294059594" calcext:value-type="float">
            <text:p>0.000029406</text:p>
          </table:table-cell>
          <table:table-cell office:value-type="float" office:value="0.0002050975455" calcext:value-type="float">
            <text:p>0.0002050975</text:p>
          </table:table-cell>
          <table:table-cell office:value-type="float" office:value="12.2627429845152" calcext:value-type="float">
            <text:p>12.2627429845</text:p>
          </table:table-cell>
          <table:table-cell office:value-type="float" office:value="12.2625378869698" calcext:value-type="float">
            <text:p>12.262537887</text:p>
          </table:table-cell>
          <table:table-cell table:formula="of:=LOG([.E53];10)" office:value-type="float" office:value="-1.68124123737628" calcext:value-type="float">
            <text:p>-1.6812412374</text:p>
          </table:table-cell>
          <table:table-cell table:formula="of:=LOG([.F53];10)" office:value-type="float" office:value="-3.18973372155994" calcext:value-type="float">
            <text:p>-3.1897337216</text:p>
          </table:table-cell>
          <table:table-cell table:formula="of:=LOG([.G53];10)" office:value-type="float" office:value="-4.53156464672177" calcext:value-type="float">
            <text:p>-4.5315646467</text:p>
          </table:table-cell>
          <table:table-cell table:formula="of:=LOG([.H53];10)" office:value-type="float" office:value="-3.68803953700942" calcext:value-type="float">
            <text:p>-3.688039537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0162201458" calcext:value-type="float">
            <text:p>0.0001622015</text:p>
          </table:table-cell>
          <table:table-cell office:value-type="float" office:value="0.0000064862629" calcext:value-type="float">
            <text:p>6.4862629E-006</text:p>
          </table:table-cell>
          <table:table-cell office:value-type="float" office:value="0.0000248647832" calcext:value-type="float">
            <text:p>2.48647832E-005</text:p>
          </table:table-cell>
          <table:table-cell office:value-type="float" office:value="12.2627645129711" calcext:value-type="float">
            <text:p>12.262764513</text:p>
          </table:table-cell>
          <table:table-cell office:value-type="float" office:value="12.2627396481879" calcext:value-type="float">
            <text:p>12.2627396482</text:p>
          </table:table-cell>
          <table:table-cell table:formula="of:=LOG([.E54];10)" office:value-type="float" office:value="-1.80617997398389" calcext:value-type="float">
            <text:p>-1.806179974</text:p>
          </table:table-cell>
          <table:table-cell table:formula="of:=LOG([.F54];10)" office:value-type="float" office:value="-3.78994524631161" calcext:value-type="float">
            <text:p>-3.7899452463</text:p>
          </table:table-cell>
          <table:table-cell table:formula="of:=LOG([.G54];10)" office:value-type="float" office:value="-5.18800545256323" calcext:value-type="float">
            <text:p>-5.1880054526</text:p>
          </table:table-cell>
          <table:table-cell table:formula="of:=LOG([.H54];10)" office:value-type="float" office:value="-4.60441532309792" calcext:value-type="float">
            <text:p>-4.6044153231</text:p>
          </table:table-cell>
          <table:table-cell table:formula="of:=([.L54]-[.L53])/([.K54]-[.K53])" office:value-type="float" office:value="4.8040466955958" calcext:value-type="float">
            <text:p>4.80</text:p>
          </table:table-cell>
          <table:table-cell table:formula="of:=([.M54]-[.M53])/([.K54]-[.K53])" office:value-type="float" office:value="5.25410151939626" calcext:value-type="float">
            <text:p>5.25</text:p>
          </table:table-cell>
          <table:table-cell table:formula="of:=([.N54]-[.N53])/([.K54]-[.K53])" office:value-type="float" office:value="7.3346010290352" calcext:value-type="float">
            <text:p>7.33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242424235" calcext:value-type="float">
            <text:p>2.42424235E-005</text:p>
          </table:table-cell>
          <table:table-cell office:value-type="float" office:value="0.0000010751974" calcext:value-type="float">
            <text:p>1.0751974E-006</text:p>
          </table:table-cell>
          <table:table-cell office:value-type="float" office:value="0.0000015455285" calcext:value-type="float">
            <text:p>1.5455285E-006</text:p>
          </table:table-cell>
          <table:table-cell office:value-type="float" office:value="12.2627669186976" calcext:value-type="float">
            <text:p>12.2627669187</text:p>
          </table:table-cell>
          <table:table-cell office:value-type="float" office:value="12.2627653731691" calcext:value-type="float">
            <text:p>12.2627653732</text:p>
          </table:table-cell>
          <table:table-cell table:formula="of:=LOG([.E55];10)" office:value-type="float" office:value="-1.98227123303818" calcext:value-type="float">
            <text:p>-1.982271233</text:p>
          </table:table-cell>
          <table:table-cell table:formula="of:=LOG([.F55];10)" office:value-type="float" office:value="-4.61542396618621" calcext:value-type="float">
            <text:p>-4.6154239662</text:p>
          </table:table-cell>
          <table:table-cell table:formula="of:=LOG([.G55];10)" office:value-type="float" office:value="-5.96851179448279" calcext:value-type="float">
            <text:p>-5.9685117945</text:p>
          </table:table-cell>
          <table:table-cell table:formula="of:=LOG([.H55];10)" office:value-type="float" office:value="-5.81092298200888" calcext:value-type="float">
            <text:p>-5.810922982</text:p>
          </table:table-cell>
          <table:table-cell table:formula="of:=([.L55]-[.L54])/([.K55]-[.K54])" office:value-type="float" office:value="4.68778929918429" calcext:value-type="float">
            <text:p>4.69</text:p>
          </table:table-cell>
          <table:table-cell table:formula="of:=([.M55]-[.M54])/([.K55]-[.K54])" office:value-type="float" office:value="4.43239684985677" calcext:value-type="float">
            <text:p>4.43</text:p>
          </table:table-cell>
          <table:table-cell table:formula="of:=([.N55]-[.N54])/([.K55]-[.K54])" office:value-type="float" office:value="6.85160447707959" calcext:value-type="float">
            <text:p>6.85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062972082" calcext:value-type="float">
            <text:p>6.2972082E-006</text:p>
          </table:table-cell>
          <table:table-cell office:value-type="float" office:value="0.000000334442" calcext:value-type="float">
            <text:p>3.34442E-007</text:p>
          </table:table-cell>
          <table:table-cell office:value-type="float" office:value="0.0000002656364" calcext:value-type="float">
            <text:p>2.656364E-007</text:p>
          </table:table-cell>
          <table:table-cell office:value-type="float" office:value="12.2627670089243" calcext:value-type="float">
            <text:p>12.2627670089</text:p>
          </table:table-cell>
          <table:table-cell office:value-type="float" office:value="12.2627667432879" calcext:value-type="float">
            <text:p>12.2627667433</text:p>
          </table:table-cell>
          <table:table-cell table:formula="of:=LOG([.E56];10)" office:value-type="float" office:value="-2.10720996964787" calcext:value-type="float">
            <text:p>-2.1072099696</text:p>
          </table:table-cell>
          <table:table-cell table:formula="of:=LOG([.F56];10)" office:value-type="float" office:value="-5.20085194769899" calcext:value-type="float">
            <text:p>-5.2008519477</text:p>
          </table:table-cell>
          <table:table-cell table:formula="of:=LOG([.G56];10)" office:value-type="float" office:value="-6.47567918810246" calcext:value-type="float">
            <text:p>-6.4756791881</text:p>
          </table:table-cell>
          <table:table-cell table:formula="of:=LOG([.H56];10)" office:value-type="float" office:value="-6.57571241410828" calcext:value-type="float">
            <text:p>-6.5757124141</text:p>
          </table:table-cell>
          <table:table-cell table:formula="of:=([.L56]-[.L55])/([.K56]-[.K55])" office:value-type="float" office:value="4.68572035702317" calcext:value-type="float">
            <text:p>4.69</text:p>
          </table:table-cell>
          <table:table-cell table:formula="of:=([.M56]-[.M55])/([.K56]-[.K55])" office:value-type="float" office:value="4.05932865484365" calcext:value-type="float">
            <text:p>4.06</text:p>
          </table:table-cell>
          <table:table-cell table:formula="of:=([.N56]-[.N55])/([.K56]-[.K55])" office:value-type="float" office:value="6.12131555714867" calcext:value-type="float">
            <text:p>6.12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9305315" calcext:value-type="float">
            <text:p>9.305315E-007</text:p>
          </table:table-cell>
          <table:table-cell office:value-type="float" office:value="0.0000000676165" calcext:value-type="float">
            <text:p>6.76165E-008</text:p>
          </table:table-cell>
          <table:table-cell office:value-type="float" office:value="0.0000000293679" calcext:value-type="float">
            <text:p>2.93679E-008</text:p>
          </table:table-cell>
          <table:table-cell office:value-type="float" office:value="12.2627670186632" calcext:value-type="float">
            <text:p>12.2627670187</text:p>
          </table:table-cell>
          <table:table-cell office:value-type="float" office:value="12.2627669892953" calcext:value-type="float">
            <text:p>12.2627669893</text:p>
          </table:table-cell>
          <table:table-cell table:formula="of:=LOG([.E57];10)" office:value-type="float" office:value="-2.28330122870633" calcext:value-type="float">
            <text:p>-2.2833012287</text:p>
          </table:table-cell>
          <table:table-cell table:formula="of:=LOG([.F57];10)" office:value-type="float" office:value="-6.03126892071201" calcext:value-type="float">
            <text:p>-6.0312689207</text:p>
          </table:table-cell>
          <table:table-cell table:formula="of:=LOG([.G57];10)" office:value-type="float" office:value="-7.16994731316247" calcext:value-type="float">
            <text:p>-7.1699473132</text:p>
          </table:table-cell>
          <table:table-cell table:formula="of:=LOG([.H57];10)" office:value-type="float" office:value="-7.53212710730828" calcext:value-type="float">
            <text:p>-7.5321271073</text:p>
          </table:table-cell>
          <table:table-cell table:formula="of:=([.L57]-[.L56])/([.K57]-[.K56])" office:value-type="float" office:value="4.7158330143879" calcext:value-type="float">
            <text:p>4.72</text:p>
          </table:table-cell>
          <table:table-cell table:formula="of:=([.M57]-[.M56])/([.K57]-[.K56])" office:value-type="float" office:value="3.94266091782284" calcext:value-type="float">
            <text:p>3.94</text:p>
          </table:table-cell>
          <table:table-cell table:formula="of:=([.N57]-[.N56])/([.K57]-[.K56])" office:value-type="float" office:value="5.43135813960239" calcext:value-type="float">
            <text:p>5.43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02395309" calcext:value-type="float">
            <text:p>2.395309E-007</text:p>
          </table:table-cell>
          <table:table-cell office:value-type="float" office:value="0.000000021405" calcext:value-type="float">
            <text:p>2.1405E-008</text:p>
          </table:table-cell>
          <table:table-cell office:value-type="float" office:value="0.0000000066457" calcext:value-type="float">
            <text:p>6.6457E-009</text:p>
          </table:table-cell>
          <table:table-cell office:value-type="float" office:value="12.2627670190205" calcext:value-type="float">
            <text:p>12.262767019</text:p>
          </table:table-cell>
          <table:table-cell office:value-type="float" office:value="12.2627670123748" calcext:value-type="float">
            <text:p>12.2627670124</text:p>
          </table:table-cell>
          <table:table-cell table:formula="of:=LOG([.E58];10)" office:value-type="float" office:value="-2.40823996531185" calcext:value-type="float">
            <text:p>-2.4082399653</text:p>
          </table:table-cell>
          <table:table-cell table:formula="of:=LOG([.F58];10)" office:value-type="float" office:value="-6.62063845371552" calcext:value-type="float">
            <text:p>-6.6206384537</text:p>
          </table:table-cell>
          <table:table-cell table:formula="of:=LOG([.G58];10)" office:value-type="float" office:value="-7.66948476782967" calcext:value-type="float">
            <text:p>-7.6694847678</text:p>
          </table:table-cell>
          <table:table-cell table:formula="of:=LOG([.H58];10)" office:value-type="float" office:value="-8.17745926752394" calcext:value-type="float">
            <text:p>-8.1774592675</text:p>
          </table:table-cell>
          <table:table-cell table:formula="of:=([.L58]-[.L57])/([.K58]-[.K57])" office:value-type="float" office:value="4.71726823094405" calcext:value-type="float">
            <text:p>4.72</text:p>
          </table:table-cell>
          <table:table-cell table:formula="of:=([.M58]-[.M57])/([.K58]-[.K57])" office:value-type="float" office:value="3.99825921278866" calcext:value-type="float">
            <text:p>4.00</text:p>
          </table:table-cell>
          <table:table-cell table:formula="of:=([.N58]-[.N57])/([.K58]-[.K57])" office:value-type="float" office:value="5.1651887777065" calcext:value-type="float">
            <text:p>5.17</text:p>
          </table:table-cell>
          <table:covered-table-cell table:number-columns-repeated="5"/>
        </table:table-row>
        <table:table-row table:style-name="ro1">
          <table:table-cell table:number-columns-repeated="14"/>
          <table:table-cell table:style-name="Default" table:number-columns-repeated="3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0324673056" calcext:value-type="float">
            <text:p>0.0003246731</text:p>
          </table:table-cell>
          <table:table-cell office:value-type="float" office:value="0.0000165112234" calcext:value-type="float">
            <text:p>1.65112234E-005</text:p>
          </table:table-cell>
          <table:table-cell office:value-type="float" office:value="0.0000415413472" calcext:value-type="float">
            <text:p>4.15413472E-005</text:p>
          </table:table-cell>
          <table:table-cell office:value-type="float" office:value="12.2627635468934" calcext:value-type="float">
            <text:p>12.2627635469</text:p>
          </table:table-cell>
          <table:table-cell office:value-type="float" office:value="12.2627220055462" calcext:value-type="float">
            <text:p>12.2627220055</text:p>
          </table:table-cell>
          <table:table-cell table:formula="of:=LOG([.E60];10)" office:value-type="float" office:value="-1.65321251377578" calcext:value-type="float">
            <text:p>-1.6532125138</text:p>
          </table:table-cell>
          <table:table-cell table:formula="of:=LOG([.F60];10)" office:value-type="float" office:value="-3.48855375115242" calcext:value-type="float">
            <text:p>-3.4885537512</text:p>
          </table:table-cell>
          <table:table-cell table:formula="of:=LOG([.G60];10)" office:value-type="float" office:value="-4.78222074647163" calcext:value-type="float">
            <text:p>-4.7822207465</text:p>
          </table:table-cell>
          <table:table-cell table:formula="of:=LOG([.H60];10)" office:value-type="float" office:value="-4.38151942325497" calcext:value-type="float">
            <text:p>-4.3815194233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056966249" calcext:value-type="float">
            <text:p>5.6966249E-005</text:p>
          </table:table-cell>
          <table:table-cell office:value-type="float" office:value="0.0000051691484" calcext:value-type="float">
            <text:p>5.1691484E-006</text:p>
          </table:table-cell>
          <table:table-cell office:value-type="float" office:value="0.0000066887423" calcext:value-type="float">
            <text:p>6.6887423E-006</text:p>
          </table:table-cell>
          <table:table-cell office:value-type="float" office:value="12.2627668251214" calcext:value-type="float">
            <text:p>12.2627668251</text:p>
          </table:table-cell>
          <table:table-cell office:value-type="float" office:value="12.2627601363792" calcext:value-type="float">
            <text:p>12.2627601364</text:p>
          </table:table-cell>
          <table:table-cell table:formula="of:=LOG([.E61];10)" office:value-type="float" office:value="-1.77815125038277" calcext:value-type="float">
            <text:p>-1.7781512504</text:p>
          </table:table-cell>
          <table:table-cell table:formula="of:=LOG([.F61];10)" office:value-type="float" office:value="-4.24438237615914" calcext:value-type="float">
            <text:p>-4.2443823762</text:p>
          </table:table-cell>
          <table:table-cell table:formula="of:=LOG([.G61];10)" office:value-type="float" office:value="-5.28658099958391" calcext:value-type="float">
            <text:p>-5.2865809996</text:p>
          </table:table-cell>
          <table:table-cell table:formula="of:=LOG([.H61];10)" office:value-type="float" office:value="-5.17465553597201" calcext:value-type="float">
            <text:p>-5.174655536</text:p>
          </table:table-cell>
          <table:table-cell table:formula="of:=([.L61]-[.L60])/([.K61]-[.K60])" office:value-type="float" office:value="6.04959394926671" calcext:value-type="float">
            <text:p>6.05</text:p>
          </table:table-cell>
          <table:table-cell table:formula="of:=([.M61]-[.M60])/([.K61]-[.K60])" office:value-type="float" office:value="4.0368605190781" calcext:value-type="float">
            <text:p>4.04</text:p>
          </table:table-cell>
          <table:table-cell table:formula="of:=([.N61]-[.N60])/([.K61]-[.K60])" office:value-type="float" office:value="6.348200200006" calcext:value-type="float">
            <text:p>6.35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49747581" calcext:value-type="float">
            <text:p>4.9747581E-006</text:p>
          </table:table-cell>
          <table:table-cell office:value-type="float" office:value="0.0000008078673" calcext:value-type="float">
            <text:p>8.078673E-007</text:p>
          </table:table-cell>
          <table:table-cell office:value-type="float" office:value="0.0000006128797" calcext:value-type="float">
            <text:p>6.128797E-007</text:p>
          </table:table-cell>
          <table:table-cell office:value-type="float" office:value="12.2627670178802" calcext:value-type="float">
            <text:p>12.2627670179</text:p>
          </table:table-cell>
          <table:table-cell office:value-type="float" office:value="12.2627664050005" calcext:value-type="float">
            <text:p>12.262766405</text:p>
          </table:table-cell>
          <table:table-cell table:formula="of:=LOG([.E62];10)" office:value-type="float" office:value="-2" calcext:value-type="float">
            <text:p>-2</text:p>
          </table:table-cell>
          <table:table-cell table:formula="of:=LOG([.F62];10)" office:value-type="float" office:value="-5.30322803218244" calcext:value-type="float">
            <text:p>-5.3032280322</text:p>
          </table:table-cell>
          <table:table-cell table:formula="of:=LOG([.G62];10)" office:value-type="float" office:value="-6.09265997042678" calcext:value-type="float">
            <text:p>-6.0926599704</text:p>
          </table:table-cell>
          <table:table-cell table:formula="of:=LOG([.H62];10)" office:value-type="float" office:value="-6.21262476325221" calcext:value-type="float">
            <text:p>-6.2126247633</text:p>
          </table:table-cell>
          <table:table-cell table:formula="of:=([.L62]-[.L61])/([.K62]-[.K61])" office:value-type="float" office:value="4.7728267923539" calcext:value-type="float">
            <text:p>4.77</text:p>
          </table:table-cell>
          <table:table-cell table:formula="of:=([.M62]-[.M61])/([.K62]-[.K61])" office:value-type="float" office:value="3.63346186189315" calcext:value-type="float">
            <text:p>3.63</text:p>
          </table:table-cell>
          <table:table-cell table:formula="of:=([.N62]-[.N61])/([.K62]-[.K61])" office:value-type="float" office:value="4.67872471253998" calcext:value-type="float">
            <text:p>4.68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18252136" calcext:value-type="float">
            <text:p>1.8252136E-006</text:p>
          </table:table-cell>
          <table:table-cell office:value-type="float" office:value="0.0000003138151" calcext:value-type="float">
            <text:p>3.138151E-007</text:p>
          </table:table-cell>
          <table:table-cell office:value-type="float" office:value="0.0000001894631" calcext:value-type="float">
            <text:p>1.894631E-007</text:p>
          </table:table-cell>
          <table:table-cell office:value-type="float" office:value="12.262767018931" calcext:value-type="float">
            <text:p>12.2627670189</text:p>
          </table:table-cell>
          <table:table-cell office:value-type="float" office:value="12.2627668294679" calcext:value-type="float">
            <text:p>12.2627668295</text:p>
          </table:table-cell>
          <table:table-cell table:formula="of:=LOG([.E63];10)" office:value-type="float" office:value="-2.09691001300806" calcext:value-type="float">
            <text:p>-2.096910013</text:p>
          </table:table-cell>
          <table:table-cell table:formula="of:=LOG([.F63];10)" office:value-type="float" office:value="-5.73868630387979" calcext:value-type="float">
            <text:p>-5.7386863039</text:p>
          </table:table-cell>
          <table:table-cell table:formula="of:=LOG([.G63];10)" office:value-type="float" office:value="-6.50332616307891" calcext:value-type="float">
            <text:p>-6.5033261631</text:p>
          </table:table-cell>
          <table:table-cell table:formula="of:=LOG([.H63];10)" office:value-type="float" office:value="-6.72247536103547" calcext:value-type="float">
            <text:p>-6.722475361</text:p>
          </table:table-cell>
          <table:table-cell table:formula="of:=([.L63]-[.L62])/([.K63]-[.K62])" office:value-type="float" office:value="4.49342909138962" calcext:value-type="float">
            <text:p>4.49</text:p>
          </table:table-cell>
          <table:table-cell table:formula="of:=([.M63]-[.M62])/([.K63]-[.K62])" office:value-type="float" office:value="4.23760331781184" calcext:value-type="float">
            <text:p>4.24</text:p>
          </table:table-cell>
          <table:table-cell table:formula="of:=([.N63]-[.N62])/([.K63]-[.K62])" office:value-type="float" office:value="5.261072431606" calcext:value-type="float">
            <text:p>5.26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3037192" calcext:value-type="float">
            <text:p>3.037192E-007</text:p>
          </table:table-cell>
          <table:table-cell office:value-type="float" office:value="0.0000000546165" calcext:value-type="float">
            <text:p>5.46165E-008</text:p>
          </table:table-cell>
          <table:table-cell office:value-type="float" office:value="0.0000000211307" calcext:value-type="float">
            <text:p>2.11307E-008</text:p>
          </table:table-cell>
          <table:table-cell office:value-type="float" office:value="12.262767019054" calcext:value-type="float">
            <text:p>12.2627670191</text:p>
          </table:table-cell>
          <table:table-cell office:value-type="float" office:value="12.2627669979233" calcext:value-type="float">
            <text:p>12.2627669979</text:p>
          </table:table-cell>
          <table:table-cell table:formula="of:=LOG([.E64];10)" office:value-type="float" office:value="-2.29003461136295" calcext:value-type="float">
            <text:p>-2.2900346114</text:p>
          </table:table-cell>
          <table:table-cell table:formula="of:=LOG([.F64];10)" office:value-type="float" office:value="-6.51752775272947" calcext:value-type="float">
            <text:p>-6.5175277527</text:p>
          </table:table-cell>
          <table:table-cell table:formula="of:=LOG([.G64];10)" office:value-type="float" office:value="-7.26267613428398" calcext:value-type="float">
            <text:p>-7.2626761343</text:p>
          </table:table-cell>
          <table:table-cell table:formula="of:=LOG([.H64];10)" office:value-type="float" office:value="-7.67508611576823" calcext:value-type="float">
            <text:p>-7.6750861158</text:p>
          </table:table-cell>
          <table:table-cell table:formula="of:=([.L64]-[.L63])/([.K64]-[.K63])" office:value-type="float" office:value="4.03284436826859" calcext:value-type="float">
            <text:p>4.03</text:p>
          </table:table-cell>
          <table:table-cell table:formula="of:=([.M64]-[.M63])/([.K64]-[.K63])" office:value-type="float" office:value="3.93191741328387" calcext:value-type="float">
            <text:p>3.93</text:p>
          </table:table-cell>
          <table:table-cell table:formula="of:=([.N64]-[.N63])/([.K64]-[.K63])" office:value-type="float" office:value="4.93262258069368" calcext:value-type="float">
            <text:p>4.93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106247" calcext:value-type="float">
            <text:p>1.06247E-007</text:p>
          </table:table-cell>
          <table:table-cell office:value-type="float" office:value="0.0000000192556" calcext:value-type="float">
            <text:p>1.92556E-008</text:p>
          </table:table-cell>
          <table:table-cell office:value-type="float" office:value="0.0000000057268" calcext:value-type="float">
            <text:p>5.7268E-009</text:p>
          </table:table-cell>
          <table:table-cell office:value-type="float" office:value="12.2627670190568" calcext:value-type="float">
            <text:p>12.2627670191</text:p>
          </table:table-cell>
          <table:table-cell office:value-type="float" office:value="12.2627670133301" calcext:value-type="float">
            <text:p>12.2627670133</text:p>
          </table:table-cell>
          <table:table-cell table:formula="of:=LOG([.E65];10)" office:value-type="float" office:value="-2.40654018042853" calcext:value-type="float">
            <text:p>-2.4065401804</text:p>
          </table:table-cell>
          <table:table-cell table:formula="of:=LOG([.F65];10)" office:value-type="float" office:value="-6.9736833238832" calcext:value-type="float">
            <text:p>-6.9736833239</text:p>
          </table:table-cell>
          <table:table-cell table:formula="of:=LOG([.G65];10)" office:value-type="float" office:value="-7.71544294431576" calcext:value-type="float">
            <text:p>-7.7154429443</text:p>
          </table:table-cell>
          <table:table-cell table:formula="of:=LOG([.H65];10)" office:value-type="float" office:value="-8.24208798371277" calcext:value-type="float">
            <text:p>-8.2420879837</text:p>
          </table:table-cell>
          <table:table-cell table:formula="of:=([.L65]-[.L64])/([.K65]-[.K64])" office:value-type="float" office:value="3.91531130067259" calcext:value-type="float">
            <text:p>3.92</text:p>
          </table:table-cell>
          <table:table-cell table:formula="of:=([.M65]-[.M64])/([.K65]-[.K64])" office:value-type="float" office:value="3.8862246128075" calcext:value-type="float">
            <text:p>3.89</text:p>
          </table:table-cell>
          <table:table-cell table:formula="of:=([.N65]-[.N64])/([.K65]-[.K64])" office:value-type="float" office:value="4.86673617829724" calcext:value-type="float">
            <text:p>4.87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0804050618" calcext:value-type="float">
            <text:p>8.04050618E-005</text:p>
          </table:table-cell>
          <table:table-cell office:value-type="float" office:value="0.0000107829129" calcext:value-type="float">
            <text:p>1.07829129E-005</text:p>
          </table:table-cell>
          <table:table-cell office:value-type="float" office:value="0.0000216287369" calcext:value-type="float">
            <text:p>2.16287369E-005</text:p>
          </table:table-cell>
          <table:table-cell office:value-type="float" office:value="12.2627669330178" calcext:value-type="float">
            <text:p>12.262766933</text:p>
          </table:table-cell>
          <table:table-cell office:value-type="float" office:value="12.2627453042809" calcext:value-type="float">
            <text:p>12.2627453043</text:p>
          </table:table-cell>
          <table:table-cell table:formula="of:=LOG([.E67];10)" office:value-type="float" office:value="-1.68124123737628" calcext:value-type="float">
            <text:p>-1.6812412374</text:p>
          </table:table-cell>
          <table:table-cell table:formula="of:=LOG([.F67];10)" office:value-type="float" office:value="-4.09471660992554" calcext:value-type="float">
            <text:p>-4.0947166099</text:p>
          </table:table-cell>
          <table:table-cell table:formula="of:=LOG([.G67];10)" office:value-type="float" office:value="-4.96726390283114" calcext:value-type="float">
            <text:p>-4.9672639028</text:p>
          </table:table-cell>
          <table:table-cell table:formula="of:=LOG([.H67];10)" office:value-type="float" office:value="-4.66496884225196" calcext:value-type="float">
            <text:p>-4.6649688423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224776757" calcext:value-type="float">
            <text:p>2.24776757E-005</text:p>
          </table:table-cell>
          <table:table-cell office:value-type="float" office:value="0.0000035864493" calcext:value-type="float">
            <text:p>3.5864493E-006</text:p>
          </table:table-cell>
          <table:table-cell office:value-type="float" office:value="0.0000046347443" calcext:value-type="float">
            <text:p>4.6347443E-006</text:p>
          </table:table-cell>
          <table:table-cell office:value-type="float" office:value="12.2627670168172" calcext:value-type="float">
            <text:p>12.2627670168</text:p>
          </table:table-cell>
          <table:table-cell office:value-type="float" office:value="12.2627623820729" calcext:value-type="float">
            <text:p>12.2627623821</text:p>
          </table:table-cell>
          <table:table-cell table:formula="of:=LOG([.E68];10)" office:value-type="float" office:value="-1.8195439355423" calcext:value-type="float">
            <text:p>-1.8195439355</text:p>
          </table:table-cell>
          <table:table-cell table:formula="of:=LOG([.F68];10)" office:value-type="float" office:value="-4.64824859892382" calcext:value-type="float">
            <text:p>-4.6482485989</text:p>
          </table:table-cell>
          <table:table-cell table:formula="of:=LOG([.G68];10)" office:value-type="float" office:value="-5.4453353042084" calcext:value-type="float">
            <text:p>-5.4453353042</text:p>
          </table:table-cell>
          <table:table-cell table:formula="of:=LOG([.H68];10)" office:value-type="float" office:value="-5.33397422099354" calcext:value-type="float">
            <text:p>-5.333974221</text:p>
          </table:table-cell>
          <table:table-cell table:formula="of:=([.L68]-[.L67])/([.K68]-[.K67])" office:value-type="float" office:value="4.00232241553095" calcext:value-type="float">
            <text:p>4.00</text:p>
          </table:table-cell>
          <table:table-cell table:formula="of:=([.M68]-[.M67])/([.K68]-[.K67])" office:value-type="float" office:value="3.4567033594918" calcext:value-type="float">
            <text:p>3.46</text:p>
          </table:table-cell>
          <table:table-cell table:formula="of:=([.N68]-[.N67])/([.K68]-[.K67])" office:value-type="float" office:value="4.83725471457181" calcext:value-type="float">
            <text:p>4.84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46883795" calcext:value-type="float">
            <text:p>4.6883795E-006</text:p>
          </table:table-cell>
          <table:table-cell office:value-type="float" office:value="0.0000008062766" calcext:value-type="float">
            <text:p>8.062766E-007</text:p>
          </table:table-cell>
          <table:table-cell office:value-type="float" office:value="0.0000006565012" calcext:value-type="float">
            <text:p>6.565012E-007</text:p>
          </table:table-cell>
          <table:table-cell office:value-type="float" office:value="12.2627670190384" calcext:value-type="float">
            <text:p>12.262767019</text:p>
          </table:table-cell>
          <table:table-cell office:value-type="float" office:value="12.2627663625372" calcext:value-type="float">
            <text:p>12.2627663625</text:p>
          </table:table-cell>
          <table:table-cell table:formula="of:=LOG([.E69];10)" office:value-type="float" office:value="-1.98227123303818" calcext:value-type="float">
            <text:p>-1.982271233</text:p>
          </table:table-cell>
          <table:table-cell table:formula="of:=LOG([.F69];10)" office:value-type="float" office:value="-5.32897724168168" calcext:value-type="float">
            <text:p>-5.3289772417</text:p>
          </table:table-cell>
          <table:table-cell table:formula="of:=LOG([.G69];10)" office:value-type="float" office:value="-6.09351594424175" calcext:value-type="float">
            <text:p>-6.0935159442</text:p>
          </table:table-cell>
          <table:table-cell table:formula="of:=LOG([.H69];10)" office:value-type="float" office:value="-6.18276447573916" calcext:value-type="float">
            <text:p>-6.1827644757</text:p>
          </table:table-cell>
          <table:table-cell table:formula="of:=([.L69]-[.L68])/([.K69]-[.K68])" office:value-type="float" office:value="4.18324800591686" calcext:value-type="float">
            <text:p>4.18</text:p>
          </table:table-cell>
          <table:table-cell table:formula="of:=([.M69]-[.M68])/([.K69]-[.K68])" office:value-type="float" office:value="3.98323237716019" calcext:value-type="float">
            <text:p>3.98</text:p>
          </table:table-cell>
          <table:table-cell table:formula="of:=([.N69]-[.N68])/([.K69]-[.K68])" office:value-type="float" office:value="5.2160287045087" calcext:value-type="float">
            <text:p>5.22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15699001" calcext:value-type="float">
            <text:p>1.5699001E-006</text:p>
          </table:table-cell>
          <table:table-cell office:value-type="float" office:value="0.0000002770153" calcext:value-type="float">
            <text:p>0.000000277</text:p>
          </table:table-cell>
          <table:table-cell office:value-type="float" office:value="0.0000001680671" calcext:value-type="float">
            <text:p>1.680671E-007</text:p>
          </table:table-cell>
          <table:table-cell office:value-type="float" office:value="12.2627670190641" calcext:value-type="float">
            <text:p>12.2627670191</text:p>
          </table:table-cell>
          <table:table-cell office:value-type="float" office:value="12.262766850997" calcext:value-type="float">
            <text:p>12.262766851</text:p>
          </table:table-cell>
          <table:table-cell table:formula="of:=LOG([.E70];10)" office:value-type="float" office:value="-2.100370545118" calcext:value-type="float">
            <text:p>-2.1003705451</text:p>
          </table:table-cell>
          <table:table-cell table:formula="of:=LOG([.F70];10)" office:value-type="float" office:value="-5.80412798287684" calcext:value-type="float">
            <text:p>-5.8041279829</text:p>
          </table:table-cell>
          <table:table-cell table:formula="of:=LOG([.G70];10)" office:value-type="float" office:value="-6.55749624349125" calcext:value-type="float">
            <text:p>-6.5574962435</text:p>
          </table:table-cell>
          <table:table-cell table:formula="of:=LOG([.H70];10)" office:value-type="float" office:value="-6.77451729362101" calcext:value-type="float">
            <text:p>-6.7745172936</text:p>
          </table:table-cell>
          <table:table-cell table:formula="of:=([.L70]-[.L69])/([.K70]-[.K69])" office:value-type="float" office:value="4.02331506278402" calcext:value-type="float">
            <text:p>4.02</text:p>
          </table:table-cell>
          <table:table-cell table:formula="of:=([.M70]-[.M69])/([.K70]-[.K69])" office:value-type="float" office:value="3.92872990602953" calcext:value-type="float">
            <text:p>3.93</text:p>
          </table:table-cell>
          <table:table-cell table:formula="of:=([.N70]-[.N69])/([.K70]-[.K69])" office:value-type="float" office:value="5.01063729720887" calcext:value-type="float">
            <text:p>5.01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2987839" calcext:value-type="float">
            <text:p>2.987839E-007</text:p>
          </table:table-cell>
          <table:table-cell office:value-type="float" office:value="0.0000000537635" calcext:value-type="float">
            <text:p>5.37635E-008</text:p>
          </table:table-cell>
          <table:table-cell office:value-type="float" office:value="0.0000000210089" calcext:value-type="float">
            <text:p>0.000000021</text:p>
          </table:table-cell>
          <table:table-cell office:value-type="float" office:value="12.2627670190656" calcext:value-type="float">
            <text:p>12.2627670191</text:p>
          </table:table-cell>
          <table:table-cell office:value-type="float" office:value="12.2627669980567" calcext:value-type="float">
            <text:p>12.2627669981</text:p>
          </table:table-cell>
          <table:table-cell table:formula="of:=LOG([.E71];10)" office:value-type="float" office:value="-2.28330122870633" calcext:value-type="float">
            <text:p>-2.2833012287</text:p>
          </table:table-cell>
          <table:table-cell table:formula="of:=LOG([.F71];10)" office:value-type="float" office:value="-6.52464280822726" calcext:value-type="float">
            <text:p>-6.5246428082</text:p>
          </table:table-cell>
          <table:table-cell table:formula="of:=LOG([.G71];10)" office:value-type="float" office:value="-7.26951246649425" calcext:value-type="float">
            <text:p>-7.2695124665</text:p>
          </table:table-cell>
          <table:table-cell table:formula="of:=LOG([.H71];10)" office:value-type="float" office:value="-7.67759668612029" calcext:value-type="float">
            <text:p>-7.6775966861</text:p>
          </table:table-cell>
          <table:table-cell table:formula="of:=([.L71]-[.L70])/([.K71]-[.K70])" office:value-type="float" office:value="3.93873138839774" calcext:value-type="float">
            <text:p>3.94</text:p>
          </table:table-cell>
          <table:table-cell table:formula="of:=([.M71]-[.M70])/([.K71]-[.K70])" office:value-type="float" office:value="3.89227334111603" calcext:value-type="float">
            <text:p>3.89</text:p>
          </table:table-cell>
          <table:table-cell table:formula="of:=([.N71]-[.N70])/([.K71]-[.K70])" office:value-type="float" office:value="4.93672999403193" calcext:value-type="float">
            <text:p>4.94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928468" calcext:value-type="float">
            <text:p>9.28468E-008</text:p>
          </table:table-cell>
          <table:table-cell office:value-type="float" office:value="0.0000000168159" calcext:value-type="float">
            <text:p>1.68159E-008</text:p>
          </table:table-cell>
          <table:table-cell office:value-type="float" office:value="0.0000000048658" calcext:value-type="float">
            <text:p>4.8658E-009</text:p>
          </table:table-cell>
          <table:table-cell office:value-type="float" office:value="12.2627670190657" calcext:value-type="float">
            <text:p>12.2627670191</text:p>
          </table:table-cell>
          <table:table-cell office:value-type="float" office:value="12.2627670141999" calcext:value-type="float">
            <text:p>12.2627670142</text:p>
          </table:table-cell>
          <table:table-cell table:formula="of:=LOG([.E72];10)" office:value-type="float" office:value="-2.41161970596861" calcext:value-type="float">
            <text:p>-2.411619706</text:p>
          </table:table-cell>
          <table:table-cell table:formula="of:=LOG([.F72];10)" office:value-type="float" office:value="-7.03223305978948" calcext:value-type="float">
            <text:p>-7.0322330598</text:p>
          </table:table-cell>
          <table:table-cell table:formula="of:=LOG([.G72];10)" office:value-type="float" office:value="-7.77427988395007" calcext:value-type="float">
            <text:p>-7.774279884</text:p>
          </table:table-cell>
          <table:table-cell table:formula="of:=LOG([.H72];10)" office:value-type="float" office:value="-8.31284574593571" calcext:value-type="float">
            <text:p>-8.3128457459</text:p>
          </table:table-cell>
          <table:table-cell table:formula="of:=([.L72]-[.L71])/([.K72]-[.K71])" office:value-type="float" office:value="3.95570663237133" calcext:value-type="float">
            <text:p>3.96</text:p>
          </table:table-cell>
          <table:table-cell table:formula="of:=([.M72]-[.M71])/([.K72]-[.K71])" office:value-type="float" office:value="3.93370797585185" calcext:value-type="float">
            <text:p>3.93</text:p>
          </table:table-cell>
          <table:table-cell table:formula="of:=([.N72]-[.N71])/([.K72]-[.K71])" office:value-type="float" office:value="4.95056575926279" calcext:value-type="float">
            <text:p>4.95</text:p>
          </table:table-cell>
          <table:covered-table-cell table:number-columns-repeated="5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1.0046600873183" calcext:value-type="float">
            <text:p>1.0046600873</text:p>
          </table:table-cell>
          <table:table-cell office:value-type="float" office:value="0.1669804625585" calcext:value-type="float">
            <text:p>0.1669804626</text:p>
          </table:table-cell>
          <table:table-cell office:value-type="float" office:value="0.4727264855476" calcext:value-type="float">
            <text:p>0.4727264855</text:p>
          </table:table-cell>
          <table:table-cell office:value-type="float" office:value="12.2551179787172" calcext:value-type="float">
            <text:p>12.2551179787</text:p>
          </table:table-cell>
          <table:table-cell office:value-type="float" office:value="11.7823914931696" calcext:value-type="float">
            <text:p>11.7823914932</text:p>
          </table:table-cell>
          <table:table-cell table:formula="of:=LOG([.E76];10)" office:value-type="float" office:value="-1.68124123737628" calcext:value-type="float">
            <text:p>-1.6812412374</text:p>
          </table:table-cell>
          <table:table-cell table:formula="of:=LOG([.F76];10)" office:value-type="float" office:value="0.00201914914742466" calcext:value-type="float">
            <text:p>0.0020191491</text:p>
          </table:table-cell>
          <table:table-cell table:formula="of:=LOG([.G76];10)" office:value-type="float" office:value="-0.777334340226104" calcext:value-type="float">
            <text:p>-0.7773343402</text:p>
          </table:table-cell>
          <table:table-cell table:formula="of:=LOG([.H76];10)" office:value-type="float" office:value="-0.325390064705887" calcext:value-type="float">
            <text:p>-0.3253900647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SIMPLE+Central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871186509028" calcext:value-type="float">
            <text:p>0.5871186509</text:p>
          </table:table-cell>
          <table:table-cell office:value-type="float" office:value="0.0910658138643" calcext:value-type="float">
            <text:p>0.0910658139</text:p>
          </table:table-cell>
          <table:table-cell office:value-type="float" office:value="0.166629366692" calcext:value-type="float">
            <text:p>0.1666293667</text:p>
          </table:table-cell>
          <table:table-cell office:value-type="float" office:value="12.2603200761095" calcext:value-type="float">
            <text:p>12.2603200761</text:p>
          </table:table-cell>
          <table:table-cell office:value-type="float" office:value="12.0936907094176" calcext:value-type="float">
            <text:p>12.0936907094</text:p>
          </table:table-cell>
          <table:table-cell table:formula="of:=LOG([.E77];10)" office:value-type="float" office:value="-1.80617997398389" calcext:value-type="float">
            <text:p>-1.806179974</text:p>
          </table:table-cell>
          <table:table-cell table:formula="of:=LOG([.F77];10)" office:value-type="float" office:value="-0.23127412324095" calcext:value-type="float">
            <text:p>-0.2312741232</text:p>
          </table:table-cell>
          <table:table-cell table:formula="of:=LOG([.G77];10)" office:value-type="float" office:value="-1.04064462672074" calcext:value-type="float">
            <text:p>-1.0406446267</text:p>
          </table:table-cell>
          <table:table-cell table:formula="of:=LOG([.H77];10)" office:value-type="float" office:value="-0.778248456300421" calcext:value-type="float">
            <text:p>-0.7782484563</text:p>
          </table:table-cell>
          <table:table-cell table:formula="of:=([.L77]-[.L76])/([.K77]-[.K76])" office:value-type="float" office:value="1.86726133721905" calcext:value-type="float">
            <text:p>1.87</text:p>
          </table:table-cell>
          <table:table-cell table:formula="of:=([.M77]-[.M76])/([.K77]-[.K76])" office:value-type="float" office:value="2.1075152002026" calcext:value-type="float">
            <text:p>2.11</text:p>
          </table:table-cell>
          <table:table-cell table:formula="of:=([.N77]-[.N76])/([.K77]-[.K76])" office:value-type="float" office:value="3.62464359645981" calcext:value-type="float">
            <text:p>3.62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2518257951413" calcext:value-type="float">
            <text:p>0.2518257951</text:p>
          </table:table-cell>
          <table:table-cell office:value-type="float" office:value="0.0411626938147" calcext:value-type="float">
            <text:p>0.0411626938</text:p>
          </table:table-cell>
          <table:table-cell office:value-type="float" office:value="0.0290165416372" calcext:value-type="float">
            <text:p>0.0290165416</text:p>
          </table:table-cell>
          <table:table-cell office:value-type="float" office:value="12.262279917795" calcext:value-type="float">
            <text:p>12.2622799178</text:p>
          </table:table-cell>
          <table:table-cell office:value-type="float" office:value="12.2332633761578" calcext:value-type="float">
            <text:p>12.2332633762</text:p>
          </table:table-cell>
          <table:table-cell table:formula="of:=LOG([.E78];10)" office:value-type="float" office:value="-1.98227123303818" calcext:value-type="float">
            <text:p>-1.982271233</text:p>
          </table:table-cell>
          <table:table-cell table:formula="of:=LOG([.F78];10)" office:value-type="float" office:value="-0.598899786087777" calcext:value-type="float">
            <text:p>-0.5988997861</text:p>
          </table:table-cell>
          <table:table-cell table:formula="of:=LOG([.G78];10)" office:value-type="float" office:value="-1.38549621139801" calcext:value-type="float">
            <text:p>-1.3854962114</text:p>
          </table:table-cell>
          <table:table-cell table:formula="of:=LOG([.H78];10)" office:value-type="float" office:value="-1.53735435059513" calcext:value-type="float">
            <text:p>-1.5373543506</text:p>
          </table:table-cell>
          <table:table-cell table:formula="of:=([.L78]-[.L77])/([.K78]-[.K77])" office:value-type="float" office:value="2.08769966675906" calcext:value-type="float">
            <text:p>2.09</text:p>
          </table:table-cell>
          <table:table-cell table:formula="of:=([.M78]-[.M77])/([.K78]-[.K77])" office:value-type="float" office:value="1.95836855576654" calcext:value-type="float">
            <text:p>1.96</text:p>
          </table:table-cell>
          <table:table-cell table:formula="of:=([.N78]-[.N77])/([.K78]-[.K77])" office:value-type="float" office:value="4.31086641308335" calcext:value-type="float">
            <text:p>4.31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378916303161" calcext:value-type="float">
            <text:p>0.1378916303</text:p>
          </table:table-cell>
          <table:table-cell office:value-type="float" office:value="0.0235200035459" calcext:value-type="float">
            <text:p>0.0235200035</text:p>
          </table:table-cell>
          <table:table-cell office:value-type="float" office:value="0.008356079995" calcext:value-type="float">
            <text:p>0.00835608</text:p>
          </table:table-cell>
          <table:table-cell office:value-type="float" office:value="12.262612482368" calcext:value-type="float">
            <text:p>12.2626124824</text:p>
          </table:table-cell>
          <table:table-cell office:value-type="float" office:value="12.2542564023729" calcext:value-type="float">
            <text:p>12.2542564024</text:p>
          </table:table-cell>
          <table:table-cell table:formula="of:=LOG([.E79];10)" office:value-type="float" office:value="-2.10720996964787" calcext:value-type="float">
            <text:p>-2.1072099696</text:p>
          </table:table-cell>
          <table:table-cell table:formula="of:=LOG([.F79];10)" office:value-type="float" office:value="-0.86046209363449" calcext:value-type="float">
            <text:p>-0.8604620936</text:p>
          </table:table-cell>
          <table:table-cell table:formula="of:=LOG([.G79];10)" office:value-type="float" office:value="-1.62856261712121" calcext:value-type="float">
            <text:p>-1.6285626171</text:p>
          </table:table-cell>
          <table:table-cell table:formula="of:=LOG([.H79];10)" office:value-type="float" office:value="-2.07799741105401" calcext:value-type="float">
            <text:p>-2.0779974111</text:p>
          </table:table-cell>
          <table:table-cell table:formula="of:=([.L79]-[.L78])/([.K79]-[.K78])" office:value-type="float" office:value="2.09352451164795" calcext:value-type="float">
            <text:p>2.09</text:p>
          </table:table-cell>
          <table:table-cell table:formula="of:=([.M79]-[.M78])/([.K79]-[.K78])" office:value-type="float" office:value="1.94548474171423" calcext:value-type="float">
            <text:p>1.95</text:p>
          </table:table-cell>
          <table:table-cell table:formula="of:=([.N79]-[.N78])/([.K79]-[.K78])" office:value-type="float" office:value="4.32726530721901" calcext:value-type="float">
            <text:p>4.33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598695932097" calcext:value-type="float">
            <text:p>0.0598695932</text:p>
          </table:table-cell>
          <table:table-cell office:value-type="float" office:value="0.0105899370824" calcext:value-type="float">
            <text:p>0.0105899371</text:p>
          </table:table-cell>
          <table:table-cell office:value-type="float" office:value="0.0015177424359" calcext:value-type="float">
            <text:p>0.0015177424</text:p>
          </table:table-cell>
          <table:table-cell office:value-type="float" office:value="12.2627364348223" calcext:value-type="float">
            <text:p>12.2627364348</text:p>
          </table:table-cell>
          <table:table-cell office:value-type="float" office:value="12.2612186923864" calcext:value-type="float">
            <text:p>12.2612186924</text:p>
          </table:table-cell>
          <table:table-cell table:formula="of:=LOG([.E80];10)" office:value-type="float" office:value="-2.28330122870633" calcext:value-type="float">
            <text:p>-2.2833012287</text:p>
          </table:table-cell>
          <table:table-cell table:formula="of:=LOG([.F80];10)" office:value-type="float" office:value="-1.2227936927042" calcext:value-type="float">
            <text:p>-1.2227936927</text:p>
          </table:table-cell>
          <table:table-cell table:formula="of:=LOG([.G80];10)" office:value-type="float" office:value="-1.97510662014253" calcext:value-type="float">
            <text:p>-1.9751066201</text:p>
          </table:table-cell>
          <table:table-cell table:formula="of:=LOG([.H80];10)" office:value-type="float" office:value="-2.81880192287938" calcext:value-type="float">
            <text:p>-2.8188019229</text:p>
          </table:table-cell>
          <table:table-cell table:formula="of:=([.L80]-[.L79])/([.K80]-[.K79])" office:value-type="float" office:value="2.05763534775694" calcext:value-type="float">
            <text:p>2.06</text:p>
          </table:table-cell>
          <table:table-cell table:formula="of:=([.M80]-[.M79])/([.K80]-[.K79])" office:value-type="float" office:value="1.96797958555269" calcext:value-type="float">
            <text:p>1.97</text:p>
          </table:table-cell>
          <table:table-cell table:formula="of:=([.N80]-[.N79])/([.K80]-[.K79])" office:value-type="float" office:value="4.20693517546732" calcext:value-type="float">
            <text:p>4.21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33783206127" calcext:value-type="float">
            <text:p>0.0333783206</text:p>
          </table:table-cell>
          <table:table-cell office:value-type="float" office:value="0.0059850507215" calcext:value-type="float">
            <text:p>0.0059850507</text:p>
          </table:table-cell>
          <table:table-cell office:value-type="float" office:value="0.0004648222457" calcext:value-type="float">
            <text:p>0.0004648222</text:p>
          </table:table-cell>
          <table:table-cell office:value-type="float" office:value="12.2627573355436" calcext:value-type="float">
            <text:p>12.2627573355</text:p>
          </table:table-cell>
          <table:table-cell office:value-type="float" office:value="12.2622925132979" calcext:value-type="float">
            <text:p>12.2622925133</text:p>
          </table:table-cell>
          <table:table-cell table:formula="of:=LOG([.E81];10)" office:value-type="float" office:value="-2.40823996531185" calcext:value-type="float">
            <text:p>-2.4082399653</text:p>
          </table:table-cell>
          <table:table-cell table:formula="of:=LOG([.F81];10)" office:value-type="float" office:value="-1.47653551807574" calcext:value-type="float">
            <text:p>-1.4765355181</text:p>
          </table:table-cell>
          <table:table-cell table:formula="of:=LOG([.G81];10)" office:value-type="float" office:value="-2.22293216472721" calcext:value-type="float">
            <text:p>-2.2229321647</text:p>
          </table:table-cell>
          <table:table-cell table:formula="of:=LOG([.H81];10)" office:value-type="float" office:value="-3.33271309543363" calcext:value-type="float">
            <text:p>-3.3327130954</text:p>
          </table:table-cell>
          <table:table-cell table:formula="of:=([.L81]-[.L80])/([.K81]-[.K80])" office:value-type="float" office:value="2.03092997628669" calcext:value-type="float">
            <text:p>2.03</text:p>
          </table:table-cell>
          <table:table-cell table:formula="of:=([.M81]-[.M80])/([.K81]-[.K80])" office:value-type="float" office:value="1.98357652172486" calcext:value-type="float">
            <text:p>1.98</text:p>
          </table:table-cell>
          <table:table-cell table:formula="of:=([.N81]-[.N80])/([.K81]-[.K80])" office:value-type="float" office:value="4.11330534081571" calcext:value-type="float">
            <text:p>4.11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303471304108" calcext:value-type="float">
            <text:p>0.0303471304</text:p>
          </table:table-cell>
          <table:table-cell office:value-type="float" office:value="0.0026858292768" calcext:value-type="float">
            <text:p>0.0026858293</text:p>
          </table:table-cell>
          <table:table-cell office:value-type="float" office:value="0.0009548870919" calcext:value-type="float">
            <text:p>0.0009548871</text:p>
          </table:table-cell>
          <table:table-cell office:value-type="float" office:value="12.2623015494371" calcext:value-type="float">
            <text:p>12.2623015494</text:p>
          </table:table-cell>
          <table:table-cell office:value-type="float" office:value="12.263256436529" calcext:value-type="float">
            <text:p>12.2632564365</text:p>
          </table:table-cell>
          <table:table-cell table:formula="of:=LOG([.E83];10)" office:value-type="float" office:value="-1.68124123737628" calcext:value-type="float">
            <text:p>-1.6812412374</text:p>
          </table:table-cell>
          <table:table-cell table:formula="of:=LOG([.F83];10)" office:value-type="float" office:value="-1.51788236902612" calcext:value-type="float">
            <text:p>-1.517882369</text:p>
          </table:table-cell>
          <table:table-cell table:formula="of:=LOG([.G83];10)" office:value-type="float" office:value="-2.57092159647002" calcext:value-type="float">
            <text:p>-2.5709215965</text:p>
          </table:table-cell>
          <table:table-cell table:formula="of:=LOG([.H83];10)" office:value-type="float" office:value="-3.02004797738349" calcext:value-type="float">
            <text:p>-3.0200479774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71795608433" calcext:value-type="float">
            <text:p>0.0071795608</text:p>
          </table:table-cell>
          <table:table-cell office:value-type="float" office:value="0.0005869968245" calcext:value-type="float">
            <text:p>0.0005869968</text:p>
          </table:table-cell>
          <table:table-cell office:value-type="float" office:value="0.000483413385" calcext:value-type="float">
            <text:p>0.0004834134</text:p>
          </table:table-cell>
          <table:table-cell office:value-type="float" office:value="12.262675144732" calcext:value-type="float">
            <text:p>12.2626751447</text:p>
          </table:table-cell>
          <table:table-cell office:value-type="float" office:value="12.2631585581169" calcext:value-type="float">
            <text:p>12.2631585581</text:p>
          </table:table-cell>
          <table:table-cell table:formula="of:=LOG([.E84];10)" office:value-type="float" office:value="-1.79934054945402" calcext:value-type="float">
            <text:p>-1.7993405495</text:p>
          </table:table-cell>
          <table:table-cell table:formula="of:=LOG([.F84];10)" office:value-type="float" office:value="-2.14390211970818" calcext:value-type="float">
            <text:p>-2.1439021197</text:p>
          </table:table-cell>
          <table:table-cell table:formula="of:=LOG([.G84];10)" office:value-type="float" office:value="-3.23136424816611" calcext:value-type="float">
            <text:p>-3.2313642482</text:p>
          </table:table-cell>
          <table:table-cell table:formula="of:=LOG([.H84];10)" office:value-type="float" office:value="-3.3156813287915" calcext:value-type="float">
            <text:p>-3.3156813288</text:p>
          </table:table-cell>
          <table:table-cell table:formula="of:=([.L84]-[.L83])/([.K84]-[.K83])" office:value-type="float" office:value="5.30079083161814" calcext:value-type="float">
            <text:p>5.30</text:p>
          </table:table-cell>
          <table:table-cell table:formula="of:=([.M84]-[.M83])/([.K84]-[.K83])" office:value-type="float" office:value="5.59226501896455" calcext:value-type="float">
            <text:p>5.59</text:p>
          </table:table-cell>
          <table:table-cell table:formula="of:=([.N84]-[.N83])/([.K84]-[.K83])" office:value-type="float" office:value="2.50326057118289" calcext:value-type="float">
            <text:p>2.50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7982080486" calcext:value-type="float">
            <text:p>0.000798208</text:p>
          </table:table-cell>
          <table:table-cell office:value-type="float" office:value="0.0000390383668" calcext:value-type="float">
            <text:p>3.90383668E-005</text:p>
          </table:table-cell>
          <table:table-cell office:value-type="float" office:value="0.0000384988807" calcext:value-type="float">
            <text:p>3.84988807E-005</text:p>
          </table:table-cell>
          <table:table-cell office:value-type="float" office:value="12.2627596238924" calcext:value-type="float">
            <text:p>12.2627596239</text:p>
          </table:table-cell>
          <table:table-cell office:value-type="float" office:value="12.2627211250117" calcext:value-type="float">
            <text:p>12.262721125</text:p>
          </table:table-cell>
          <table:table-cell table:formula="of:=LOG([.E85];10)" office:value-type="float" office:value="-1.98227123303818" calcext:value-type="float">
            <text:p>-1.982271233</text:p>
          </table:table-cell>
          <table:table-cell table:formula="of:=LOG([.F85];10)" office:value-type="float" office:value="-3.09788389739271" calcext:value-type="float">
            <text:p>-3.0978838974</text:p>
          </table:table-cell>
          <table:table-cell table:formula="of:=LOG([.G85];10)" office:value-type="float" office:value="-4.40850835966786" calcext:value-type="float">
            <text:p>-4.4085083597</text:p>
          </table:table-cell>
          <table:table-cell table:formula="of:=LOG([.H85];10)" office:value-type="float" office:value="-4.41455189680007" calcext:value-type="float">
            <text:p>-4.4145518968</text:p>
          </table:table-cell>
          <table:table-cell table:formula="of:=([.L85]-[.L84])/([.K85]-[.K84])" office:value-type="float" office:value="5.21499050346916" calcext:value-type="float">
            <text:p>5.21</text:p>
          </table:table-cell>
          <table:table-cell table:formula="of:=([.M85]-[.M84])/([.K85]-[.K84])" office:value-type="float" office:value="6.43491889079486" calcext:value-type="float">
            <text:p>6.43</text:p>
          </table:table-cell>
          <table:table-cell table:formula="of:=([.N85]-[.N84])/([.K85]-[.K84])" office:value-type="float" office:value="6.00703253537563" calcext:value-type="float">
            <text:p>6.01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2163413902" calcext:value-type="float">
            <text:p>0.0002163414</text:p>
          </table:table-cell>
          <table:table-cell office:value-type="float" office:value="0.0000051261324" calcext:value-type="float">
            <text:p>5.1261324E-006</text:p>
          </table:table-cell>
          <table:table-cell office:value-type="float" office:value="0.0000046952029" calcext:value-type="float">
            <text:p>4.6952029E-006</text:p>
          </table:table-cell>
          <table:table-cell office:value-type="float" office:value="12.262765759521" calcext:value-type="float">
            <text:p>12.2627657595</text:p>
          </table:table-cell>
          <table:table-cell office:value-type="float" office:value="12.2627610643181" calcext:value-type="float">
            <text:p>12.2627610643</text:p>
          </table:table-cell>
          <table:table-cell table:formula="of:=LOG([.E86];10)" office:value-type="float" office:value="-2.11058971029903" calcext:value-type="float">
            <text:p>-2.1105897103</text:p>
          </table:table-cell>
          <table:table-cell table:formula="of:=LOG([.F86];10)" office:value-type="float" office:value="-3.66486038386269" calcext:value-type="float">
            <text:p>-3.6648603839</text:p>
          </table:table-cell>
          <table:table-cell table:formula="of:=LOG([.G86];10)" office:value-type="float" office:value="-5.29021018085821" calcext:value-type="float">
            <text:p>-5.2902101809</text:p>
          </table:table-cell>
          <table:table-cell table:formula="of:=LOG([.H86];10)" office:value-type="float" office:value="-5.32834563525168" calcext:value-type="float">
            <text:p>-5.3283456353</text:p>
          </table:table-cell>
          <table:table-cell table:formula="of:=([.L86]-[.L85])/([.K86]-[.K85])" office:value-type="float" office:value="4.4185100896841" calcext:value-type="float">
            <text:p>4.42</text:p>
          </table:table-cell>
          <table:table-cell table:formula="of:=([.M86]-[.M85])/([.K86]-[.K85])" office:value-type="float" office:value="6.87119922252487" calcext:value-type="float">
            <text:p>6.87</text:p>
          </table:table-cell>
          <table:table-cell table:formula="of:=([.N86]-[.N85])/([.K86]-[.K85])" office:value-type="float" office:value="7.1212950617704" calcext:value-type="float">
            <text:p>7.12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469336334" calcext:value-type="float">
            <text:p>4.69336334E-005</text:p>
          </table:table-cell>
          <table:table-cell office:value-type="float" office:value="0.000000357098" calcext:value-type="float">
            <text:p>3.57098E-007</text:p>
          </table:table-cell>
          <table:table-cell office:value-type="float" office:value="0.0000004365246" calcext:value-type="float">
            <text:p>4.365246E-007</text:p>
          </table:table-cell>
          <table:table-cell office:value-type="float" office:value="12.2627669029915" calcext:value-type="float">
            <text:p>12.262766903</text:p>
          </table:table-cell>
          <table:table-cell office:value-type="float" office:value="12.2627664664669" calcext:value-type="float">
            <text:p>12.2627664665</text:p>
          </table:table-cell>
          <table:table-cell table:formula="of:=LOG([.E87];10)" office:value-type="float" office:value="-2.28330122870633" calcext:value-type="float">
            <text:p>-2.2833012287</text:p>
          </table:table-cell>
          <table:table-cell table:formula="of:=LOG([.F87];10)" office:value-type="float" office:value="-4.32851582327548" calcext:value-type="float">
            <text:p>-4.3285158233</text:p>
          </table:table-cell>
          <table:table-cell table:formula="of:=LOG([.G87];10)" office:value-type="float" office:value="-6.44721258215501" calcext:value-type="float">
            <text:p>-6.4472125822</text:p>
          </table:table-cell>
          <table:table-cell table:formula="of:=LOG([.H87];10)" office:value-type="float" office:value="-6.35999127694532" calcext:value-type="float">
            <text:p>-6.3599912769</text:p>
          </table:table-cell>
          <table:table-cell table:formula="of:=([.L87]-[.L86])/([.K87]-[.K86])" office:value-type="float" office:value="3.84256617933106" calcext:value-type="float">
            <text:p>3.84</text:p>
          </table:table-cell>
          <table:table-cell table:formula="of:=([.M87]-[.M86])/([.K87]-[.K86])" office:value-type="float" office:value="6.69904596963995" calcext:value-type="float">
            <text:p>6.70</text:p>
          </table:table-cell>
          <table:table-cell table:formula="of:=([.N87]-[.N86])/([.K87]-[.K86])" office:value-type="float" office:value="5.97323010768025" calcext:value-type="float">
            <text:p>5.97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134360582" calcext:value-type="float">
            <text:p>1.34360582E-005</text:p>
          </table:table-cell>
          <table:table-cell office:value-type="float" office:value="0.0000000774599" calcext:value-type="float">
            <text:p>7.74599E-008</text:p>
          </table:table-cell>
          <table:table-cell office:value-type="float" office:value="0.0000000287568" calcext:value-type="float">
            <text:p>2.87568E-008</text:p>
          </table:table-cell>
          <table:table-cell office:value-type="float" office:value="12.2627669978953" calcext:value-type="float">
            <text:p>12.2627669979</text:p>
          </table:table-cell>
          <table:table-cell office:value-type="float" office:value="12.2627669691385" calcext:value-type="float">
            <text:p>12.2627669691</text:p>
          </table:table-cell>
          <table:table-cell table:formula="of:=LOG([.E88];10)" office:value-type="float" office:value="-2.40654018042853" calcext:value-type="float">
            <text:p>-2.4065401804</text:p>
          </table:table-cell>
          <table:table-cell table:formula="of:=LOG([.F88];10)" office:value-type="float" office:value="-4.87172812362435" calcext:value-type="float">
            <text:p>-4.8717281236</text:p>
          </table:table-cell>
          <table:table-cell table:formula="of:=LOG([.G88];10)" office:value-type="float" office:value="-7.11092306801965" calcext:value-type="float">
            <text:p>-7.110923068</text:p>
          </table:table-cell>
          <table:table-cell table:formula="of:=LOG([.H88];10)" office:value-type="float" office:value="-7.54125944303405" calcext:value-type="float">
            <text:p>-7.541259443</text:p>
          </table:table-cell>
          <table:table-cell table:formula="of:=([.L88]-[.L87])/([.K88]-[.K87])" office:value-type="float" office:value="4.40779715145068" calcext:value-type="float">
            <text:p>4.41</text:p>
          </table:table-cell>
          <table:table-cell table:formula="of:=([.M88]-[.M87])/([.K88]-[.K87])" office:value-type="float" office:value="5.38555770387243" calcext:value-type="float">
            <text:p>5.39</text:p>
          </table:table-cell>
          <table:table-cell table:formula="of:=([.N88]-[.N87])/([.K88]-[.K87])" office:value-type="float" office:value="9.5851851186751" calcext:value-type="float">
            <text:p>9.59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87408122382" calcext:value-type="float">
            <text:p>0.0087408122</text:p>
          </table:table-cell>
          <table:table-cell office:value-type="float" office:value="0.0001176237052" calcext:value-type="float">
            <text:p>0.0001176237</text:p>
          </table:table-cell>
          <table:table-cell office:value-type="float" office:value="0.0000764225373" calcext:value-type="float">
            <text:p>7.64225373E-005</text:p>
          </table:table-cell>
          <table:table-cell office:value-type="float" office:value="12.2627429845152" calcext:value-type="float">
            <text:p>12.2627429845</text:p>
          </table:table-cell>
          <table:table-cell office:value-type="float" office:value="12.2628194070525" calcext:value-type="float">
            <text:p>12.2628194071</text:p>
          </table:table-cell>
          <table:table-cell table:formula="of:=LOG([.E90];10)" office:value-type="float" office:value="-1.68124123737628" calcext:value-type="float">
            <text:p>-1.6812412374</text:p>
          </table:table-cell>
          <table:table-cell table:formula="of:=LOG([.F90];10)" office:value-type="float" office:value="-2.05844820876398" calcext:value-type="float">
            <text:p>-2.0584482088</text:p>
          </table:table-cell>
          <table:table-cell table:formula="of:=LOG([.G90];10)" office:value-type="float" office:value="-3.92950514424558" calcext:value-type="float">
            <text:p>-3.9295051442</text:p>
          </table:table-cell>
          <table:table-cell table:formula="of:=LOG([.H90];10)" office:value-type="float" office:value="-4.11677854742364" calcext:value-type="float">
            <text:p>-4.1167785474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38904041307" calcext:value-type="float">
            <text:p>0.0038904041</text:p>
          </table:table-cell>
          <table:table-cell office:value-type="float" office:value="0.000050727511" calcext:value-type="float">
            <text:p>5.0727511E-005</text:p>
          </table:table-cell>
          <table:table-cell office:value-type="float" office:value="0.0001689918151" calcext:value-type="float">
            <text:p>0.0001689918</text:p>
          </table:table-cell>
          <table:table-cell office:value-type="float" office:value="12.2627645129711" calcext:value-type="float">
            <text:p>12.262764513</text:p>
          </table:table-cell>
          <table:table-cell office:value-type="float" office:value="12.2629335047862" calcext:value-type="float">
            <text:p>12.2629335048</text:p>
          </table:table-cell>
          <table:table-cell table:formula="of:=LOG([.E91];10)" office:value-type="float" office:value="-1.80617997398389" calcext:value-type="float">
            <text:p>-1.806179974</text:p>
          </table:table-cell>
          <table:table-cell table:formula="of:=LOG([.F91];10)" office:value-type="float" office:value="-2.41000528232039" calcext:value-type="float">
            <text:p>-2.4100052823</text:p>
          </table:table-cell>
          <table:table-cell table:formula="of:=LOG([.G91];10)" office:value-type="float" office:value="-4.29475644628666" calcext:value-type="float">
            <text:p>-4.2947564463</text:p>
          </table:table-cell>
          <table:table-cell table:formula="of:=LOG([.H91];10)" office:value-type="float" office:value="-3.77213432936849" calcext:value-type="float">
            <text:p>-3.7721343294</text:p>
          </table:table-cell>
          <table:table-cell table:formula="of:=([.L91]-[.L90])/([.K91]-[.K90])" office:value-type="float" office:value="2.81383566940125" calcext:value-type="float">
            <text:p>2.81</text:p>
          </table:table-cell>
          <table:table-cell table:formula="of:=([.M91]-[.M90])/([.K91]-[.K90])" office:value-type="float" office:value="2.92344321672009" calcext:value-type="float">
            <text:p>2.92</text:p>
          </table:table-cell>
          <table:table-cell table:formula="of:=([.N91]-[.N90])/([.K91]-[.K90])" office:value-type="float" office:value="-2.75850570778194" calcext:value-type="float">
            <text:p>-2.76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9102262323" calcext:value-type="float">
            <text:p>0.0009102262</text:p>
          </table:table-cell>
          <table:table-cell office:value-type="float" office:value="0.0000114625011" calcext:value-type="float">
            <text:p>1.14625011E-005</text:p>
          </table:table-cell>
          <table:table-cell office:value-type="float" office:value="0.0000083438662" calcext:value-type="float">
            <text:p>8.3438662E-006</text:p>
          </table:table-cell>
          <table:table-cell office:value-type="float" office:value="12.2627669186976" calcext:value-type="float">
            <text:p>12.2627669187</text:p>
          </table:table-cell>
          <table:table-cell office:value-type="float" office:value="12.2627585748314" calcext:value-type="float">
            <text:p>12.2627585748</text:p>
          </table:table-cell>
          <table:table-cell table:formula="of:=LOG([.E92];10)" office:value-type="float" office:value="-1.98227123303818" calcext:value-type="float">
            <text:p>-1.982271233</text:p>
          </table:table-cell>
          <table:table-cell table:formula="of:=LOG([.F92];10)" office:value-type="float" office:value="-3.0408506524827" calcext:value-type="float">
            <text:p>-3.0408506525</text:p>
          </table:table-cell>
          <table:table-cell table:formula="of:=LOG([.G92];10)" office:value-type="float" office:value="-4.94072060964481" calcext:value-type="float">
            <text:p>-4.9407206096</text:p>
          </table:table-cell>
          <table:table-cell table:formula="of:=LOG([.H92];10)" office:value-type="float" office:value="-5.07863266875549" calcext:value-type="float">
            <text:p>-5.0786326688</text:p>
          </table:table-cell>
          <table:table-cell table:formula="of:=([.L92]-[.L91])/([.K92]-[.K91])" office:value-type="float" office:value="3.58249111029305" calcext:value-type="float">
            <text:p>3.58</text:p>
          </table:table-cell>
          <table:table-cell table:formula="of:=([.M92]-[.M91])/([.K92]-[.K91])" office:value-type="float" office:value="3.66834882564493" calcext:value-type="float">
            <text:p>3.67</text:p>
          </table:table-cell>
          <table:table-cell table:formula="of:=([.N92]-[.N91])/([.K92]-[.K91])" office:value-type="float" office:value="7.41943891141233" calcext:value-type="float">
            <text:p>7.42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3895799162" calcext:value-type="float">
            <text:p>0.0003895799</text:p>
          </table:table-cell>
          <table:table-cell office:value-type="float" office:value="0.0000036785115" calcext:value-type="float">
            <text:p>3.6785115E-006</text:p>
          </table:table-cell>
          <table:table-cell office:value-type="float" office:value="0.0000132696117" calcext:value-type="float">
            <text:p>1.32696117E-005</text:p>
          </table:table-cell>
          <table:table-cell office:value-type="float" office:value="12.2627670089243" calcext:value-type="float">
            <text:p>12.2627670089</text:p>
          </table:table-cell>
          <table:table-cell office:value-type="float" office:value="12.2627537393126" calcext:value-type="float">
            <text:p>12.2627537393</text:p>
          </table:table-cell>
          <table:table-cell table:formula="of:=LOG([.E93];10)" office:value-type="float" office:value="-2.10720996964787" calcext:value-type="float">
            <text:p>-2.1072099696</text:p>
          </table:table-cell>
          <table:table-cell table:formula="of:=LOG([.F93];10)" office:value-type="float" office:value="-3.40940344016185" calcext:value-type="float">
            <text:p>-3.4094034402</text:p>
          </table:table-cell>
          <table:table-cell table:formula="of:=LOG([.G93];10)" office:value-type="float" office:value="-5.43432788189993" calcext:value-type="float">
            <text:p>-5.4343278819</text:p>
          </table:table-cell>
          <table:table-cell table:formula="of:=LOG([.H93];10)" office:value-type="float" office:value="-4.87714178542604" calcext:value-type="float">
            <text:p>-4.8771417854</text:p>
          </table:table-cell>
          <table:table-cell table:formula="of:=([.L93]-[.L92])/([.K93]-[.K92])" office:value-type="float" office:value="2.94986805277625" calcext:value-type="float">
            <text:p>2.95</text:p>
          </table:table-cell>
          <table:table-cell table:formula="of:=([.M93]-[.M92])/([.K93]-[.K92])" office:value-type="float" office:value="3.95079449056025" calcext:value-type="float">
            <text:p>3.95</text:p>
          </table:table-cell>
          <table:table-cell table:formula="of:=([.N93]-[.N92])/([.K93]-[.K92])" office:value-type="float" office:value="-1.61271747095466" calcext:value-type="float">
            <text:p>-1.61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603474474" calcext:value-type="float">
            <text:p>6.03474474E-005</text:p>
          </table:table-cell>
          <table:table-cell office:value-type="float" office:value="0.0000005212395" calcext:value-type="float">
            <text:p>5.212395E-007</text:p>
          </table:table-cell>
          <table:table-cell office:value-type="float" office:value="0.0000018040622" calcext:value-type="float">
            <text:p>1.8040622E-006</text:p>
          </table:table-cell>
          <table:table-cell office:value-type="float" office:value="12.2627670186632" calcext:value-type="float">
            <text:p>12.2627670187</text:p>
          </table:table-cell>
          <table:table-cell office:value-type="float" office:value="12.2627688227254" calcext:value-type="float">
            <text:p>12.2627688227</text:p>
          </table:table-cell>
          <table:table-cell table:formula="of:=LOG([.E94];10)" office:value-type="float" office:value="-2.28330122870633" calcext:value-type="float">
            <text:p>-2.2833012287</text:p>
          </table:table-cell>
          <table:table-cell table:formula="of:=LOG([.F94];10)" office:value-type="float" office:value="-4.21934109513647" calcext:value-type="float">
            <text:p>-4.2193410951</text:p>
          </table:table-cell>
          <table:table-cell table:formula="of:=LOG([.G94];10)" office:value-type="float" office:value="-6.28296268048435" calcext:value-type="float">
            <text:p>-6.2829626805</text:p>
          </table:table-cell>
          <table:table-cell table:formula="of:=LOG([.H94];10)" office:value-type="float" office:value="-5.7437484930407" calcext:value-type="float">
            <text:p>-5.743748493</text:p>
          </table:table-cell>
          <table:table-cell table:formula="of:=([.L94]-[.L93])/([.K94]-[.K93])" office:value-type="float" office:value="4.59953355609621" calcext:value-type="float">
            <text:p>4.60</text:p>
          </table:table-cell>
          <table:table-cell table:formula="of:=([.M94]-[.M93])/([.K94]-[.K93])" office:value-type="float" office:value="4.81928974284115" calcext:value-type="float">
            <text:p>4.82</text:p>
          </table:table-cell>
          <table:table-cell table:formula="of:=([.N94]-[.N93])/([.K94]-[.K93])" office:value-type="float" office:value="4.9213499423441" calcext:value-type="float">
            <text:p>4.92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767908682" calcext:value-type="float">
            <text:p>7.67908682E-005</text:p>
          </table:table-cell>
          <table:table-cell office:value-type="float" office:value="0.0000000644236" calcext:value-type="float">
            <text:p>6.44236E-008</text:p>
          </table:table-cell>
          <table:table-cell office:value-type="float" office:value="0.0000002254423" calcext:value-type="float">
            <text:p>2.254423E-007</text:p>
          </table:table-cell>
          <table:table-cell office:value-type="float" office:value="12.2627670190205" calcext:value-type="float">
            <text:p>12.262767019</text:p>
          </table:table-cell>
          <table:table-cell office:value-type="float" office:value="12.2627667935783" calcext:value-type="float">
            <text:p>12.2627667936</text:p>
          </table:table-cell>
          <table:table-cell table:formula="of:=LOG([.E95];10)" office:value-type="float" office:value="-2.40823996531185" calcext:value-type="float">
            <text:p>-2.4082399653</text:p>
          </table:table-cell>
          <table:table-cell table:formula="of:=LOG([.F95];10)" office:value-type="float" office:value="-4.11469042223604" calcext:value-type="float">
            <text:p>-4.1146904222</text:p>
          </table:table-cell>
          <table:table-cell table:formula="of:=LOG([.G95];10)" office:value-type="float" office:value="-7.19095501040036" calcext:value-type="float">
            <text:p>-7.1909550104</text:p>
          </table:table-cell>
          <table:table-cell table:formula="of:=LOG([.H95];10)" office:value-type="float" office:value="-6.64696459346727" calcext:value-type="float">
            <text:p>-6.6469645935</text:p>
          </table:table-cell>
          <table:table-cell table:formula="of:=([.L95]-[.L94])/([.K95]-[.K94])" office:value-type="float" office:value="-0.837615904752209" calcext:value-type="float">
            <text:p>-0.84</text:p>
          </table:table-cell>
          <table:table-cell table:formula="of:=([.M95]-[.M94])/([.K95]-[.K94])" office:value-type="float" office:value="7.26750049332486" calcext:value-type="float">
            <text:p>7.27</text:p>
          </table:table-cell>
          <table:table-cell table:formula="of:=([.N95]-[.N94])/([.K95]-[.K94])" office:value-type="float" office:value="7.22927192131272" calcext:value-type="float">
            <text:p>7.23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364736479" calcext:value-type="float">
            <text:p>0.0036473648</text:p>
          </table:table-cell>
          <table:table-cell office:value-type="float" office:value="0.0001393774188" calcext:value-type="float">
            <text:p>0.0001393774</text:p>
          </table:table-cell>
          <table:table-cell office:value-type="float" office:value="0.0005932257014" calcext:value-type="float">
            <text:p>0.0005932257</text:p>
          </table:table-cell>
          <table:table-cell office:value-type="float" office:value="12.2627635468934" calcext:value-type="float">
            <text:p>12.2627635469</text:p>
          </table:table-cell>
          <table:table-cell office:value-type="float" office:value="12.262170321192" calcext:value-type="float">
            <text:p>12.2621703212</text:p>
          </table:table-cell>
          <table:table-cell table:formula="of:=LOG([.E97];10)" office:value-type="float" office:value="-1.65321251377578" calcext:value-type="float">
            <text:p>-1.6532125138</text:p>
          </table:table-cell>
          <table:table-cell table:formula="of:=LOG([.F97];10)" office:value-type="float" office:value="-2.43802079869299" calcext:value-type="float">
            <text:p>-2.4380207987</text:p>
          </table:table-cell>
          <table:table-cell table:formula="of:=LOG([.G97];10)" office:value-type="float" office:value="-3.85580758265797" calcext:value-type="float">
            <text:p>-3.8558075827</text:p>
          </table:table-cell>
          <table:table-cell table:formula="of:=LOG([.H97];10)" office:value-type="float" office:value="-3.2267800415034" calcext:value-type="float">
            <text:p>-3.2267800415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4514584091" calcext:value-type="float">
            <text:p>0.0004514584</text:p>
          </table:table-cell>
          <table:table-cell office:value-type="float" office:value="0.000009790646" calcext:value-type="float">
            <text:p>9.790646E-006</text:p>
          </table:table-cell>
          <table:table-cell office:value-type="float" office:value="0.0000316822304" calcext:value-type="float">
            <text:p>3.16822304E-005</text:p>
          </table:table-cell>
          <table:table-cell office:value-type="float" office:value="12.2627668251214" calcext:value-type="float">
            <text:p>12.2627668251</text:p>
          </table:table-cell>
          <table:table-cell office:value-type="float" office:value="12.2627985073518" calcext:value-type="float">
            <text:p>12.2627985074</text:p>
          </table:table-cell>
          <table:table-cell table:formula="of:=LOG([.E98];10)" office:value-type="float" office:value="-1.77815125038277" calcext:value-type="float">
            <text:p>-1.7781512504</text:p>
          </table:table-cell>
          <table:table-cell table:formula="of:=LOG([.F98];10)" office:value-type="float" office:value="-3.34538225316966" calcext:value-type="float">
            <text:p>-3.3453822532</text:p>
          </table:table-cell>
          <table:table-cell table:formula="of:=LOG([.G98];10)" office:value-type="float" office:value="-5.00918865191704" calcext:value-type="float">
            <text:p>-5.0091886519</text:p>
          </table:table-cell>
          <table:table-cell table:formula="of:=LOG([.H98];10)" office:value-type="float" office:value="-4.49918425207258" calcext:value-type="float">
            <text:p>-4.4991842521</text:p>
          </table:table-cell>
          <table:table-cell table:formula="of:=([.L98]-[.L97])/([.K98]-[.K97])" office:value-type="float" office:value="7.26245101493891" calcext:value-type="float">
            <text:p>7.26</text:p>
          </table:table-cell>
          <table:table-cell table:formula="of:=([.M98]-[.M97])/([.K98]-[.K97])" office:value-type="float" office:value="9.23157301395731" calcext:value-type="float">
            <text:p>9.23</text:p>
          </table:table-cell>
          <table:table-cell table:formula="of:=([.N98]-[.N97])/([.K98]-[.K97])" office:value-type="float" office:value="10.1842250460048" calcext:value-type="float">
            <text:p>10.18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49103817" calcext:value-type="float">
            <text:p>1.49103817E-005</text:p>
          </table:table-cell>
          <table:table-cell office:value-type="float" office:value="0.0000009146295" calcext:value-type="float">
            <text:p>9.146295E-007</text:p>
          </table:table-cell>
          <table:table-cell office:value-type="float" office:value="0.0000008117826" calcext:value-type="float">
            <text:p>8.117826E-007</text:p>
          </table:table-cell>
          <table:table-cell office:value-type="float" office:value="12.2627670178802" calcext:value-type="float">
            <text:p>12.2627670179</text:p>
          </table:table-cell>
          <table:table-cell office:value-type="float" office:value="12.2627662060976" calcext:value-type="float">
            <text:p>12.2627662061</text:p>
          </table:table-cell>
          <table:table-cell table:formula="of:=LOG([.E99];10)" office:value-type="float" office:value="-2" calcext:value-type="float">
            <text:p>-2</text:p>
          </table:table-cell>
          <table:table-cell table:formula="of:=LOG([.F99];10)" office:value-type="float" office:value="-4.82651123863407" calcext:value-type="float">
            <text:p>-4.8265112386</text:p>
          </table:table-cell>
          <table:table-cell table:formula="of:=LOG([.G99];10)" office:value-type="float" office:value="-6.03875479521359" calcext:value-type="float">
            <text:p>-6.0387547952</text:p>
          </table:table-cell>
          <table:table-cell table:formula="of:=LOG([.H99];10)" office:value-type="float" office:value="-6.09056026172158" calcext:value-type="float">
            <text:p>-6.0905602617</text:p>
          </table:table-cell>
          <table:table-cell table:formula="of:=([.L99]-[.L98])/([.K99]-[.K98])" office:value-type="float" office:value="6.67630080412864" calcext:value-type="float">
            <text:p>6.68</text:p>
          </table:table-cell>
          <table:table-cell table:formula="of:=([.M99]-[.M98])/([.K99]-[.K98])" office:value-type="float" office:value="4.64084717661446" calcext:value-type="float">
            <text:p>4.64</text:p>
          </table:table-cell>
          <table:table-cell table:formula="of:=([.N99]-[.N98])/([.K99]-[.K98])" office:value-type="float" office:value="7.1732475950157" calcext:value-type="float">
            <text:p>7.17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40125879" calcext:value-type="float">
            <text:p>4.0125879E-006</text:p>
          </table:table-cell>
          <table:table-cell office:value-type="float" office:value="0.000000315273" calcext:value-type="float">
            <text:p>3.15273E-007</text:p>
          </table:table-cell>
          <table:table-cell office:value-type="float" office:value="0.0000002549654" calcext:value-type="float">
            <text:p>0.000000255</text:p>
          </table:table-cell>
          <table:table-cell office:value-type="float" office:value="12.262767018931" calcext:value-type="float">
            <text:p>12.2627670189</text:p>
          </table:table-cell>
          <table:table-cell office:value-type="float" office:value="12.2627667639657" calcext:value-type="float">
            <text:p>12.262766764</text:p>
          </table:table-cell>
          <table:table-cell table:formula="of:=LOG([.E100];10)" office:value-type="float" office:value="-2.09691001300806" calcext:value-type="float">
            <text:p>-2.096910013</text:p>
          </table:table-cell>
          <table:table-cell table:formula="of:=LOG([.F100];10)" office:value-type="float" office:value="-5.39657544080094" calcext:value-type="float">
            <text:p>-5.3965754408</text:p>
          </table:table-cell>
          <table:table-cell table:formula="of:=LOG([.G100];10)" office:value-type="float" office:value="-6.50131322066695" calcext:value-type="float">
            <text:p>-6.5013132207</text:p>
          </table:table-cell>
          <table:table-cell table:formula="of:=LOG([.H100];10)" office:value-type="float" office:value="-6.59351875136454" calcext:value-type="float">
            <text:p>-6.5935187514</text:p>
          </table:table-cell>
          <table:table-cell table:formula="of:=([.L100]-[.L99])/([.K100]-[.K99])" office:value-type="float" office:value="5.88240765295825" calcext:value-type="float">
            <text:p>5.88</text:p>
          </table:table-cell>
          <table:table-cell table:formula="of:=([.M100]-[.M99])/([.K100]-[.K99])" office:value-type="float" office:value="4.77307154437078" calcext:value-type="float">
            <text:p>4.77</text:p>
          </table:table-cell>
          <table:table-cell table:formula="of:=([.N100]-[.N99])/([.K100]-[.K99])" office:value-type="float" office:value="5.18995379353781" calcext:value-type="float">
            <text:p>5.19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3899325" calcext:value-type="float">
            <text:p>3.899325E-007</text:p>
          </table:table-cell>
          <table:table-cell office:value-type="float" office:value="0.0000000539141" calcext:value-type="float">
            <text:p>5.39141E-008</text:p>
          </table:table-cell>
          <table:table-cell office:value-type="float" office:value="0.0000000227248" calcext:value-type="float">
            <text:p>2.27248E-008</text:p>
          </table:table-cell>
          <table:table-cell office:value-type="float" office:value="12.262767019054" calcext:value-type="float">
            <text:p>12.2627670191</text:p>
          </table:table-cell>
          <table:table-cell office:value-type="float" office:value="12.2627669963292" calcext:value-type="float">
            <text:p>12.2627669963</text:p>
          </table:table-cell>
          <table:table-cell table:formula="of:=LOG([.E101];10)" office:value-type="float" office:value="-2.29003461136295" calcext:value-type="float">
            <text:p>-2.2900346114</text:p>
          </table:table-cell>
          <table:table-cell table:formula="of:=LOG([.F101];10)" office:value-type="float" office:value="-6.40901056583167" calcext:value-type="float">
            <text:p>-6.4090105658</text:p>
          </table:table-cell>
          <table:table-cell table:formula="of:=LOG([.G101];10)" office:value-type="float" office:value="-7.26829764016785" calcext:value-type="float">
            <text:p>-7.2682976402</text:p>
          </table:table-cell>
          <table:table-cell table:formula="of:=LOG([.H101];10)" office:value-type="float" office:value="-7.64349993029647" calcext:value-type="float">
            <text:p>-7.6434999303</text:p>
          </table:table-cell>
          <table:table-cell table:formula="of:=([.L101]-[.L100])/([.K101]-[.K100])" office:value-type="float" office:value="5.24239342711911" calcext:value-type="float">
            <text:p>5.24</text:p>
          </table:table-cell>
          <table:table-cell table:formula="of:=([.M101]-[.M100])/([.K101]-[.K100])" office:value-type="float" office:value="3.97144861935949" calcext:value-type="float">
            <text:p>3.97</text:p>
          </table:table-cell>
          <table:table-cell table:formula="of:=([.N101]-[.N100])/([.K101]-[.K100])" office:value-type="float" office:value="5.4368070555281" calcext:value-type="float">
            <text:p>5.44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117141" calcext:value-type="float">
            <text:p>1.17141E-007</text:p>
          </table:table-cell>
          <table:table-cell office:value-type="float" office:value="0.0000000191018" calcext:value-type="float">
            <text:p>1.91018E-008</text:p>
          </table:table-cell>
          <table:table-cell office:value-type="float" office:value="0.0000000058801" calcext:value-type="float">
            <text:p>5.8801E-009</text:p>
          </table:table-cell>
          <table:table-cell office:value-type="float" office:value="12.2627670190568" calcext:value-type="float">
            <text:p>12.2627670191</text:p>
          </table:table-cell>
          <table:table-cell office:value-type="float" office:value="12.2627670131768" calcext:value-type="float">
            <text:p>12.2627670132</text:p>
          </table:table-cell>
          <table:table-cell table:formula="of:=LOG([.E102];10)" office:value-type="float" office:value="-2.40654018042853" calcext:value-type="float">
            <text:p>-2.4065401804</text:p>
          </table:table-cell>
          <table:table-cell table:formula="of:=LOG([.F102];10)" office:value-type="float" office:value="-6.93129107284154" calcext:value-type="float">
            <text:p>-6.9312910728</text:p>
          </table:table-cell>
          <table:table-cell table:formula="of:=LOG([.G102];10)" office:value-type="float" office:value="-7.71892570640493" calcext:value-type="float">
            <text:p>-7.7189257064</text:p>
          </table:table-cell>
          <table:table-cell table:formula="of:=LOG([.H102];10)" office:value-type="float" office:value="-8.23061528802609" calcext:value-type="float">
            <text:p>-8.230615288</text:p>
          </table:table-cell>
          <table:table-cell table:formula="of:=([.L102]-[.L101])/([.K102]-[.K101])" office:value-type="float" office:value="4.48288018503139" calcext:value-type="float">
            <text:p>4.48</text:p>
          </table:table-cell>
          <table:table-cell table:formula="of:=([.M102]-[.M101])/([.K102]-[.K101])" office:value-type="float" office:value="3.86786717451628" calcext:value-type="float">
            <text:p>3.87</text:p>
          </table:table-cell>
          <table:table-cell table:formula="of:=([.N102]-[.N101])/([.K102]-[.K101])" office:value-type="float" office:value="5.03937590656429" calcext:value-type="float">
            <text:p>5.04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1532259658" calcext:value-type="float">
            <text:p>0.000153226</text:p>
          </table:table-cell>
          <table:table-cell office:value-type="float" office:value="0.0000114475749" calcext:value-type="float">
            <text:p>1.14475749E-005</text:p>
          </table:table-cell>
          <table:table-cell office:value-type="float" office:value="0.0000221173132" calcext:value-type="float">
            <text:p>2.21173132E-005</text:p>
          </table:table-cell>
          <table:table-cell office:value-type="float" office:value="12.2627669330178" calcext:value-type="float">
            <text:p>12.262766933</text:p>
          </table:table-cell>
          <table:table-cell office:value-type="float" office:value="12.2627448157046" calcext:value-type="float">
            <text:p>12.2627448157</text:p>
          </table:table-cell>
          <table:table-cell table:formula="of:=LOG([.E104];10)" office:value-type="float" office:value="-1.68124123737628" calcext:value-type="float">
            <text:p>-1.6812412374</text:p>
          </table:table-cell>
          <table:table-cell table:formula="of:=LOG([.F104];10)" office:value-type="float" office:value="-3.81466763256167" calcext:value-type="float">
            <text:p>-3.8146676326</text:p>
          </table:table-cell>
          <table:table-cell table:formula="of:=LOG([.G104];10)" office:value-type="float" office:value="-4.94128650625842" calcext:value-type="float">
            <text:p>-4.9412865063</text:p>
          </table:table-cell>
          <table:table-cell table:formula="of:=LOG([.H104];10)" office:value-type="float" office:value="-4.65526763203669" calcext:value-type="float">
            <text:p>-4.655267632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460122196" calcext:value-type="float">
            <text:p>4.60122196E-005</text:p>
          </table:table-cell>
          <table:table-cell office:value-type="float" office:value="0.0000040316155" calcext:value-type="float">
            <text:p>4.0316155E-006</text:p>
          </table:table-cell>
          <table:table-cell office:value-type="float" office:value="0.0000047103391" calcext:value-type="float">
            <text:p>4.7103391E-006</text:p>
          </table:table-cell>
          <table:table-cell office:value-type="float" office:value="12.2627670168172" calcext:value-type="float">
            <text:p>12.2627670168</text:p>
          </table:table-cell>
          <table:table-cell office:value-type="float" office:value="12.262762306478" calcext:value-type="float">
            <text:p>12.2627623065</text:p>
          </table:table-cell>
          <table:table-cell table:formula="of:=LOG([.E105];10)" office:value-type="float" office:value="-1.8195439355423" calcext:value-type="float">
            <text:p>-1.8195439355</text:p>
          </table:table-cell>
          <table:table-cell table:formula="of:=LOG([.F105];10)" office:value-type="float" office:value="-4.33712681614226" calcext:value-type="float">
            <text:p>-4.3371268161</text:p>
          </table:table-cell>
          <table:table-cell table:formula="of:=LOG([.G105];10)" office:value-type="float" office:value="-5.39452089377257" calcext:value-type="float">
            <text:p>-5.3945208938</text:p>
          </table:table-cell>
          <table:table-cell table:formula="of:=LOG([.H105];10)" office:value-type="float" office:value="-5.32694782663805" calcext:value-type="float">
            <text:p>-5.3269478266</text:p>
          </table:table-cell>
          <table:table-cell table:formula="of:=([.L105]-[.L104])/([.K105]-[.K104])" office:value-type="float" office:value="3.77764997002031" calcext:value-type="float">
            <text:p>3.78</text:p>
          </table:table-cell>
          <table:table-cell table:formula="of:=([.M105]-[.M104])/([.K105]-[.K104])" office:value-type="float" office:value="3.27711891036342" calcext:value-type="float">
            <text:p>3.28</text:p>
          </table:table-cell>
          <table:table-cell table:formula="of:=([.N105]-[.N104])/([.K105]-[.K104])" office:value-type="float" office:value="4.85659501591981" calcext:value-type="float">
            <text:p>4.86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91261469" calcext:value-type="float">
            <text:p>9.1261469E-006</text:p>
          </table:table-cell>
          <table:table-cell office:value-type="float" office:value="0.000000897849" calcext:value-type="float">
            <text:p>8.97849E-007</text:p>
          </table:table-cell>
          <table:table-cell office:value-type="float" office:value="0.0000005430847" calcext:value-type="float">
            <text:p>5.430847E-007</text:p>
          </table:table-cell>
          <table:table-cell office:value-type="float" office:value="12.2627670190384" calcext:value-type="float">
            <text:p>12.262767019</text:p>
          </table:table-cell>
          <table:table-cell office:value-type="float" office:value="12.2627664759537" calcext:value-type="float">
            <text:p>12.262766476</text:p>
          </table:table-cell>
          <table:table-cell table:formula="of:=LOG([.E106];10)" office:value-type="float" office:value="-1.98227123303818" calcext:value-type="float">
            <text:p>-1.982271233</text:p>
          </table:table-cell>
          <table:table-cell table:formula="of:=LOG([.F106];10)" office:value-type="float" office:value="-5.0397125448395" calcext:value-type="float">
            <text:p>-5.0397125448</text:p>
          </table:table-cell>
          <table:table-cell table:formula="of:=LOG([.G106];10)" office:value-type="float" office:value="-6.04679669671905" calcext:value-type="float">
            <text:p>-6.0467966967</text:p>
          </table:table-cell>
          <table:table-cell table:formula="of:=LOG([.H106];10)" office:value-type="float" office:value="-6.26513243215337" calcext:value-type="float">
            <text:p>-6.2651324322</text:p>
          </table:table-cell>
          <table:table-cell table:formula="of:=([.L106]-[.L105])/([.K106]-[.K105])" office:value-type="float" office:value="4.31756527336813" calcext:value-type="float">
            <text:p>4.32</text:p>
          </table:table-cell>
          <table:table-cell table:formula="of:=([.M106]-[.M105])/([.K106]-[.K105])" office:value-type="float" office:value="4.00839817894111" calcext:value-type="float">
            <text:p>4.01</text:p>
          </table:table-cell>
          <table:table-cell table:formula="of:=([.N106]-[.N105])/([.K106]-[.K105])" office:value-type="float" office:value="5.7653793798124" calcext:value-type="float">
            <text:p>5.77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32302837" calcext:value-type="float">
            <text:p>3.2302837E-006</text:p>
          </table:table-cell>
          <table:table-cell office:value-type="float" office:value="0.0000002723878" calcext:value-type="float">
            <text:p>2.723878E-007</text:p>
          </table:table-cell>
          <table:table-cell office:value-type="float" office:value="0.0000001036578" calcext:value-type="float">
            <text:p>1.036578E-007</text:p>
          </table:table-cell>
          <table:table-cell office:value-type="float" office:value="12.2627670190641" calcext:value-type="float">
            <text:p>12.2627670191</text:p>
          </table:table-cell>
          <table:table-cell office:value-type="float" office:value="12.2627669154064" calcext:value-type="float">
            <text:p>12.2627669154</text:p>
          </table:table-cell>
          <table:table-cell table:formula="of:=LOG([.E107];10)" office:value-type="float" office:value="-2.100370545118" calcext:value-type="float">
            <text:p>-2.1003705451</text:p>
          </table:table-cell>
          <table:table-cell table:formula="of:=LOG([.F107];10)" office:value-type="float" office:value="-5.4907593340361" calcext:value-type="float">
            <text:p>-5.490759334</text:p>
          </table:table-cell>
          <table:table-cell table:formula="of:=LOG([.G107];10)" office:value-type="float" office:value="-6.5648123479756" calcext:value-type="float">
            <text:p>-6.564812348</text:p>
          </table:table-cell>
          <table:table-cell table:formula="of:=LOG([.H107];10)" office:value-type="float" office:value="-6.98439801272588" calcext:value-type="float">
            <text:p>-6.9843980127</text:p>
          </table:table-cell>
          <table:table-cell table:formula="of:=([.L107]-[.L106])/([.K107]-[.K106])" office:value-type="float" office:value="3.81921605853013" calcext:value-type="float">
            <text:p>3.82</text:p>
          </table:table-cell>
          <table:table-cell table:formula="of:=([.M107]-[.M106])/([.K107]-[.K106])" office:value-type="float" office:value="4.38627153819869" calcext:value-type="float">
            <text:p>4.39</text:p>
          </table:table-cell>
          <table:table-cell table:formula="of:=([.N107]-[.N106])/([.K107]-[.K106])" office:value-type="float" office:value="6.09034521798394" calcext:value-type="float">
            <text:p>6.09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4104972" calcext:value-type="float">
            <text:p>4.104972E-007</text:p>
          </table:table-cell>
          <table:table-cell office:value-type="float" office:value="0.0000000559019" calcext:value-type="float">
            <text:p>5.59019E-008</text:p>
          </table:table-cell>
          <table:table-cell office:value-type="float" office:value="0.0000000300983" calcext:value-type="float">
            <text:p>3.00983E-008</text:p>
          </table:table-cell>
          <table:table-cell office:value-type="float" office:value="12.2627670190656" calcext:value-type="float">
            <text:p>12.2627670191</text:p>
          </table:table-cell>
          <table:table-cell office:value-type="float" office:value="12.2627669889673" calcext:value-type="float">
            <text:p>12.262766989</text:p>
          </table:table-cell>
          <table:table-cell table:formula="of:=LOG([.E108];10)" office:value-type="float" office:value="-2.28330122870633" calcext:value-type="float">
            <text:p>-2.2833012287</text:p>
          </table:table-cell>
          <table:table-cell table:formula="of:=LOG([.F108];10)" office:value-type="float" office:value="-6.38668980085562" calcext:value-type="float">
            <text:p>-6.3866898009</text:p>
          </table:table-cell>
          <table:table-cell table:formula="of:=LOG([.G108];10)" office:value-type="float" office:value="-7.25257343101353" calcext:value-type="float">
            <text:p>-7.252573431</text:p>
          </table:table-cell>
          <table:table-cell table:formula="of:=LOG([.H108];10)" office:value-type="float" office:value="-7.52145803335862" calcext:value-type="float">
            <text:p>-7.5214580334</text:p>
          </table:table-cell>
          <table:table-cell table:formula="of:=([.L108]-[.L107])/([.K108]-[.K107])" office:value-type="float" office:value="4.89765002374188" calcext:value-type="float">
            <text:p>4.90</text:p>
          </table:table-cell>
          <table:table-cell table:formula="of:=([.M108]-[.M107])/([.K108]-[.K107])" office:value-type="float" office:value="3.75968136972402" calcext:value-type="float">
            <text:p>3.76</text:p>
          </table:table-cell>
          <table:table-cell table:formula="of:=([.N108]-[.N107])/([.K108]-[.K107])" office:value-type="float" office:value="2.93586625325982" calcext:value-type="float">
            <text:p>2.94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1363383" calcext:value-type="float">
            <text:p>1.363383E-007</text:p>
          </table:table-cell>
          <table:table-cell office:value-type="float" office:value="0.0000000169295" calcext:value-type="float">
            <text:p>1.69295E-008</text:p>
          </table:table-cell>
          <table:table-cell office:value-type="float" office:value="0.0000000048853" calcext:value-type="float">
            <text:p>4.8853E-009</text:p>
          </table:table-cell>
          <table:table-cell office:value-type="float" office:value="12.2627670190657" calcext:value-type="float">
            <text:p>12.2627670191</text:p>
          </table:table-cell>
          <table:table-cell office:value-type="float" office:value="12.2627670141803" calcext:value-type="float">
            <text:p>12.2627670142</text:p>
          </table:table-cell>
          <table:table-cell table:formula="of:=LOG([.E109];10)" office:value-type="float" office:value="-2.41161970596861" calcext:value-type="float">
            <text:p>-2.411619706</text:p>
          </table:table-cell>
          <table:table-cell table:formula="of:=LOG([.F109];10)" office:value-type="float" office:value="-6.86538212551449" calcext:value-type="float">
            <text:p>-6.8653821255</text:p>
          </table:table-cell>
          <table:table-cell table:formula="of:=LOG([.G109];10)" office:value-type="float" office:value="-7.77135586826127" calcext:value-type="float">
            <text:p>-7.7713558683</text:p>
          </table:table-cell>
          <table:table-cell table:formula="of:=LOG([.H109];10)" office:value-type="float" office:value="-8.31110876165983" calcext:value-type="float">
            <text:p>-8.3111087617</text:p>
          </table:table-cell>
          <table:table-cell table:formula="of:=([.L109]-[.L108])/([.K109]-[.K108])" office:value-type="float" office:value="3.73050191111926" calcext:value-type="float">
            <text:p>3.73</text:p>
          </table:table-cell>
          <table:table-cell table:formula="of:=([.M109]-[.M108])/([.K109]-[.K108])" office:value-type="float" office:value="4.04292856583183" calcext:value-type="float">
            <text:p>4.04</text:p>
          </table:table-cell>
          <table:table-cell table:formula="of:=([.N109]-[.N108])/([.K109]-[.K108])" office:value-type="float" office:value="6.15383493592391" calcext:value-type="float">
            <text:p>6.15</text:p>
          </table:table-cell>
          <table:covered-table-cell table:number-columns-repeated="5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281856202944" calcext:value-type="float">
            <text:p>0.0281856203</text:p>
          </table:table-cell>
          <table:table-cell office:value-type="float" office:value="0.0045089346774" calcext:value-type="float">
            <text:p>0.0045089347</text:p>
          </table:table-cell>
          <table:table-cell office:value-type="float" office:value="0.002587195824" calcext:value-type="float">
            <text:p>0.0025871958</text:p>
          </table:table-cell>
          <table:table-cell office:value-type="float" office:value="12.2551179787172" calcext:value-type="float">
            <text:p>12.2551179787</text:p>
          </table:table-cell>
          <table:table-cell office:value-type="float" office:value="12.2577051745412" calcext:value-type="float">
            <text:p>12.2577051745</text:p>
          </table:table-cell>
          <table:table-cell table:formula="of:=LOG([.E113];10)" office:value-type="float" office:value="-1.68124123737628" calcext:value-type="float">
            <text:p>-1.6812412374</text:p>
          </table:table-cell>
          <table:table-cell table:formula="of:=LOG([.F113];10)" office:value-type="float" office:value="-1.54997240301265" calcext:value-type="float">
            <text:p>-1.549972403</text:p>
          </table:table-cell>
          <table:table-cell table:formula="of:=LOG([.G113];10)" office:value-type="float" office:value="-2.34592605643222" calcext:value-type="float">
            <text:p>-2.3459260564</text:p>
          </table:table-cell>
          <table:table-cell table:formula="of:=LOG([.H113];10)" office:value-type="float" office:value="-2.58717069843304" calcext:value-type="float">
            <text:p>-2.5871706984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ICBN+Central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87456236489" calcext:value-type="float">
            <text:p>0.0087456236</text:p>
          </table:table-cell>
          <table:table-cell office:value-type="float" office:value="0.0014386705701" calcext:value-type="float">
            <text:p>0.0014386706</text:p>
          </table:table-cell>
          <table:table-cell office:value-type="float" office:value="0.0003357051696" calcext:value-type="float">
            <text:p>0.0003357052</text:p>
          </table:table-cell>
          <table:table-cell office:value-type="float" office:value="12.2603200761095" calcext:value-type="float">
            <text:p>12.2603200761</text:p>
          </table:table-cell>
          <table:table-cell office:value-type="float" office:value="12.2606557812791" calcext:value-type="float">
            <text:p>12.2606557813</text:p>
          </table:table-cell>
          <table:table-cell table:formula="of:=LOG([.E114];10)" office:value-type="float" office:value="-1.80617997398389" calcext:value-type="float">
            <text:p>-1.806179974</text:p>
          </table:table-cell>
          <table:table-cell table:formula="of:=LOG([.F114];10)" office:value-type="float" office:value="-2.05820921561713" calcext:value-type="float">
            <text:p>-2.0582092156</text:p>
          </table:table-cell>
          <table:table-cell table:formula="of:=LOG([.G114];10)" office:value-type="float" office:value="-2.84203864036964" calcext:value-type="float">
            <text:p>-2.8420386404</text:p>
          </table:table-cell>
          <table:table-cell table:formula="of:=LOG([.H114];10)" office:value-type="float" office:value="-3.47404197090133" calcext:value-type="float">
            <text:p>-3.4740419709</text:p>
          </table:table-cell>
          <table:table-cell table:formula="of:=([.L114]-[.L113])/([.K114]-[.K113])" office:value-type="float" office:value="4.06788820188492" calcext:value-type="float">
            <text:p>4.07</text:p>
          </table:table-cell>
          <table:table-cell table:formula="of:=([.M114]-[.M113])/([.K114]-[.K113])" office:value-type="float" office:value="3.97084681187034" calcext:value-type="float">
            <text:p>3.97</text:p>
          </table:table-cell>
          <table:table-cell table:formula="of:=([.N114]-[.N113])/([.K114]-[.K113])" office:value-type="float" office:value="7.09844918036653" calcext:value-type="float">
            <text:p>7.10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16735386" calcext:value-type="float">
            <text:p>0.0016735386</text:p>
          </table:table-cell>
          <table:table-cell office:value-type="float" office:value="0.0002895540556" calcext:value-type="float">
            <text:p>0.0002895541</text:p>
          </table:table-cell>
          <table:table-cell office:value-type="float" office:value="0.0000136575367" calcext:value-type="float">
            <text:p>1.36575367E-005</text:p>
          </table:table-cell>
          <table:table-cell office:value-type="float" office:value="12.262279917795" calcext:value-type="float">
            <text:p>12.2622799178</text:p>
          </table:table-cell>
          <table:table-cell office:value-type="float" office:value="12.2622935753317" calcext:value-type="float">
            <text:p>12.2622935753</text:p>
          </table:table-cell>
          <table:table-cell table:formula="of:=LOG([.E115];10)" office:value-type="float" office:value="-1.98227123303818" calcext:value-type="float">
            <text:p>-1.982271233</text:p>
          </table:table-cell>
          <table:table-cell table:formula="of:=LOG([.F115];10)" office:value-type="float" office:value="-2.776364266232" calcext:value-type="float">
            <text:p>-2.7763642662</text:p>
          </table:table-cell>
          <table:table-cell table:formula="of:=LOG([.G115];10)" office:value-type="float" office:value="-3.53827034780066" calcext:value-type="float">
            <text:p>-3.5382703478</text:p>
          </table:table-cell>
          <table:table-cell table:formula="of:=LOG([.H115];10)" office:value-type="float" office:value="-4.86462762379262" calcext:value-type="float">
            <text:p>-4.8646276238</text:p>
          </table:table-cell>
          <table:table-cell table:formula="of:=([.L115]-[.L114])/([.K115]-[.K114])" office:value-type="float" office:value="4.07831174853178" calcext:value-type="float">
            <text:p>4.08</text:p>
          </table:table-cell>
          <table:table-cell table:formula="of:=([.M115]-[.M114])/([.K115]-[.K114])" office:value-type="float" office:value="3.95381185397944" calcext:value-type="float">
            <text:p>3.95</text:p>
          </table:table-cell>
          <table:table-cell table:formula="of:=([.N115]-[.N114])/([.K115]-[.K114])" office:value-type="float" office:value="7.89696013509991" calcext:value-type="float">
            <text:p>7.90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5222493439" calcext:value-type="float">
            <text:p>0.0005222493</text:p>
          </table:table-cell>
          <table:table-cell office:value-type="float" office:value="0.0000924129349" calcext:value-type="float">
            <text:p>9.24129349E-005</text:p>
          </table:table-cell>
          <table:table-cell office:value-type="float" office:value="0.0000011511903" calcext:value-type="float">
            <text:p>1.1511903E-006</text:p>
          </table:table-cell>
          <table:table-cell office:value-type="float" office:value="12.262612482368" calcext:value-type="float">
            <text:p>12.2626124824</text:p>
          </table:table-cell>
          <table:table-cell office:value-type="float" office:value="12.2626136335583" calcext:value-type="float">
            <text:p>12.2626136336</text:p>
          </table:table-cell>
          <table:table-cell table:formula="of:=LOG([.E116];10)" office:value-type="float" office:value="-2.10720996964787" calcext:value-type="float">
            <text:p>-2.1072099696</text:p>
          </table:table-cell>
          <table:table-cell table:formula="of:=LOG([.F116];10)" office:value-type="float" office:value="-3.28212209694993" calcext:value-type="float">
            <text:p>-3.2821220969</text:p>
          </table:table-cell>
          <table:table-cell table:formula="of:=LOG([.G116];10)" office:value-type="float" office:value="-4.03426723697756" calcext:value-type="float">
            <text:p>-4.034267237</text:p>
          </table:table-cell>
          <table:table-cell table:formula="of:=LOG([.H116];10)" office:value-type="float" office:value="-5.93885287844795" calcext:value-type="float">
            <text:p>-5.9388528784</text:p>
          </table:table-cell>
          <table:table-cell table:formula="of:=([.L116]-[.L115])/([.K116]-[.K115])" office:value-type="float" office:value="4.0480466222251" calcext:value-type="float">
            <text:p>4.05</text:p>
          </table:table-cell>
          <table:table-cell table:formula="of:=([.M116]-[.M115])/([.K116]-[.K115])" office:value-type="float" office:value="3.96992079987494" calcext:value-type="float">
            <text:p>3.97</text:p>
          </table:table-cell>
          <table:table-cell table:formula="of:=([.N116]-[.N115])/([.K116]-[.K115])" office:value-type="float" office:value="8.59801598611667" calcext:value-type="float">
            <text:p>8.60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1020527213" calcext:value-type="float">
            <text:p>0.0001020527</text:p>
          </table:table-cell>
          <table:table-cell office:value-type="float" office:value="0.0000183701186" calcext:value-type="float">
            <text:p>1.83701186E-005</text:p>
          </table:table-cell>
          <table:table-cell office:value-type="float" office:value="0.0000000057798" calcext:value-type="float">
            <text:p>5.7798E-009</text:p>
          </table:table-cell>
          <table:table-cell office:value-type="float" office:value="12.2627364348223" calcext:value-type="float">
            <text:p>12.2627364348</text:p>
          </table:table-cell>
          <table:table-cell office:value-type="float" office:value="12.2627364406021" calcext:value-type="float">
            <text:p>12.2627364406</text:p>
          </table:table-cell>
          <table:table-cell table:formula="of:=LOG([.E117];10)" office:value-type="float" office:value="-2.28330122870633" calcext:value-type="float">
            <text:p>-2.2833012287</text:p>
          </table:table-cell>
          <table:table-cell table:formula="of:=LOG([.F117];10)" office:value-type="float" office:value="-3.99117541005799" calcext:value-type="float">
            <text:p>-3.9911754101</text:p>
          </table:table-cell>
          <table:table-cell table:formula="of:=LOG([.G117];10)" office:value-type="float" office:value="-4.73588803982052" calcext:value-type="float">
            <text:p>-4.7358880398</text:p>
          </table:table-cell>
          <table:table-cell table:formula="of:=LOG([.H117];10)" office:value-type="float" office:value="-8.23808718933019" calcext:value-type="float">
            <text:p>-8.2380871893</text:p>
          </table:table-cell>
          <table:table-cell table:formula="of:=([.L117]-[.L116])/([.K117]-[.K116])" office:value-type="float" office:value="4.02662413171038" calcext:value-type="float">
            <text:p>4.03</text:p>
          </table:table-cell>
          <table:table-cell table:formula="of:=([.M117]-[.M116])/([.K117]-[.K116])" office:value-type="float" office:value="3.98441584547946" calcext:value-type="float">
            <text:p>3.98</text:p>
          </table:table-cell>
          <table:table-cell table:formula="of:=([.N117]-[.N116])/([.K117]-[.K116])" office:value-type="float" office:value="13.0570609988024" calcext:value-type="float">
            <text:p>13.06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321673582" calcext:value-type="float">
            <text:p>3.21673582E-005</text:p>
          </table:table-cell>
          <table:table-cell office:value-type="float" office:value="0.0000058260713" calcext:value-type="float">
            <text:p>5.8260713E-006</text:p>
          </table:table-cell>
          <table:table-cell office:value-type="float" office:value="0.0000000074079" calcext:value-type="float">
            <text:p>7.4079E-009</text:p>
          </table:table-cell>
          <table:table-cell office:value-type="float" office:value="12.2627573355436" calcext:value-type="float">
            <text:p>12.2627573355</text:p>
          </table:table-cell>
          <table:table-cell office:value-type="float" office:value="12.2627573281357" calcext:value-type="float">
            <text:p>12.2627573281</text:p>
          </table:table-cell>
          <table:table-cell table:formula="of:=LOG([.E118];10)" office:value-type="float" office:value="-2.40823996531185" calcext:value-type="float">
            <text:p>-2.4082399653</text:p>
          </table:table-cell>
          <table:table-cell table:formula="of:=LOG([.F118];10)" office:value-type="float" office:value="-4.49258460481994" calcext:value-type="float">
            <text:p>-4.4925846048</text:p>
          </table:table-cell>
          <table:table-cell table:formula="of:=LOG([.G118];10)" office:value-type="float" office:value="-5.23462420473975" calcext:value-type="float">
            <text:p>-5.2346242047</text:p>
          </table:table-cell>
          <table:table-cell table:formula="of:=LOG([.H118];10)" office:value-type="float" office:value="-8.1303048888722" calcext:value-type="float">
            <text:p>-8.1303048889</text:p>
          </table:table-cell>
          <table:table-cell table:formula="of:=([.L118]-[.L117])/([.K118]-[.K117])" office:value-type="float" office:value="4.01324047597094" calcext:value-type="float">
            <text:p>4.01</text:p>
          </table:table-cell>
          <table:table-cell table:formula="of:=([.M118]-[.M117])/([.K118]-[.K117])" office:value-type="float" office:value="3.99184575152162" calcext:value-type="float">
            <text:p>3.99</text:p>
          </table:table-cell>
          <table:table-cell table:formula="of:=([.N118]-[.N117])/([.K118]-[.K117])" office:value-type="float" office:value="-0.862681209898135" calcext:value-type="float">
            <text:p>-0.86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60287699162" calcext:value-type="float">
            <text:p>0.0060287699</text:p>
          </table:table-cell>
          <table:table-cell office:value-type="float" office:value="0.0005748342097" calcext:value-type="float">
            <text:p>0.0005748342</text:p>
          </table:table-cell>
          <table:table-cell office:value-type="float" office:value="0.000005389756" calcext:value-type="float">
            <text:p>5.389756E-006</text:p>
          </table:table-cell>
          <table:table-cell office:value-type="float" office:value="12.2623015494371" calcext:value-type="float">
            <text:p>12.2623015494</text:p>
          </table:table-cell>
          <table:table-cell office:value-type="float" office:value="12.2623069391931" calcext:value-type="float">
            <text:p>12.2623069392</text:p>
          </table:table-cell>
          <table:table-cell table:formula="of:=LOG([.E120];10)" office:value-type="float" office:value="-1.68124123737628" calcext:value-type="float">
            <text:p>-1.6812412374</text:p>
          </table:table-cell>
          <table:table-cell table:formula="of:=LOG([.F120];10)" office:value-type="float" office:value="-2.21977129036445" calcext:value-type="float">
            <text:p>-2.2197712904</text:p>
          </table:table-cell>
          <table:table-cell table:formula="of:=LOG([.G120];10)" office:value-type="float" office:value="-3.2404573939097" calcext:value-type="float">
            <text:p>-3.2404573939</text:p>
          </table:table-cell>
          <table:table-cell table:formula="of:=LOG([.H120];10)" office:value-type="float" office:value="-5.26843089534242" calcext:value-type="float">
            <text:p>-5.2684308953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12281885021" calcext:value-type="float">
            <text:p>0.0012281885</text:p>
          </table:table-cell>
          <table:table-cell office:value-type="float" office:value="0.0000972487196" calcext:value-type="float">
            <text:p>9.72487196E-005</text:p>
          </table:table-cell>
          <table:table-cell office:value-type="float" office:value="0.0000680264792" calcext:value-type="float">
            <text:p>6.80264792E-005</text:p>
          </table:table-cell>
          <table:table-cell office:value-type="float" office:value="12.262675144732" calcext:value-type="float">
            <text:p>12.2626751447</text:p>
          </table:table-cell>
          <table:table-cell office:value-type="float" office:value="12.2626071182528" calcext:value-type="float">
            <text:p>12.2626071183</text:p>
          </table:table-cell>
          <table:table-cell table:formula="of:=LOG([.E121];10)" office:value-type="float" office:value="-1.79934054945402" calcext:value-type="float">
            <text:p>-1.7993405495</text:p>
          </table:table-cell>
          <table:table-cell table:formula="of:=LOG([.F121];10)" office:value-type="float" office:value="-2.91073497265805" calcext:value-type="float">
            <text:p>-2.9107349727</text:p>
          </table:table-cell>
          <table:table-cell table:formula="of:=LOG([.G121];10)" office:value-type="float" office:value="-4.01211610799007" calcext:value-type="float">
            <text:p>-4.012116108</text:p>
          </table:table-cell>
          <table:table-cell table:formula="of:=LOG([.H121];10)" office:value-type="float" office:value="-4.16732200594051" calcext:value-type="float">
            <text:p>-4.1673220059</text:p>
          </table:table-cell>
          <table:table-cell table:formula="of:=([.L121]-[.L120])/([.K121]-[.K120])" office:value-type="float" office:value="5.85070031431518" calcext:value-type="float">
            <text:p>5.85</text:p>
          </table:table-cell>
          <table:table-cell table:formula="of:=([.M121]-[.M120])/([.K121]-[.K120])" office:value-type="float" office:value="6.53398144751649" calcext:value-type="float">
            <text:p>6.53</text:p>
          </table:table-cell>
          <table:table-cell table:formula="of:=([.N121]-[.N120])/([.K121]-[.K120])" office:value-type="float" office:value="-9.32358427860403" calcext:value-type="float">
            <text:p>-9.32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3348208205" calcext:value-type="float">
            <text:p>0.0003348208</text:p>
          </table:table-cell>
          <table:table-cell office:value-type="float" office:value="0.0000066816721" calcext:value-type="float">
            <text:p>6.6816721E-006</text:p>
          </table:table-cell>
          <table:table-cell office:value-type="float" office:value="0.0000017615376" calcext:value-type="float">
            <text:p>1.7615376E-006</text:p>
          </table:table-cell>
          <table:table-cell office:value-type="float" office:value="12.2627596238924" calcext:value-type="float">
            <text:p>12.2627596239</text:p>
          </table:table-cell>
          <table:table-cell office:value-type="float" office:value="12.26276138543" calcext:value-type="float">
            <text:p>12.2627613854</text:p>
          </table:table-cell>
          <table:table-cell table:formula="of:=LOG([.E122];10)" office:value-type="float" office:value="-1.98227123303818" calcext:value-type="float">
            <text:p>-1.982271233</text:p>
          </table:table-cell>
          <table:table-cell table:formula="of:=LOG([.F122];10)" office:value-type="float" office:value="-3.47518754366828" calcext:value-type="float">
            <text:p>-3.4751875437</text:p>
          </table:table-cell>
          <table:table-cell table:formula="of:=LOG([.G122];10)" office:value-type="float" office:value="-5.17511484097786" calcext:value-type="float">
            <text:p>-5.175114841</text:p>
          </table:table-cell>
          <table:table-cell table:formula="of:=LOG([.H122];10)" office:value-type="float" office:value="-5.75410808237304" calcext:value-type="float">
            <text:p>-5.7541080824</text:p>
          </table:table-cell>
          <table:table-cell table:formula="of:=([.L122]-[.L121])/([.K122]-[.K121])" office:value-type="float" office:value="3.08560904027093" calcext:value-type="float">
            <text:p>3.09</text:p>
          </table:table-cell>
          <table:table-cell table:formula="of:=([.M122]-[.M121])/([.K122]-[.K121])" office:value-type="float" office:value="6.35759245087344" calcext:value-type="float">
            <text:p>6.36</text:p>
          </table:table-cell>
          <table:table-cell table:formula="of:=([.N122]-[.N121])/([.K122]-[.K121])" office:value-type="float" office:value="8.6742477825076" calcext:value-type="float">
            <text:p>8.67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072086991" calcext:value-type="float">
            <text:p>0.000072087</text:p>
          </table:table-cell>
          <table:table-cell office:value-type="float" office:value="0.0000009796823" calcext:value-type="float">
            <text:p>9.796823E-007</text:p>
          </table:table-cell>
          <table:table-cell office:value-type="float" office:value="0.000000508271" calcext:value-type="float">
            <text:p>5.08271E-007</text:p>
          </table:table-cell>
          <table:table-cell office:value-type="float" office:value="12.262765759521" calcext:value-type="float">
            <text:p>12.2627657595</text:p>
          </table:table-cell>
          <table:table-cell office:value-type="float" office:value="12.262766267792" calcext:value-type="float">
            <text:p>12.2627662678</text:p>
          </table:table-cell>
          <table:table-cell table:formula="of:=LOG([.E123];10)" office:value-type="float" office:value="-2.11058971029903" calcext:value-type="float">
            <text:p>-2.1105897103</text:p>
          </table:table-cell>
          <table:table-cell table:formula="of:=LOG([.F123];10)" office:value-type="float" office:value="-4.14214310208594" calcext:value-type="float">
            <text:p>-4.1421431021</text:p>
          </table:table-cell>
          <table:table-cell table:formula="of:=LOG([.G123];10)" office:value-type="float" office:value="-6.00891473831405" calcext:value-type="float">
            <text:p>-6.0089147383</text:p>
          </table:table-cell>
          <table:table-cell table:formula="of:=LOG([.H123];10)" office:value-type="float" office:value="-6.29390466877313" calcext:value-type="float">
            <text:p>-6.2939046688</text:p>
          </table:table-cell>
          <table:table-cell table:formula="of:=([.L123]-[.L122])/([.K123]-[.K122])" office:value-type="float" office:value="5.19765798858285" calcext:value-type="float">
            <text:p>5.20</text:p>
          </table:table-cell>
          <table:table-cell table:formula="of:=([.M123]-[.M122])/([.K123]-[.K122])" office:value-type="float" office:value="6.49789426382602" calcext:value-type="float">
            <text:p>6.50</text:p>
          </table:table-cell>
          <table:table-cell table:formula="of:=([.N123]-[.N122])/([.K123]-[.K122])" office:value-type="float" office:value="4.20669414041413" calcext:value-type="float">
            <text:p>4.21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46456457" calcext:value-type="float">
            <text:p>4.6456457E-006</text:p>
          </table:table-cell>
          <table:table-cell office:value-type="float" office:value="0.00000026221" calcext:value-type="float">
            <text:p>2.6221E-007</text:p>
          </table:table-cell>
          <table:table-cell office:value-type="float" office:value="0.0000000710248" calcext:value-type="float">
            <text:p>0.000000071</text:p>
          </table:table-cell>
          <table:table-cell office:value-type="float" office:value="12.2627669029915" calcext:value-type="float">
            <text:p>12.262766903</text:p>
          </table:table-cell>
          <table:table-cell office:value-type="float" office:value="12.2627668319667" calcext:value-type="float">
            <text:p>12.262766832</text:p>
          </table:table-cell>
          <table:table-cell table:formula="of:=LOG([.E124];10)" office:value-type="float" office:value="-2.28330122870633" calcext:value-type="float">
            <text:p>-2.2833012287</text:p>
          </table:table-cell>
          <table:table-cell table:formula="of:=LOG([.F124];10)" office:value-type="float" office:value="-5.33295391472568" calcext:value-type="float">
            <text:p>-5.3329539147</text:p>
          </table:table-cell>
          <table:table-cell table:formula="of:=LOG([.G124];10)" office:value-type="float" office:value="-6.5813507494804" calcext:value-type="float">
            <text:p>-6.5813507495</text:p>
          </table:table-cell>
          <table:table-cell table:formula="of:=LOG([.H124];10)" office:value-type="float" office:value="-7.14858998054088" calcext:value-type="float">
            <text:p>-7.1485899805</text:p>
          </table:table-cell>
          <table:table-cell table:formula="of:=([.L124]-[.L123])/([.K124]-[.K123])" office:value-type="float" office:value="6.89479673168934" calcext:value-type="float">
            <text:p>6.89</text:p>
          </table:table-cell>
          <table:table-cell table:formula="of:=([.M124]-[.M123])/([.K124]-[.K123])" office:value-type="float" office:value="3.3144055268879" calcext:value-type="float">
            <text:p>3.31</text:p>
          </table:table-cell>
          <table:table-cell table:formula="of:=([.N124]-[.N123])/([.K124]-[.K123])" office:value-type="float" office:value="4.94862948140021" calcext:value-type="float">
            <text:p>4.95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70192667" calcext:value-type="float">
            <text:p>7.0192667E-006</text:p>
          </table:table-cell>
          <table:table-cell office:value-type="float" office:value="0.0000000520189" calcext:value-type="float">
            <text:p>0.000000052</text:p>
          </table:table-cell>
          <table:table-cell office:value-type="float" office:value="0.0000000073741" calcext:value-type="float">
            <text:p>7.3741E-009</text:p>
          </table:table-cell>
          <table:table-cell office:value-type="float" office:value="12.2627669978953" calcext:value-type="float">
            <text:p>12.2627669979</text:p>
          </table:table-cell>
          <table:table-cell office:value-type="float" office:value="12.2627670052694" calcext:value-type="float">
            <text:p>12.2627670053</text:p>
          </table:table-cell>
          <table:table-cell table:formula="of:=LOG([.E125];10)" office:value-type="float" office:value="-2.40654018042853" calcext:value-type="float">
            <text:p>-2.4065401804</text:p>
          </table:table-cell>
          <table:table-cell table:formula="of:=LOG([.F125];10)" office:value-type="float" office:value="-5.15370825607221" calcext:value-type="float">
            <text:p>-5.1537082561</text:p>
          </table:table-cell>
          <table:table-cell table:formula="of:=LOG([.G125];10)" office:value-type="float" office:value="-7.2838388357038" calcext:value-type="float">
            <text:p>-7.2838388357</text:p>
          </table:table-cell>
          <table:table-cell table:formula="of:=LOG([.H125];10)" office:value-type="float" office:value="-8.13229097723252" calcext:value-type="float">
            <text:p>-8.1322909772</text:p>
          </table:table-cell>
          <table:table-cell table:formula="of:=([.L125]-[.L124])/([.K125]-[.K124])" office:value-type="float" office:value="-1.45445621005869" calcext:value-type="float">
            <text:p>-1.45</text:p>
          </table:table-cell>
          <table:table-cell table:formula="of:=([.M125]-[.M124])/([.K125]-[.K124])" office:value-type="float" office:value="5.70021147053353" calcext:value-type="float">
            <text:p>5.70</text:p>
          </table:table-cell>
          <table:table-cell table:formula="of:=([.N125]-[.N124])/([.K125]-[.K124])" office:value-type="float" office:value="7.98206235078238" calcext:value-type="float">
            <text:p>7.98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7913222869" calcext:value-type="float">
            <text:p>0.0007913223</text:p>
          </table:table-cell>
          <table:table-cell office:value-type="float" office:value="0.0000211802219" calcext:value-type="float">
            <text:p>2.11802219E-005</text:p>
          </table:table-cell>
          <table:table-cell office:value-type="float" office:value="0.0000478432025" calcext:value-type="float">
            <text:p>4.78432025E-005</text:p>
          </table:table-cell>
          <table:table-cell office:value-type="float" office:value="12.2627429845152" calcext:value-type="float">
            <text:p>12.2627429845</text:p>
          </table:table-cell>
          <table:table-cell office:value-type="float" office:value="12.2626951413128" calcext:value-type="float">
            <text:p>12.2626951413</text:p>
          </table:table-cell>
          <table:table-cell table:formula="of:=LOG([.E127];10)" office:value-type="float" office:value="-1.68124123737628" calcext:value-type="float">
            <text:p>-1.6812412374</text:p>
          </table:table-cell>
          <table:table-cell table:formula="of:=LOG([.F127];10)" office:value-type="float" office:value="-3.10164660257606" calcext:value-type="float">
            <text:p>-3.1016466026</text:p>
          </table:table-cell>
          <table:table-cell table:formula="of:=LOG([.G127];10)" office:value-type="float" office:value="-4.67406949420773" calcext:value-type="float">
            <text:p>-4.6740694942</text:p>
          </table:table-cell>
          <table:table-cell table:formula="of:=LOG([.H127];10)" office:value-type="float" office:value="-4.32017975749941" calcext:value-type="float">
            <text:p>-4.3201797575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01514359289" calcext:value-type="float">
            <text:p>0.0001514359</text:p>
          </table:table-cell>
          <table:table-cell office:value-type="float" office:value="0.0000021439916" calcext:value-type="float">
            <text:p>0.000002144</text:p>
          </table:table-cell>
          <table:table-cell office:value-type="float" office:value="0.0000021427542" calcext:value-type="float">
            <text:p>2.1427542E-006</text:p>
          </table:table-cell>
          <table:table-cell office:value-type="float" office:value="12.2627645129711" calcext:value-type="float">
            <text:p>12.262764513</text:p>
          </table:table-cell>
          <table:table-cell office:value-type="float" office:value="12.2627623702168" calcext:value-type="float">
            <text:p>12.2627623702</text:p>
          </table:table-cell>
          <table:table-cell table:formula="of:=LOG([.E128];10)" office:value-type="float" office:value="-1.80617997398389" calcext:value-type="float">
            <text:p>-1.806179974</text:p>
          </table:table-cell>
          <table:table-cell table:formula="of:=LOG([.F128];10)" office:value-type="float" office:value="-3.81977107416332" calcext:value-type="float">
            <text:p>-3.8197710742</text:p>
          </table:table-cell>
          <table:table-cell table:formula="of:=LOG([.G128];10)" office:value-type="float" office:value="-5.66877692050949" calcext:value-type="float">
            <text:p>-5.6687769205</text:p>
          </table:table-cell>
          <table:table-cell table:formula="of:=LOG([.H128];10)" office:value-type="float" office:value="-5.66902764496664" calcext:value-type="float">
            <text:p>-5.669027645</text:p>
          </table:table-cell>
          <table:table-cell table:formula="of:=([.L128]-[.L127])/([.K128]-[.K127])" office:value-type="float" office:value="5.74781281679416" calcext:value-type="float">
            <text:p>5.75</text:p>
          </table:table-cell>
          <table:table-cell table:formula="of:=([.M128]-[.M127])/([.K128]-[.K127])" office:value-type="float" office:value="7.96156142850908" calcext:value-type="float">
            <text:p>7.96</text:p>
          </table:table-cell>
          <table:table-cell table:formula="of:=([.N128]-[.N127])/([.K128]-[.K127])" office:value-type="float" office:value="10.7960743328433" calcext:value-type="float">
            <text:p>10.80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184321683" calcext:value-type="float">
            <text:p>1.84321683E-005</text:p>
          </table:table-cell>
          <table:table-cell office:value-type="float" office:value="0.000000984165" calcext:value-type="float">
            <text:p>9.84165E-007</text:p>
          </table:table-cell>
          <table:table-cell office:value-type="float" office:value="0.0000005301597" calcext:value-type="float">
            <text:p>5.301597E-007</text:p>
          </table:table-cell>
          <table:table-cell office:value-type="float" office:value="12.2627669186976" calcext:value-type="float">
            <text:p>12.2627669187</text:p>
          </table:table-cell>
          <table:table-cell office:value-type="float" office:value="12.2627663885379" calcext:value-type="float">
            <text:p>12.2627663885</text:p>
          </table:table-cell>
          <table:table-cell table:formula="of:=LOG([.E129];10)" office:value-type="float" office:value="-1.98227123303818" calcext:value-type="float">
            <text:p>-1.982271233</text:p>
          </table:table-cell>
          <table:table-cell table:formula="of:=LOG([.F129];10)" office:value-type="float" office:value="-4.73442357279314" calcext:value-type="float">
            <text:p>-4.7344235728</text:p>
          </table:table-cell>
          <table:table-cell table:formula="of:=LOG([.G129];10)" office:value-type="float" office:value="-6.0069320839038" calcext:value-type="float">
            <text:p>-6.0069320839</text:p>
          </table:table-cell>
          <table:table-cell table:formula="of:=LOG([.H129];10)" office:value-type="float" office:value="-6.2755932881699" calcext:value-type="float">
            <text:p>-6.2755932882</text:p>
          </table:table-cell>
          <table:table-cell table:formula="of:=([.L129]-[.L128])/([.K129]-[.K128])" office:value-type="float" office:value="5.19419591603819" calcext:value-type="float">
            <text:p>5.19</text:p>
          </table:table-cell>
          <table:table-cell table:formula="of:=([.M129]-[.M128])/([.K129]-[.K128])" office:value-type="float" office:value="1.92034042581324" calcext:value-type="float">
            <text:p>1.92</text:p>
          </table:table-cell>
          <table:table-cell table:formula="of:=([.N129]-[.N128])/([.K129]-[.K128])" office:value-type="float" office:value="3.44460961015815" calcext:value-type="float">
            <text:p>3.44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021832331" calcext:value-type="float">
            <text:p>2.1832331E-006</text:p>
          </table:table-cell>
          <table:table-cell office:value-type="float" office:value="0.0000003078564" calcext:value-type="float">
            <text:p>3.078564E-007</text:p>
          </table:table-cell>
          <table:table-cell office:value-type="float" office:value="0.000000222705" calcext:value-type="float">
            <text:p>2.22705E-007</text:p>
          </table:table-cell>
          <table:table-cell office:value-type="float" office:value="12.2627670089243" calcext:value-type="float">
            <text:p>12.2627670089</text:p>
          </table:table-cell>
          <table:table-cell office:value-type="float" office:value="12.2627667862193" calcext:value-type="float">
            <text:p>12.2627667862</text:p>
          </table:table-cell>
          <table:table-cell table:formula="of:=LOG([.E130];10)" office:value-type="float" office:value="-2.10720996964787" calcext:value-type="float">
            <text:p>-2.1072099696</text:p>
          </table:table-cell>
          <table:table-cell table:formula="of:=LOG([.F130];10)" office:value-type="float" office:value="-5.66089989294902" calcext:value-type="float">
            <text:p>-5.6608998929</text:p>
          </table:table-cell>
          <table:table-cell table:formula="of:=LOG([.G130];10)" office:value-type="float" office:value="-6.51165181346833" calcext:value-type="float">
            <text:p>-6.5116518135</text:p>
          </table:table-cell>
          <table:table-cell table:formula="of:=LOG([.H130];10)" office:value-type="float" office:value="-6.6522700324135" calcext:value-type="float">
            <text:p>-6.6522700324</text:p>
          </table:table-cell>
          <table:table-cell table:formula="of:=([.L130]-[.L129])/([.K130]-[.K129])" office:value-type="float" office:value="7.41544492362042" calcext:value-type="float">
            <text:p>7.42</text:p>
          </table:table-cell>
          <table:table-cell table:formula="of:=([.M130]-[.M129])/([.K130]-[.K129])" office:value-type="float" office:value="4.039737740756" calcext:value-type="float">
            <text:p>4.04</text:p>
          </table:table-cell>
          <table:table-cell table:formula="of:=([.N130]-[.N129])/([.K130]-[.K129])" office:value-type="float" office:value="3.01489157378259" calcext:value-type="float">
            <text:p>3.01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5460249" calcext:value-type="float">
            <text:p>0.000000546</text:p>
          </table:table-cell>
          <table:table-cell office:value-type="float" office:value="0.0000000684541" calcext:value-type="float">
            <text:p>6.84541E-008</text:p>
          </table:table-cell>
          <table:table-cell office:value-type="float" office:value="0.0000000275385" calcext:value-type="float">
            <text:p>2.75385E-008</text:p>
          </table:table-cell>
          <table:table-cell office:value-type="float" office:value="12.2627670186632" calcext:value-type="float">
            <text:p>12.2627670187</text:p>
          </table:table-cell>
          <table:table-cell office:value-type="float" office:value="12.2627669911247" calcext:value-type="float">
            <text:p>12.2627669911</text:p>
          </table:table-cell>
          <table:table-cell table:formula="of:=LOG([.E131];10)" office:value-type="float" office:value="-2.28330122870633" calcext:value-type="float">
            <text:p>-2.2833012287</text:p>
          </table:table-cell>
          <table:table-cell table:formula="of:=LOG([.F131];10)" office:value-type="float" office:value="-6.2627875520095" calcext:value-type="float">
            <text:p>-6.262787552</text:p>
          </table:table-cell>
          <table:table-cell table:formula="of:=LOG([.G131];10)" office:value-type="float" office:value="-7.16460053505299" calcext:value-type="float">
            <text:p>-7.1646005351</text:p>
          </table:table-cell>
          <table:table-cell table:formula="of:=LOG([.H131];10)" office:value-type="float" office:value="-7.56005971910685" calcext:value-type="float">
            <text:p>-7.5600597191</text:p>
          </table:table-cell>
          <table:table-cell table:formula="of:=([.L131]-[.L130])/([.K131]-[.K130])" office:value-type="float" office:value="3.41804392948695" calcext:value-type="float">
            <text:p>3.42</text:p>
          </table:table-cell>
          <table:table-cell table:formula="of:=([.M131]-[.M130])/([.K131]-[.K130])" office:value-type="float" office:value="3.70801324878871" calcext:value-type="float">
            <text:p>3.71</text:p>
          </table:table-cell>
          <table:table-cell table:formula="of:=([.N131]-[.N130])/([.K131]-[.K130])" office:value-type="float" office:value="5.15522287447538" calcext:value-type="float">
            <text:p>5.16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0164512" calcext:value-type="float">
            <text:p>1.64512E-007</text:p>
          </table:table-cell>
          <table:table-cell office:value-type="float" office:value="0.0000000213554" calcext:value-type="float">
            <text:p>2.13554E-008</text:p>
          </table:table-cell>
          <table:table-cell office:value-type="float" office:value="0.0000000065279" calcext:value-type="float">
            <text:p>6.5279E-009</text:p>
          </table:table-cell>
          <table:table-cell office:value-type="float" office:value="12.2627670190205" calcext:value-type="float">
            <text:p>12.262767019</text:p>
          </table:table-cell>
          <table:table-cell office:value-type="float" office:value="12.2627670124926" calcext:value-type="float">
            <text:p>12.2627670125</text:p>
          </table:table-cell>
          <table:table-cell table:formula="of:=LOG([.E132];10)" office:value-type="float" office:value="-2.40823996531185" calcext:value-type="float">
            <text:p>-2.4082399653</text:p>
          </table:table-cell>
          <table:table-cell table:formula="of:=LOG([.F132];10)" office:value-type="float" office:value="-6.78380241781306" calcext:value-type="float">
            <text:p>-6.7838024178</text:p>
          </table:table-cell>
          <table:table-cell table:formula="of:=LOG([.G132];10)" office:value-type="float" office:value="-7.67049228955367" calcext:value-type="float">
            <text:p>-7.6704922896</text:p>
          </table:table-cell>
          <table:table-cell table:formula="of:=LOG([.H132];10)" office:value-type="float" office:value="-8.18522650710052" calcext:value-type="float">
            <text:p>-8.1852265071</text:p>
          </table:table-cell>
          <table:table-cell table:formula="of:=([.L132]-[.L131])/([.K132]-[.K131])" office:value-type="float" office:value="4.17016275303474" calcext:value-type="float">
            <text:p>4.17</text:p>
          </table:table-cell>
          <table:table-cell table:formula="of:=([.M132]-[.M131])/([.K132]-[.K131])" office:value-type="float" office:value="4.04911853797575" calcext:value-type="float">
            <text:p>4.05</text:p>
          </table:table-cell>
          <table:table-cell table:formula="of:=([.N132]-[.N131])/([.K132]-[.K131])" office:value-type="float" office:value="5.00378669561522" calcext:value-type="float">
            <text:p>5.00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0411034789" calcext:value-type="float">
            <text:p>0.0004110348</text:p>
          </table:table-cell>
          <table:table-cell office:value-type="float" office:value="0.0000199617489" calcext:value-type="float">
            <text:p>1.99617489E-005</text:p>
          </table:table-cell>
          <table:table-cell office:value-type="float" office:value="0.0000471236476" calcext:value-type="float">
            <text:p>4.71236476E-005</text:p>
          </table:table-cell>
          <table:table-cell office:value-type="float" office:value="12.2627635468934" calcext:value-type="float">
            <text:p>12.2627635469</text:p>
          </table:table-cell>
          <table:table-cell office:value-type="float" office:value="12.2627164232459" calcext:value-type="float">
            <text:p>12.2627164232</text:p>
          </table:table-cell>
          <table:table-cell table:formula="of:=LOG([.E134];10)" office:value-type="float" office:value="-1.65321251377578" calcext:value-type="float">
            <text:p>-1.6532125138</text:p>
          </table:table-cell>
          <table:table-cell table:formula="of:=LOG([.F134];10)" office:value-type="float" office:value="-3.38612141892361" calcext:value-type="float">
            <text:p>-3.3861214189</text:p>
          </table:table-cell>
          <table:table-cell table:formula="of:=LOG([.G134];10)" office:value-type="float" office:value="-4.69980141172871" calcext:value-type="float">
            <text:p>-4.6998014117</text:p>
          </table:table-cell>
          <table:table-cell table:formula="of:=LOG([.H134];10)" office:value-type="float" office:value="-4.32676110041024" calcext:value-type="float">
            <text:p>-4.3267611004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093177715" calcext:value-type="float">
            <text:p>9.3177715E-005</text:p>
          </table:table-cell>
          <table:table-cell office:value-type="float" office:value="0.000005325508" calcext:value-type="float">
            <text:p>5.325508E-006</text:p>
          </table:table-cell>
          <table:table-cell office:value-type="float" office:value="0.0000068015062" calcext:value-type="float">
            <text:p>6.8015062E-006</text:p>
          </table:table-cell>
          <table:table-cell office:value-type="float" office:value="12.2627668251214" calcext:value-type="float">
            <text:p>12.2627668251</text:p>
          </table:table-cell>
          <table:table-cell office:value-type="float" office:value="12.2627600236153" calcext:value-type="float">
            <text:p>12.2627600236</text:p>
          </table:table-cell>
          <table:table-cell table:formula="of:=LOG([.E135];10)" office:value-type="float" office:value="-1.77815125038277" calcext:value-type="float">
            <text:p>-1.7781512504</text:p>
          </table:table-cell>
          <table:table-cell table:formula="of:=LOG([.F135];10)" office:value-type="float" office:value="-4.03068794397429" calcext:value-type="float">
            <text:p>-4.030687944</text:p>
          </table:table-cell>
          <table:table-cell table:formula="of:=LOG([.G135];10)" office:value-type="float" office:value="-5.27363895857957" calcext:value-type="float">
            <text:p>-5.2736389586</text:p>
          </table:table-cell>
          <table:table-cell table:formula="of:=LOG([.H135];10)" office:value-type="float" office:value="-5.16739490171818" calcext:value-type="float">
            <text:p>-5.1673949017</text:p>
          </table:table-cell>
          <table:table-cell table:formula="of:=([.L135]-[.L134])/([.K135]-[.K134])" office:value-type="float" office:value="5.15906069290745" calcext:value-type="float">
            <text:p>5.16</text:p>
          </table:table-cell>
          <table:table-cell table:formula="of:=([.M135]-[.M134])/([.K135]-[.K134])" office:value-type="float" office:value="4.59295141310655" calcext:value-type="float">
            <text:p>4.59</text:p>
          </table:table-cell>
          <table:table-cell table:formula="of:=([.N135]-[.N134])/([.K135]-[.K134])" office:value-type="float" office:value="6.72836803170348" calcext:value-type="float">
            <text:p>6.73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057885" calcext:value-type="float">
            <text:p>5.4057885E-006</text:p>
          </table:table-cell>
          <table:table-cell office:value-type="float" office:value="0.0000007742286" calcext:value-type="float">
            <text:p>7.742286E-007</text:p>
          </table:table-cell>
          <table:table-cell office:value-type="float" office:value="0.0000007913793" calcext:value-type="float">
            <text:p>7.913793E-007</text:p>
          </table:table-cell>
          <table:table-cell office:value-type="float" office:value="12.2627670178802" calcext:value-type="float">
            <text:p>12.2627670179</text:p>
          </table:table-cell>
          <table:table-cell office:value-type="float" office:value="12.262766226501" calcext:value-type="float">
            <text:p>12.2627662265</text:p>
          </table:table-cell>
          <table:table-cell table:formula="of:=LOG([.E136];10)" office:value-type="float" office:value="-2" calcext:value-type="float">
            <text:p>-2</text:p>
          </table:table-cell>
          <table:table-cell table:formula="of:=LOG([.F136];10)" office:value-type="float" office:value="-5.267140949958" calcext:value-type="float">
            <text:p>-5.26714095</text:p>
          </table:table-cell>
          <table:table-cell table:formula="of:=LOG([.G136];10)" office:value-type="float" office:value="-6.1111307898851" calcext:value-type="float">
            <text:p>-6.1111307899</text:p>
          </table:table-cell>
          <table:table-cell table:formula="of:=LOG([.H136];10)" office:value-type="float" office:value="-6.10161531370273" calcext:value-type="float">
            <text:p>-6.1016153137</text:p>
          </table:table-cell>
          <table:table-cell table:formula="of:=([.L136]-[.L135])/([.K136]-[.K135])" office:value-type="float" office:value="5.57340534087788" calcext:value-type="float">
            <text:p>5.57</text:p>
          </table:table-cell>
          <table:table-cell table:formula="of:=([.M136]-[.M135])/([.K136]-[.K135])" office:value-type="float" office:value="3.77505770373072" calcext:value-type="float">
            <text:p>3.78</text:p>
          </table:table-cell>
          <table:table-cell table:formula="of:=([.N136]-[.N135])/([.K136]-[.K135])" office:value-type="float" office:value="4.21106908917197" calcext:value-type="float">
            <text:p>4.21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18562338" calcext:value-type="float">
            <text:p>1.8562338E-006</text:p>
          </table:table-cell>
          <table:table-cell office:value-type="float" office:value="0.000000312923" calcext:value-type="float">
            <text:p>3.12923E-007</text:p>
          </table:table-cell>
          <table:table-cell office:value-type="float" office:value="0.0000001517872" calcext:value-type="float">
            <text:p>1.517872E-007</text:p>
          </table:table-cell>
          <table:table-cell office:value-type="float" office:value="12.262767018931" calcext:value-type="float">
            <text:p>12.2627670189</text:p>
          </table:table-cell>
          <table:table-cell office:value-type="float" office:value="12.2627668671438" calcext:value-type="float">
            <text:p>12.2627668671</text:p>
          </table:table-cell>
          <table:table-cell table:formula="of:=LOG([.E137];10)" office:value-type="float" office:value="-2.09691001300806" calcext:value-type="float">
            <text:p>-2.096910013</text:p>
          </table:table-cell>
          <table:table-cell table:formula="of:=LOG([.F137];10)" office:value-type="float" office:value="-5.73136732356164" calcext:value-type="float">
            <text:p>-5.7313673236</text:p>
          </table:table-cell>
          <table:table-cell table:formula="of:=LOG([.G137];10)" office:value-type="float" office:value="-6.50456251481486" calcext:value-type="float">
            <text:p>-6.5045625148</text:p>
          </table:table-cell>
          <table:table-cell table:formula="of:=LOG([.H137];10)" office:value-type="float" office:value="-6.81876485033614" calcext:value-type="float">
            <text:p>-6.8187648503</text:p>
          </table:table-cell>
          <table:table-cell table:formula="of:=([.L137]-[.L136])/([.K137]-[.K136])" office:value-type="float" office:value="4.79028285307361" calcext:value-type="float">
            <text:p>4.79</text:p>
          </table:table-cell>
          <table:table-cell table:formula="of:=([.M137]-[.M136])/([.K137]-[.K136])" office:value-type="float" office:value="4.05976341058852" calcext:value-type="float">
            <text:p>4.06</text:p>
          </table:table-cell>
          <table:table-cell table:formula="of:=([.N137]-[.N136])/([.K137]-[.K136])" office:value-type="float" office:value="7.40015932691896" calcext:value-type="float">
            <text:p>7.40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3056805" calcext:value-type="float">
            <text:p>3.056805E-007</text:p>
          </table:table-cell>
          <table:table-cell office:value-type="float" office:value="0.0000000545098" calcext:value-type="float">
            <text:p>5.45098E-008</text:p>
          </table:table-cell>
          <table:table-cell office:value-type="float" office:value="0.0000000214322" calcext:value-type="float">
            <text:p>2.14322E-008</text:p>
          </table:table-cell>
          <table:table-cell office:value-type="float" office:value="12.262767019054" calcext:value-type="float">
            <text:p>12.2627670191</text:p>
          </table:table-cell>
          <table:table-cell office:value-type="float" office:value="12.2627669976219" calcext:value-type="float">
            <text:p>12.2627669976</text:p>
          </table:table-cell>
          <table:table-cell table:formula="of:=LOG([.E138];10)" office:value-type="float" office:value="-2.29003461136295" calcext:value-type="float">
            <text:p>-2.2900346114</text:p>
          </table:table-cell>
          <table:table-cell table:formula="of:=LOG([.F138];10)" office:value-type="float" office:value="-6.51473226494585" calcext:value-type="float">
            <text:p>-6.5147322649</text:p>
          </table:table-cell>
          <table:table-cell table:formula="of:=LOG([.G138];10)" office:value-type="float" office:value="-7.26352541142407" calcext:value-type="float">
            <text:p>-7.2635254114</text:p>
          </table:table-cell>
          <table:table-cell table:formula="of:=LOG([.H138];10)" office:value-type="float" office:value="-7.66893324665204" calcext:value-type="float">
            <text:p>-7.6689332467</text:p>
          </table:table-cell>
          <table:table-cell table:formula="of:=([.L138]-[.L137])/([.K138]-[.K137])" office:value-type="float" office:value="4.05626703204661" calcext:value-type="float">
            <text:p>4.06</text:p>
          </table:table-cell>
          <table:table-cell table:formula="of:=([.M138]-[.M137])/([.K138]-[.K137])" office:value-type="float" office:value="3.92991313936349" calcext:value-type="float">
            <text:p>3.93</text:p>
          </table:table-cell>
          <table:table-cell table:formula="of:=([.N138]-[.N137])/([.K138]-[.K137])" office:value-type="float" office:value="4.40217560868961" calcext:value-type="float">
            <text:p>4.40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1062657" calcext:value-type="float">
            <text:p>1.062657E-007</text:p>
          </table:table-cell>
          <table:table-cell office:value-type="float" office:value="0.000000019249" calcext:value-type="float">
            <text:p>1.9249E-008</text:p>
          </table:table-cell>
          <table:table-cell office:value-type="float" office:value="0.0000000055804" calcext:value-type="float">
            <text:p>5.5804E-009</text:p>
          </table:table-cell>
          <table:table-cell office:value-type="float" office:value="12.2627670190568" calcext:value-type="float">
            <text:p>12.2627670191</text:p>
          </table:table-cell>
          <table:table-cell office:value-type="float" office:value="12.2627670134764" calcext:value-type="float">
            <text:p>12.2627670135</text:p>
          </table:table-cell>
          <table:table-cell table:formula="of:=LOG([.E139];10)" office:value-type="float" office:value="-2.40654018042853" calcext:value-type="float">
            <text:p>-2.4065401804</text:p>
          </table:table-cell>
          <table:table-cell table:formula="of:=LOG([.F139];10)" office:value-type="float" office:value="-6.97360689262208" calcext:value-type="float">
            <text:p>-6.9736068926</text:p>
          </table:table-cell>
          <table:table-cell table:formula="of:=LOG([.G139];10)" office:value-type="float" office:value="-7.7155918274938" calcext:value-type="float">
            <text:p>-7.7155918275</text:p>
          </table:table-cell>
          <table:table-cell table:formula="of:=LOG([.H139];10)" office:value-type="float" office:value="-8.25333466995729" calcext:value-type="float">
            <text:p>-8.25333467</text:p>
          </table:table-cell>
          <table:table-cell table:formula="of:=([.L139]-[.L138])/([.K139]-[.K138])" office:value-type="float" office:value="3.93864972598829" calcext:value-type="float">
            <text:p>3.94</text:p>
          </table:table-cell>
          <table:table-cell table:formula="of:=([.M139]-[.M138])/([.K139]-[.K138])" office:value-type="float" office:value="3.88021293484513" calcext:value-type="float">
            <text:p>3.88</text:p>
          </table:table-cell>
          <table:table-cell table:formula="of:=([.N139]-[.N138])/([.K139]-[.K138])" office:value-type="float" office:value="5.0160814456546" calcext:value-type="float">
            <text:p>5.02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0772132008" calcext:value-type="float">
            <text:p>7.72132008E-005</text:p>
          </table:table-cell>
          <table:table-cell office:value-type="float" office:value="0.0000109723695" calcext:value-type="float">
            <text:p>1.09723695E-005</text:p>
          </table:table-cell>
          <table:table-cell office:value-type="float" office:value="0.000022958849" calcext:value-type="float">
            <text:p>2.2958849E-005</text:p>
          </table:table-cell>
          <table:table-cell office:value-type="float" office:value="12.2627669330178" calcext:value-type="float">
            <text:p>12.262766933</text:p>
          </table:table-cell>
          <table:table-cell office:value-type="float" office:value="12.2627439741688" calcext:value-type="float">
            <text:p>12.2627439742</text:p>
          </table:table-cell>
          <table:table-cell table:formula="of:=LOG([.E141];10)" office:value-type="float" office:value="-1.68124123737628" calcext:value-type="float">
            <text:p>-1.6812412374</text:p>
          </table:table-cell>
          <table:table-cell table:formula="of:=LOG([.F141];10)" office:value-type="float" office:value="-4.11230844390658" calcext:value-type="float">
            <text:p>-4.1123084439</text:p>
          </table:table-cell>
          <table:table-cell table:formula="of:=LOG([.G141];10)" office:value-type="float" office:value="-4.95969957573858" calcext:value-type="float">
            <text:p>-4.9596995757</text:p>
          </table:table-cell>
          <table:table-cell table:formula="of:=LOG([.H141];10)" office:value-type="float" office:value="-4.63904988828968" calcext:value-type="float">
            <text:p>-4.6390498883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225333182" calcext:value-type="float">
            <text:p>2.25333182E-005</text:p>
          </table:table-cell>
          <table:table-cell office:value-type="float" office:value="0.0000035470999" calcext:value-type="float">
            <text:p>3.5470999E-006</text:p>
          </table:table-cell>
          <table:table-cell office:value-type="float" office:value="0.000004406517" calcext:value-type="float">
            <text:p>4.406517E-006</text:p>
          </table:table-cell>
          <table:table-cell office:value-type="float" office:value="12.2627670168172" calcext:value-type="float">
            <text:p>12.2627670168</text:p>
          </table:table-cell>
          <table:table-cell office:value-type="float" office:value="12.2627626103001" calcext:value-type="float">
            <text:p>12.2627626103</text:p>
          </table:table-cell>
          <table:table-cell table:formula="of:=LOG([.E142];10)" office:value-type="float" office:value="-1.8195439355423" calcext:value-type="float">
            <text:p>-1.8195439355</text:p>
          </table:table-cell>
          <table:table-cell table:formula="of:=LOG([.F142];10)" office:value-type="float" office:value="-4.64717485044927" calcext:value-type="float">
            <text:p>-4.6471748504</text:p>
          </table:table-cell>
          <table:table-cell table:formula="of:=LOG([.G142];10)" office:value-type="float" office:value="-5.45012657994988" calcext:value-type="float">
            <text:p>-5.4501265799</text:p>
          </table:table-cell>
          <table:table-cell table:formula="of:=LOG([.H142];10)" office:value-type="float" office:value="-5.35590455006428" calcext:value-type="float">
            <text:p>-5.3559045501</text:p>
          </table:table-cell>
          <table:table-cell table:formula="of:=([.L142]-[.L141])/([.K142]-[.K141])" office:value-type="float" office:value="3.8673606056523" calcext:value-type="float">
            <text:p>3.87</text:p>
          </table:table-cell>
          <table:table-cell table:formula="of:=([.M142]-[.M141])/([.K142]-[.K141])" office:value-type="float" office:value="3.54604075491422" calcext:value-type="float">
            <text:p>3.55</text:p>
          </table:table-cell>
          <table:table-cell table:formula="of:=([.N142]-[.N141])/([.K142]-[.K141])" office:value-type="float" office:value="5.18322976543869" calcext:value-type="float">
            <text:p>5.18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46820069" calcext:value-type="float">
            <text:p>0.000004682</text:p>
          </table:table-cell>
          <table:table-cell office:value-type="float" office:value="0.0000008071991" calcext:value-type="float">
            <text:p>8.071991E-007</text:p>
          </table:table-cell>
          <table:table-cell office:value-type="float" office:value="0.0000006594129" calcext:value-type="float">
            <text:p>6.594129E-007</text:p>
          </table:table-cell>
          <table:table-cell office:value-type="float" office:value="12.2627670190384" calcext:value-type="float">
            <text:p>12.262767019</text:p>
          </table:table-cell>
          <table:table-cell office:value-type="float" office:value="12.2627663596255" calcext:value-type="float">
            <text:p>12.2627663596</text:p>
          </table:table-cell>
          <table:table-cell table:formula="of:=LOG([.E143];10)" office:value-type="float" office:value="-1.98227123303818" calcext:value-type="float">
            <text:p>-1.982271233</text:p>
          </table:table-cell>
          <table:table-cell table:formula="of:=LOG([.F143];10)" office:value-type="float" office:value="-5.32956795060742" calcext:value-type="float">
            <text:p>-5.3295679506</text:p>
          </table:table-cell>
          <table:table-cell table:formula="of:=LOG([.G143];10)" office:value-type="float" office:value="-6.0930193309947" calcext:value-type="float">
            <text:p>-6.093019331</text:p>
          </table:table-cell>
          <table:table-cell table:formula="of:=LOG([.H143];10)" office:value-type="float" office:value="-6.18084256106909" calcext:value-type="float">
            <text:p>-6.1808425611</text:p>
          </table:table-cell>
          <table:table-cell table:formula="of:=([.L143]-[.L142])/([.K143]-[.K142])" office:value-type="float" office:value="4.19347651352374" calcext:value-type="float">
            <text:p>4.19</text:p>
          </table:table-cell>
          <table:table-cell table:formula="of:=([.M143]-[.M142])/([.K143]-[.K142])" office:value-type="float" office:value="3.95073697491416" calcext:value-type="float">
            <text:p>3.95</text:p>
          </table:table-cell>
          <table:table-cell table:formula="of:=([.N143]-[.N142])/([.K143]-[.K142])" office:value-type="float" office:value="5.06945069265785" calcext:value-type="float">
            <text:p>5.07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15709625" calcext:value-type="float">
            <text:p>0.000001571</text:p>
          </table:table-cell>
          <table:table-cell office:value-type="float" office:value="0.0000002766801" calcext:value-type="float">
            <text:p>2.766801E-007</text:p>
          </table:table-cell>
          <table:table-cell office:value-type="float" office:value="0.0000001620946" calcext:value-type="float">
            <text:p>1.620946E-007</text:p>
          </table:table-cell>
          <table:table-cell office:value-type="float" office:value="12.2627670190641" calcext:value-type="float">
            <text:p>12.2627670191</text:p>
          </table:table-cell>
          <table:table-cell office:value-type="float" office:value="12.2627668569695" calcext:value-type="float">
            <text:p>12.262766857</text:p>
          </table:table-cell>
          <table:table-cell table:formula="of:=LOG([.E144];10)" office:value-type="float" office:value="-2.100370545118" calcext:value-type="float">
            <text:p>-2.1003705451</text:p>
          </table:table-cell>
          <table:table-cell table:formula="of:=LOG([.F144];10)" office:value-type="float" office:value="-5.80383418175662" calcext:value-type="float">
            <text:p>-5.8038341818</text:p>
          </table:table-cell>
          <table:table-cell table:formula="of:=LOG([.G144];10)" office:value-type="float" office:value="-6.55802207602704" calcext:value-type="float">
            <text:p>-6.558022076</text:p>
          </table:table-cell>
          <table:table-cell table:formula="of:=LOG([.H144];10)" office:value-type="float" office:value="-6.79023145294461" calcext:value-type="float">
            <text:p>-6.7902314529</text:p>
          </table:table-cell>
          <table:table-cell table:formula="of:=([.L144]-[.L143])/([.K144]-[.K143])" office:value-type="float" office:value="4.01582551834567" calcext:value-type="float">
            <text:p>4.02</text:p>
          </table:table-cell>
          <table:table-cell table:formula="of:=([.M144]-[.M143])/([.K144]-[.K143])" office:value-type="float" office:value="3.93738741439973" calcext:value-type="float">
            <text:p>3.94</text:p>
          </table:table-cell>
          <table:table-cell table:formula="of:=([.N144]-[.N143])/([.K144]-[.K143])" office:value-type="float" office:value="5.15996986894943" calcext:value-type="float">
            <text:p>5.16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2987751" calcext:value-type="float">
            <text:p>2.987751E-007</text:p>
          </table:table-cell>
          <table:table-cell office:value-type="float" office:value="0.0000000537666" calcext:value-type="float">
            <text:p>5.37666E-008</text:p>
          </table:table-cell>
          <table:table-cell office:value-type="float" office:value="0.0000000209965" calcext:value-type="float">
            <text:p>0.000000021</text:p>
          </table:table-cell>
          <table:table-cell office:value-type="float" office:value="12.2627670190656" calcext:value-type="float">
            <text:p>12.2627670191</text:p>
          </table:table-cell>
          <table:table-cell office:value-type="float" office:value="12.2627669980692" calcext:value-type="float">
            <text:p>12.2627669981</text:p>
          </table:table-cell>
          <table:table-cell table:formula="of:=LOG([.E145];10)" office:value-type="float" office:value="-2.28330122870633" calcext:value-type="float">
            <text:p>-2.2833012287</text:p>
          </table:table-cell>
          <table:table-cell table:formula="of:=LOG([.F145];10)" office:value-type="float" office:value="-6.52465559957151" calcext:value-type="float">
            <text:p>-6.5246555996</text:p>
          </table:table-cell>
          <table:table-cell table:formula="of:=LOG([.G145];10)" office:value-type="float" office:value="-7.26948742582388" calcext:value-type="float">
            <text:p>-7.2694874258</text:p>
          </table:table-cell>
          <table:table-cell table:formula="of:=LOG([.H145];10)" office:value-type="float" office:value="-7.67785309371227" calcext:value-type="float">
            <text:p>-7.6778530937</text:p>
          </table:table-cell>
          <table:table-cell table:formula="of:=([.L145]-[.L144])/([.K145]-[.K144])" office:value-type="float" office:value="3.94040739188967" calcext:value-type="float">
            <text:p>3.94</text:p>
          </table:table-cell>
          <table:table-cell table:formula="of:=([.M145]-[.M144])/([.K145]-[.K144])" office:value-type="float" office:value="3.88926196437295" calcext:value-type="float">
            <text:p>3.89</text:p>
          </table:table-cell>
          <table:table-cell table:formula="of:=([.N145]-[.N144])/([.K145]-[.K144])" office:value-type="float" office:value="4.85222939835051" calcext:value-type="float">
            <text:p>4.85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92847" calcext:value-type="float">
            <text:p>9.2847E-008</text:p>
          </table:table-cell>
          <table:table-cell office:value-type="float" office:value="0.000000016816" calcext:value-type="float">
            <text:p>1.6816E-008</text:p>
          </table:table-cell>
          <table:table-cell office:value-type="float" office:value="0.0000000048595" calcext:value-type="float">
            <text:p>4.8595E-009</text:p>
          </table:table-cell>
          <table:table-cell office:value-type="float" office:value="12.2627670190657" calcext:value-type="float">
            <text:p>12.2627670191</text:p>
          </table:table-cell>
          <table:table-cell office:value-type="float" office:value="12.2627670142062" calcext:value-type="float">
            <text:p>12.2627670142</text:p>
          </table:table-cell>
          <table:table-cell table:formula="of:=LOG([.E146];10)" office:value-type="float" office:value="-2.41161970596861" calcext:value-type="float">
            <text:p>-2.411619706</text:p>
          </table:table-cell>
          <table:table-cell table:formula="of:=LOG([.F146];10)" office:value-type="float" office:value="-7.03223212428278" calcext:value-type="float">
            <text:p>-7.0322321243</text:p>
          </table:table-cell>
          <table:table-cell table:formula="of:=LOG([.G146];10)" office:value-type="float" office:value="-7.77427730131583" calcext:value-type="float">
            <text:p>-7.7742773013</text:p>
          </table:table-cell>
          <table:table-cell table:formula="of:=LOG([.H146];10)" office:value-type="float" office:value="-8.3134084135385" calcext:value-type="float">
            <text:p>-8.3134084135</text:p>
          </table:table-cell>
          <table:table-cell table:formula="of:=([.L146]-[.L145])/([.K146]-[.K145])" office:value-type="float" office:value="3.95559965751284" calcext:value-type="float">
            <text:p>3.96</text:p>
          </table:table-cell>
          <table:table-cell table:formula="of:=([.M146]-[.M145])/([.K146]-[.K145])" office:value-type="float" office:value="3.93388299379633" calcext:value-type="float">
            <text:p>3.93</text:p>
          </table:table-cell>
          <table:table-cell table:formula="of:=([.N146]-[.N145])/([.K146]-[.K145])" office:value-type="float" office:value="4.95295247719575" calcext:value-type="float">
            <text:p>4.95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4T15:38:21.284188478</dc:date>
    <meta:generator>LibreOffice/4.2.8.2$Linux_X86_64 LibreOffice_project/420m0$Build-2</meta:generator>
    <meta:editing-duration>PT33M10S</meta:editing-duration>
    <meta:editing-cycles>8</meta:editing-cycles>
    <meta:document-statistic meta:table-count="1" meta:cell-count="2001" meta:object-count="0"/>
  </office:meta>
</office:document-meta>
</file>